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76pt"/>
    </style:style>
    <style:style style:name="co2" style:family="table-column">
      <style:table-column-properties fo:break-before="auto" style:column-width="107.86pt"/>
    </style:style>
    <style:style style:name="co3" style:family="table-column">
      <style:table-column-properties fo:break-before="auto" style:column-width="104.91pt"/>
    </style:style>
    <style:style style:name="co4" style:family="table-column">
      <style:table-column-properties fo:break-before="auto" style:column-width="39.94pt"/>
    </style:style>
    <style:style style:name="co5" style:family="table-column">
      <style:table-column-properties fo:break-before="auto" style:column-width="88.44pt"/>
    </style:style>
    <style:style style:name="co6" style:family="table-column">
      <style:table-column-properties fo:break-before="auto" style:column-width="77.24pt"/>
    </style:style>
    <style:style style:name="co7" style:family="table-column">
      <style:table-column-properties fo:break-before="auto" style:column-width="47.4pt"/>
    </style:style>
    <style:style style:name="co8" style:family="table-column">
      <style:table-column-properties fo:break-before="auto" style:column-width="63.1pt"/>
    </style:style>
    <style:style style:name="co9" style:family="table-column">
      <style:table-column-properties fo:break-before="auto" style:column-width="76.51pt"/>
    </style:style>
    <style:style style:name="co10" style:family="table-column">
      <style:table-column-properties fo:break-before="auto" style:column-width="87.7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ucleation_conc_tensor" table:style-name="ta1">
        <table:shapes>
          <draw:frame draw:z-index="0" draw:style-name="gr1" draw:text-style-name="P1" svg:width="453.43pt" svg:height="255.26pt" svg:x="897.56pt" svg:y="32.37pt">
            <draw:object draw:notify-on-update-of-ranges="nucleation_conc_tensor.A1:nucleation_conc_tensor.A1 nucleation_conc_tensor.A2:nucleation_conc_tensor.A202 nucleation_conc_tensor.B1:nucleation_conc_tensor.B1 nucleation_conc_tensor.B2:nucleation_conc_tensor.B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896.77pt" svg:y="328.28pt">
            <draw:object draw:notify-on-update-of-ranges="nucleation_conc_tensor.A2:nucleation_conc_tensor.A202 nucleation_conc_tensor.J1:nucleation_conc_tensor.J1 nucleation_conc_tensor.J2:nucleation_conc_tensor.J202 nucleation_conc_tensor.A2:nucleation_conc_tensor.A202 nucleation_conc_tensor.B1:nucleation_conc_tensor.B1 nucleation_conc_tensor.B2:nucleation_conc_tensor.B202 nucleation_conc_tensor.A2:nucleation_conc_tensor.A202 nucleation_conc_tensor.E1:nucleation_conc_tensor.E1 nucleation_conc_tensor.E2:nucleation_conc_tensor.E2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6pt" svg:x="213.11pt" svg:y="281.59pt">
            <draw:object draw:notify-on-update-of-ranges="nucleation_conc_tensor.A1:nucleation_conc_tensor.A1 nucleation_conc_tensor.A2:nucleation_conc_tensor.A202 nucleation_conc_tensor.F1:nucleation_conc_tensor.F1 nucleation_conc_tensor.F2:nucleation_conc_tensor.F202 nucleation_conc_tensor.A2:nucleation_conc_tensor.A202 nucleation_conc_tensor.I1:nucleation_conc_tensor.I1 nucleation_conc_tensor.I2:nucleation_conc_tensor.I2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ElementInt_c</text:p>
          </table:table-cell>
          <table:table-cell office:value-type="string" calcext:value-type="string">
            <text:p>_dt</text:p>
          </table:table-cell>
          <table:table-cell office:value-type="string" calcext:value-type="string">
            <text:p>dofs</text:p>
          </table:table-cell>
          <table:table-cell office:value-type="string" calcext:value-type="string">
            <text:p>elasticity_c11_aux</text:p>
          </table:table-cell>
          <table:table-cell office:value-type="string" calcext:value-type="string">
            <text:p>eta_precip_area</text:p>
          </table:table-cell>
          <table:table-cell office:value-type="string" calcext:value-type="string">
            <text:p>linear_its</text:p>
          </table:table-cell>
          <table:table-cell office:value-type="string" calcext:value-type="string">
            <text:p>nonlinear_its</text:p>
          </table:table-cell>
          <table:table-cell office:value-type="string" calcext:value-type="string">
            <text:p>precipitate_area</text:p>
          </table:table-cell>
          <table:table-cell office:value-type="string" calcext:value-type="string">
            <text:p>stress_s11_aux</text:p>
          </table:table-cell>
          <table:table-cell office:value-type="string" calcext:value-type="string">
            <text:p>total_F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73046875" calcext:value-type="float">
            <text:p>0.2373046875</text:p>
          </table:table-cell>
          <table:table-cell office:value-type="float" office:value="-0.000000062188429683641" calcext:value-type="float">
            <text:p>-6.2188429683641E-08</text:p>
          </table:table-cell>
          <table:table-cell office:value-type="float" office:value="0.2373046875" calcext:value-type="float">
            <text:p>0.2373046875</text:p>
          </table:table-cell>
          <table:table-cell office:value-type="float" office:value="79997" calcext:value-type="float">
            <text:p>79997</text:p>
          </table:table-cell>
          <table:table-cell office:value-type="float" office:value="2.9999999999858" calcext:value-type="float">
            <text:p>2.9999999999858</text:p>
          </table:table-cell>
          <table:table-cell office:value-type="float" office:value="12565.43393056" calcext:value-type="float">
            <text:p>12565.43393056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46.214913642" calcext:value-type="float">
            <text:p>12646.214913642</text:p>
          </table:table-cell>
        </table:table-row>
        <table:table-row table:style-name="ro1">
          <table:table-cell office:value-type="float" office:value="0.415283203125" calcext:value-type="float">
            <text:p>0.415283203125</text:p>
          </table:table-cell>
          <table:table-cell office:value-type="float" office:value="-0.000000076295489703782" calcext:value-type="float">
            <text:p>-7.6295489703782E-08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85545" calcext:value-type="float">
            <text:p>85545</text:p>
          </table:table-cell>
          <table:table-cell office:value-type="float" office:value="2.9999999999825" calcext:value-type="float">
            <text:p>2.9999999999825</text:p>
          </table:table-cell>
          <table:table-cell office:value-type="float" office:value="12296.073691964" calcext:value-type="float">
            <text:p>12296.07369196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35.010901842" calcext:value-type="float">
            <text:p>12335.010901842</text:p>
          </table:table-cell>
        </table:table-row>
        <table:table-row table:style-name="ro1">
          <table:table-cell office:value-type="float" office:value="0.59326171875" calcext:value-type="float">
            <text:p>0.59326171875</text:p>
          </table:table-cell>
          <table:table-cell office:value-type="float" office:value="-0.000000081369729731939" calcext:value-type="float">
            <text:p>-8.1369729731939E-08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91075" calcext:value-type="float">
            <text:p>91075</text:p>
          </table:table-cell>
          <table:table-cell office:value-type="float" office:value="2.9999999999814" calcext:value-type="float">
            <text:p>2.9999999999814</text:p>
          </table:table-cell>
          <table:table-cell office:value-type="float" office:value="11977.214708423" calcext:value-type="float">
            <text:p>11977.214708423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21.632143243" calcext:value-type="float">
            <text:p>12021.632143243</text:p>
          </table:table-cell>
        </table:table-row>
        <table:table-row table:style-name="ro1">
          <table:table-cell office:value-type="float" office:value="0.771240234375" calcext:value-type="float">
            <text:p>0.771240234375</text:p>
          </table:table-cell>
          <table:table-cell office:value-type="float" office:value="-0.000000084501166952577" calcext:value-type="float">
            <text:p>-8.4501166952577E-08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105578" calcext:value-type="float">
            <text:p>105578</text:p>
          </table:table-cell>
          <table:table-cell office:value-type="float" office:value="2.9999999999807" calcext:value-type="float">
            <text:p>2.9999999999807</text:p>
          </table:table-cell>
          <table:table-cell office:value-type="float" office:value="11596.181182463" calcext:value-type="float">
            <text:p>11596.18118246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79.86520706" calcext:value-type="float">
            <text:p>11679.86520706</text:p>
          </table:table-cell>
        </table:table-row>
        <table:table-row table:style-name="ro1">
          <table:table-cell office:value-type="float" office:value="0.94921875" calcext:value-type="float">
            <text:p>0.94921875</text:p>
          </table:table-cell>
          <table:table-cell office:value-type="float" office:value="-0.000000085669280114331" calcext:value-type="float">
            <text:p>-8.5669280114331E-08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128534" calcext:value-type="float">
            <text:p>128534</text:p>
          </table:table-cell>
          <table:table-cell office:value-type="float" office:value="2.9999999999804" calcext:value-type="float">
            <text:p>2.9999999999804</text:p>
          </table:table-cell>
          <table:table-cell office:value-type="float" office:value="11125.48738585" calcext:value-type="float">
            <text:p>11125.48738585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5.208039751" calcext:value-type="float">
            <text:p>11255.208039751</text:p>
          </table:table-cell>
        </table:table-row>
        <table:table-row table:style-name="ro1">
          <table:table-cell office:value-type="float" office:value="1.127197265625" calcext:value-type="float">
            <text:p>1.127197265625</text:p>
          </table:table-cell>
          <table:table-cell office:value-type="float" office:value="-0.000000084048659143576" calcext:value-type="float">
            <text:p>-8.4048659143576E-08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131495" calcext:value-type="float">
            <text:p>131495</text:p>
          </table:table-cell>
          <table:table-cell office:value-type="float" office:value="2.9999999999808" calcext:value-type="float">
            <text:p>2.9999999999808</text:p>
          </table:table-cell>
          <table:table-cell office:value-type="float" office:value="10545.075793005" calcext:value-type="float">
            <text:p>10545.075793005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74.363838969" calcext:value-type="float">
            <text:p>10674.363838969</text:p>
          </table:table-cell>
        </table:table-row>
        <table:table-row table:style-name="ro1">
          <table:table-cell office:value-type="float" office:value="1.30517578125" calcext:value-type="float">
            <text:p>1.30517578125</text:p>
          </table:table-cell>
          <table:table-cell office:value-type="float" office:value="0.0065954667345065" calcext:value-type="float">
            <text:p>0.006595466734507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133942" calcext:value-type="float">
            <text:p>133942</text:p>
          </table:table-cell>
          <table:table-cell office:value-type="float" office:value="3.0000015095825" calcext:value-type="float">
            <text:p>3.0000015095825</text:p>
          </table:table-cell>
          <table:table-cell office:value-type="float" office:value="9886.3834978257" calcext:value-type="float">
            <text:p>9886.383497825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54.0565490917" calcext:value-type="float">
            <text:p>9954.0565490917</text:p>
          </table:table-cell>
        </table:table-row>
        <table:table-row table:style-name="ro1">
          <table:table-cell office:value-type="float" office:value="1.483154296875" calcext:value-type="float">
            <text:p>1.483154296875</text:p>
          </table:table-cell>
          <table:table-cell office:value-type="float" office:value="0.25915334682499" calcext:value-type="float">
            <text:p>0.25915334682499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128950" calcext:value-type="float">
            <text:p>128950</text:p>
          </table:table-cell>
          <table:table-cell office:value-type="float" office:value="3.0000593154938" calcext:value-type="float">
            <text:p>3.0000593154938</text:p>
          </table:table-cell>
          <table:table-cell office:value-type="float" office:value="9225.5672097342" calcext:value-type="float">
            <text:p>9225.567209734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50.7185973275" calcext:value-type="float">
            <text:p>9250.7185973275</text:p>
          </table:table-cell>
        </table:table-row>
        <table:table-row table:style-name="ro1">
          <table:table-cell office:value-type="float" office:value="1.6611328125" calcext:value-type="float">
            <text:p>1.6611328125</text:p>
          </table:table-cell>
          <table:table-cell office:value-type="float" office:value="0.39970642863253" calcext:value-type="float">
            <text:p>0.39970642863253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125146" calcext:value-type="float">
            <text:p>125146</text:p>
          </table:table-cell>
          <table:table-cell office:value-type="float" office:value="3.0000914855412" calcext:value-type="float">
            <text:p>3.0000914855412</text:p>
          </table:table-cell>
          <table:table-cell office:value-type="float" office:value="8616.076416005" calcext:value-type="float">
            <text:p>8616.07641600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47.7492438683" calcext:value-type="float">
            <text:p>8647.7492438683</text:p>
          </table:table-cell>
        </table:table-row>
        <table:table-row table:style-name="ro1">
          <table:table-cell office:value-type="float" office:value="1.839111328125" calcext:value-type="float">
            <text:p>1.839111328125</text:p>
          </table:table-cell>
          <table:table-cell office:value-type="float" office:value="0.55220180595151" calcext:value-type="float">
            <text:p>0.55220180595151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111081" calcext:value-type="float">
            <text:p>111081</text:p>
          </table:table-cell>
          <table:table-cell office:value-type="float" office:value="3.0001263889632" calcext:value-type="float">
            <text:p>3.0001263889632</text:p>
          </table:table-cell>
          <table:table-cell office:value-type="float" office:value="8062.6225038725" calcext:value-type="float">
            <text:p>8062.622503872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12.6601201771" calcext:value-type="float">
            <text:p>8112.6601201771</text:p>
          </table:table-cell>
        </table:table-row>
        <table:table-row table:style-name="ro1">
          <table:table-cell office:value-type="float" office:value="2.01708984375" calcext:value-type="float">
            <text:p>2.01708984375</text:p>
          </table:table-cell>
          <table:table-cell office:value-type="float" office:value="0.50991511588324" calcext:value-type="float">
            <text:p>0.50991511588324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112832" calcext:value-type="float">
            <text:p>112832</text:p>
          </table:table-cell>
          <table:table-cell office:value-type="float" office:value="3.0001167103079" calcext:value-type="float">
            <text:p>3.0001167103079</text:p>
          </table:table-cell>
          <table:table-cell office:value-type="float" office:value="7547.7929637083" calcext:value-type="float">
            <text:p>7547.792963708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07.3948729201" calcext:value-type="float">
            <text:p>7607.3948729201</text:p>
          </table:table-cell>
        </table:table-row>
        <table:table-row table:style-name="ro1">
          <table:table-cell office:value-type="float" office:value="2.195068359375" calcext:value-type="float">
            <text:p>2.195068359375</text:p>
          </table:table-cell>
          <table:table-cell office:value-type="float" office:value="0.45654428712948" calcext:value-type="float">
            <text:p>0.45654428712948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106502" calcext:value-type="float">
            <text:p>106502</text:p>
          </table:table-cell>
          <table:table-cell office:value-type="float" office:value="3.0001044946946" calcext:value-type="float">
            <text:p>3.0001044946946</text:p>
          </table:table-cell>
          <table:table-cell office:value-type="float" office:value="7053.8366739747" calcext:value-type="float">
            <text:p>7053.836673974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14.1112639835" calcext:value-type="float">
            <text:p>7114.1112639835</text:p>
          </table:table-cell>
        </table:table-row>
        <table:table-row table:style-name="ro1">
          <table:table-cell office:value-type="float" office:value="2.373046875" calcext:value-type="float">
            <text:p>2.373046875</text:p>
          </table:table-cell>
          <table:table-cell office:value-type="float" office:value="0.32170131072861" calcext:value-type="float">
            <text:p>0.32170131072861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92406" calcext:value-type="float">
            <text:p>92406</text:p>
          </table:table-cell>
          <table:table-cell office:value-type="float" office:value="3.0000736315866" calcext:value-type="float">
            <text:p>3.0000736315866</text:p>
          </table:table-cell>
          <table:table-cell office:value-type="float" office:value="6571.5529803176" calcext:value-type="float">
            <text:p>6571.552980317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28.8217894754" calcext:value-type="float">
            <text:p>6628.8217894754</text:p>
          </table:table-cell>
        </table:table-row>
        <table:table-row table:style-name="ro1">
          <table:table-cell office:value-type="float" office:value="2.551025390625" calcext:value-type="float">
            <text:p>2.551025390625</text:p>
          </table:table-cell>
          <table:table-cell office:value-type="float" office:value="0.3248697176757" calcext:value-type="float">
            <text:p>0.3248697176757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94008" calcext:value-type="float">
            <text:p>94008</text:p>
          </table:table-cell>
          <table:table-cell office:value-type="float" office:value="3.0000743567774" calcext:value-type="float">
            <text:p>3.0000743567774</text:p>
          </table:table-cell>
          <table:table-cell office:value-type="float" office:value="6098.7338096723" calcext:value-type="float">
            <text:p>6098.733809672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53.293927548" calcext:value-type="float">
            <text:p>6153.293927548</text:p>
          </table:table-cell>
        </table:table-row>
        <table:table-row table:style-name="ro1">
          <table:table-cell office:value-type="float" office:value="2.72900390625" calcext:value-type="float">
            <text:p>2.72900390625</text:p>
          </table:table-cell>
          <table:table-cell office:value-type="float" office:value="0.31737988561378" calcext:value-type="float">
            <text:p>0.31737988561378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94689" calcext:value-type="float">
            <text:p>94689</text:p>
          </table:table-cell>
          <table:table-cell office:value-type="float" office:value="3.0000726424909" calcext:value-type="float">
            <text:p>3.0000726424909</text:p>
          </table:table-cell>
          <table:table-cell office:value-type="float" office:value="5636.4728424575" calcext:value-type="float">
            <text:p>5636.472842457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84.7177175987" calcext:value-type="float">
            <text:p>5684.7177175987</text:p>
          </table:table-cell>
        </table:table-row>
        <table:table-row table:style-name="ro1">
          <table:table-cell office:value-type="float" office:value="2.906982421875" calcext:value-type="float">
            <text:p>2.906982421875</text:p>
          </table:table-cell>
          <table:table-cell office:value-type="float" office:value="0.32902827191489" calcext:value-type="float">
            <text:p>0.32902827191489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95970" calcext:value-type="float">
            <text:p>95970</text:p>
          </table:table-cell>
          <table:table-cell office:value-type="float" office:value="3.0000753085949" calcext:value-type="float">
            <text:p>3.0000753085949</text:p>
          </table:table-cell>
          <table:table-cell office:value-type="float" office:value="5189.9728152927" calcext:value-type="float">
            <text:p>5189.972815292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28.7498912467" calcext:value-type="float">
            <text:p>5228.7498912467</text:p>
          </table:table-cell>
        </table:table-row>
        <table:table-row table:style-name="ro1">
          <table:table-cell office:value-type="float" office:value="3.0849609375" calcext:value-type="float">
            <text:p>3.0849609375</text:p>
          </table:table-cell>
          <table:table-cell office:value-type="float" office:value="0.36326866383931" calcext:value-type="float">
            <text:p>0.36326866383931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93313" calcext:value-type="float">
            <text:p>93313</text:p>
          </table:table-cell>
          <table:table-cell office:value-type="float" office:value="3.0000831455987" calcext:value-type="float">
            <text:p>3.0000831455987</text:p>
          </table:table-cell>
          <table:table-cell office:value-type="float" office:value="4766.2170766" calcext:value-type="float">
            <text:p>4766.217076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8.9162760489" calcext:value-type="float">
            <text:p>4798.9162760489</text:p>
          </table:table-cell>
        </table:table-row>
        <table:table-row table:style-name="ro1">
          <table:table-cell office:value-type="float" office:value="3.262939453125" calcext:value-type="float">
            <text:p>3.262939453125</text:p>
          </table:table-cell>
          <table:table-cell office:value-type="float" office:value="0.47661082804065" calcext:value-type="float">
            <text:p>0.47661082804065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82322" calcext:value-type="float">
            <text:p>82322</text:p>
          </table:table-cell>
          <table:table-cell office:value-type="float" office:value="3.0001090875613" calcext:value-type="float">
            <text:p>3.0001090875613</text:p>
          </table:table-cell>
          <table:table-cell office:value-type="float" office:value="4369.1573582386" calcext:value-type="float">
            <text:p>4369.157358238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0.5139389455" calcext:value-type="float">
            <text:p>4400.5139389455</text:p>
          </table:table-cell>
        </table:table-row>
        <table:table-row table:style-name="ro1">
          <table:table-cell office:value-type="float" office:value="3.44091796875" calcext:value-type="float">
            <text:p>3.44091796875</text:p>
          </table:table-cell>
          <table:table-cell office:value-type="float" office:value="0.51710729121994" calcext:value-type="float">
            <text:p>0.51710729121994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83613" calcext:value-type="float">
            <text:p>83613</text:p>
          </table:table-cell>
          <table:table-cell office:value-type="float" office:value="3.0001183564662" calcext:value-type="float">
            <text:p>3.0001183564662</text:p>
          </table:table-cell>
          <table:table-cell office:value-type="float" office:value="3996.9883521739" calcext:value-type="float">
            <text:p>3996.988352173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0.0031958664" calcext:value-type="float">
            <text:p>4030.0031958664</text:p>
          </table:table-cell>
        </table:table-row>
        <table:table-row table:style-name="ro1">
          <table:table-cell office:value-type="float" office:value="3.618896484375" calcext:value-type="float">
            <text:p>3.618896484375</text:p>
          </table:table-cell>
          <table:table-cell office:value-type="float" office:value="0.4958435194662" calcext:value-type="float">
            <text:p>0.4958435194662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81667" calcext:value-type="float">
            <text:p>81667</text:p>
          </table:table-cell>
          <table:table-cell office:value-type="float" office:value="3.0001134895751" calcext:value-type="float">
            <text:p>3.0001134895751</text:p>
          </table:table-cell>
          <table:table-cell office:value-type="float" office:value="3643.8763569931" calcext:value-type="float">
            <text:p>3643.876356993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8.1931200978" calcext:value-type="float">
            <text:p>3678.1931200978</text:p>
          </table:table-cell>
        </table:table-row>
        <table:table-row table:style-name="ro1">
          <table:table-cell office:value-type="float" office:value="3.796875" calcext:value-type="float">
            <text:p>3.796875</text:p>
          </table:table-cell>
          <table:table-cell office:value-type="float" office:value="0.45779188925273" calcext:value-type="float">
            <text:p>0.45779188925273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80562" calcext:value-type="float">
            <text:p>80562</text:p>
          </table:table-cell>
          <table:table-cell office:value-type="float" office:value="3.0001047802481" calcext:value-type="float">
            <text:p>3.0001047802481</text:p>
          </table:table-cell>
          <table:table-cell office:value-type="float" office:value="3303.9311265833" calcext:value-type="float">
            <text:p>3303.931126583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9.2419718715" calcext:value-type="float">
            <text:p>3339.2419718715</text:p>
          </table:table-cell>
        </table:table-row>
        <table:table-row table:style-name="ro1">
          <table:table-cell office:value-type="float" office:value="3.974853515625" calcext:value-type="float">
            <text:p>3.974853515625</text:p>
          </table:table-cell>
          <table:table-cell office:value-type="float" office:value="0.45274049734097" calcext:value-type="float">
            <text:p>0.45274049734097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81205" calcext:value-type="float">
            <text:p>81205</text:p>
          </table:table-cell>
          <table:table-cell office:value-type="float" office:value="3.0001036240762" calcext:value-type="float">
            <text:p>3.0001036240762</text:p>
          </table:table-cell>
          <table:table-cell office:value-type="float" office:value="2972.6906807694" calcext:value-type="float">
            <text:p>2972.690680769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8.1961410523" calcext:value-type="float">
            <text:p>3008.1961410523</text:p>
          </table:table-cell>
        </table:table-row>
        <table:table-row table:style-name="ro1">
          <table:table-cell office:value-type="float" office:value="4.15283203125" calcext:value-type="float">
            <text:p>4.15283203125</text:p>
          </table:table-cell>
          <table:table-cell office:value-type="float" office:value="0.44830931636679" calcext:value-type="float">
            <text:p>0.44830931636679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80710" calcext:value-type="float">
            <text:p>80710</text:p>
          </table:table-cell>
          <table:table-cell office:value-type="float" office:value="3.0001026098594" calcext:value-type="float">
            <text:p>3.0001026098594</text:p>
          </table:table-cell>
          <table:table-cell office:value-type="float" office:value="2648.7556107469" calcext:value-type="float">
            <text:p>2648.755610746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9.1203223853" calcext:value-type="float">
            <text:p>2679.1203223853</text:p>
          </table:table-cell>
        </table:table-row>
        <table:table-row table:style-name="ro1">
          <table:table-cell office:value-type="float" office:value="4.330810546875" calcext:value-type="float">
            <text:p>4.330810546875</text:p>
          </table:table-cell>
          <table:table-cell office:value-type="float" office:value="0.44901704762067" calcext:value-type="float">
            <text:p>0.44901704762067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79185" calcext:value-type="float">
            <text:p>79185</text:p>
          </table:table-cell>
          <table:table-cell office:value-type="float" office:value="3.0001027718462" calcext:value-type="float">
            <text:p>3.0001027718462</text:p>
          </table:table-cell>
          <table:table-cell office:value-type="float" office:value="2336.621191108" calcext:value-type="float">
            <text:p>2336.62119110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4.3352541826" calcext:value-type="float">
            <text:p>2354.3352541826</text:p>
          </table:table-cell>
        </table:table-row>
        <table:table-row table:style-name="ro1">
          <table:table-cell office:value-type="float" office:value="4.5087890625" calcext:value-type="float">
            <text:p>4.5087890625</text:p>
          </table:table-cell>
          <table:table-cell office:value-type="float" office:value="0.43685092798229" calcext:value-type="float">
            <text:p>0.43685092798229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76890" calcext:value-type="float">
            <text:p>76890</text:p>
          </table:table-cell>
          <table:table-cell office:value-type="float" office:value="3.0000999872424" calcext:value-type="float">
            <text:p>3.0000999872424</text:p>
          </table:table-cell>
          <table:table-cell office:value-type="float" office:value="2046.6404481228" calcext:value-type="float">
            <text:p>2046.640448122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1.0909601162" calcext:value-type="float">
            <text:p>2051.0909601162</text:p>
          </table:table-cell>
        </table:table-row>
        <table:table-row table:style-name="ro1">
          <table:table-cell office:value-type="float" office:value="4.686767578125" calcext:value-type="float">
            <text:p>4.686767578125</text:p>
          </table:table-cell>
          <table:table-cell office:value-type="float" office:value="0.42586507726216" calcext:value-type="float">
            <text:p>0.42586507726216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78061" calcext:value-type="float">
            <text:p>78061</text:p>
          </table:table-cell>
          <table:table-cell office:value-type="float" office:value="3.0000974727807" calcext:value-type="float">
            <text:p>3.0000974727807</text:p>
          </table:table-cell>
          <table:table-cell office:value-type="float" office:value="1788.2571919972" calcext:value-type="float">
            <text:p>1788.257191997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8.3711223942" calcext:value-type="float">
            <text:p>1788.3711223942</text:p>
          </table:table-cell>
        </table:table-row>
        <table:table-row table:style-name="ro1">
          <table:table-cell office:value-type="float" office:value="4.86474609375" calcext:value-type="float">
            <text:p>4.86474609375</text:p>
          </table:table-cell>
          <table:table-cell office:value-type="float" office:value="0.482906973971" calcext:value-type="float">
            <text:p>0.482906973971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73323" calcext:value-type="float">
            <text:p>73323</text:p>
          </table:table-cell>
          <table:table-cell office:value-type="float" office:value="3.0001105286348" calcext:value-type="float">
            <text:p>3.0001105286348</text:p>
          </table:table-cell>
          <table:table-cell office:value-type="float" office:value="1562.1990216203" calcext:value-type="float">
            <text:p>1562.199021620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7.2258057059" calcext:value-type="float">
            <text:p>1567.2258057059</text:p>
          </table:table-cell>
        </table:table-row>
        <table:table-row table:style-name="ro1">
          <table:table-cell office:value-type="float" office:value="5.042724609375" calcext:value-type="float">
            <text:p>5.042724609375</text:p>
          </table:table-cell>
          <table:table-cell office:value-type="float" office:value="0.47422572557551" calcext:value-type="float">
            <text:p>0.47422572557551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73475" calcext:value-type="float">
            <text:p>73475</text:p>
          </table:table-cell>
          <table:table-cell office:value-type="float" office:value="3.0001085416547" calcext:value-type="float">
            <text:p>3.0001085416547</text:p>
          </table:table-cell>
          <table:table-cell office:value-type="float" office:value="1360.0596149843" calcext:value-type="float">
            <text:p>1360.059614984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3.5542422924" calcext:value-type="float">
            <text:p>1373.5542422924</text:p>
          </table:table-cell>
        </table:table-row>
        <table:table-row table:style-name="ro1">
          <table:table-cell office:value-type="float" office:value="5.220703125" calcext:value-type="float">
            <text:p>5.220703125</text:p>
          </table:table-cell>
          <table:table-cell office:value-type="float" office:value="0.47403529640169" calcext:value-type="float">
            <text:p>0.47403529640169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73663" calcext:value-type="float">
            <text:p>73663</text:p>
          </table:table-cell>
          <table:table-cell office:value-type="float" office:value="3.0001084980689" calcext:value-type="float">
            <text:p>3.0001084980689</text:p>
          </table:table-cell>
          <table:table-cell office:value-type="float" office:value="1168.760733234" calcext:value-type="float">
            <text:p>1168.76073323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.9264497355" calcext:value-type="float">
            <text:p>1189.9264497355</text:p>
          </table:table-cell>
        </table:table-row>
        <table:table-row table:style-name="ro1">
          <table:table-cell office:value-type="float" office:value="5.398681640625" calcext:value-type="float">
            <text:p>5.398681640625</text:p>
          </table:table-cell>
          <table:table-cell office:value-type="float" office:value="0.47806180016305" calcext:value-type="float">
            <text:p>0.47806180016305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75719" calcext:value-type="float">
            <text:p>75719</text:p>
          </table:table-cell>
          <table:table-cell office:value-type="float" office:value="3.0001094196625" calcext:value-type="float">
            <text:p>3.0001094196625</text:p>
          </table:table-cell>
          <table:table-cell office:value-type="float" office:value="977.08791780127" calcext:value-type="float">
            <text:p>977.0879178012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.14403157811" calcext:value-type="float">
            <text:p>996.14403157811</text:p>
          </table:table-cell>
        </table:table-row>
        <table:table-row table:style-name="ro1">
          <table:table-cell office:value-type="float" office:value="5.57666015625" calcext:value-type="float">
            <text:p>5.57666015625</text:p>
          </table:table-cell>
          <table:table-cell office:value-type="float" office:value="0.48481667147043" calcext:value-type="float">
            <text:p>0.48481667147043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77031" calcext:value-type="float">
            <text:p>77031</text:p>
          </table:table-cell>
          <table:table-cell office:value-type="float" office:value="3.0001109657299" calcext:value-type="float">
            <text:p>3.0001109657299</text:p>
          </table:table-cell>
          <table:table-cell office:value-type="float" office:value="785.50149011794" calcext:value-type="float">
            <text:p>785.5014901179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2.65956635484" calcext:value-type="float">
            <text:p>782.65956635484</text:p>
          </table:table-cell>
        </table:table-row>
        <table:table-row table:style-name="ro1">
          <table:table-cell office:value-type="float" office:value="5.754638671875" calcext:value-type="float">
            <text:p>5.754638671875</text:p>
          </table:table-cell>
          <table:table-cell office:value-type="float" office:value="0.50336342833444" calcext:value-type="float">
            <text:p>0.50336342833444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77587" calcext:value-type="float">
            <text:p>77587</text:p>
          </table:table-cell>
          <table:table-cell office:value-type="float" office:value="3.0001152107456" calcext:value-type="float">
            <text:p>3.0001152107456</text:p>
          </table:table-cell>
          <table:table-cell office:value-type="float" office:value="611.68505196007" calcext:value-type="float">
            <text:p>611.68505196007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0.54826660771" calcext:value-type="float">
            <text:p>580.54826660771</text:p>
          </table:table-cell>
        </table:table-row>
        <table:table-row table:style-name="ro1">
          <table:table-cell office:value-type="float" office:value="5.9326171875" calcext:value-type="float">
            <text:p>5.9326171875</text:p>
          </table:table-cell>
          <table:table-cell office:value-type="float" office:value="0.50870112183242" calcext:value-type="float">
            <text:p>0.50870112183242</text:p>
          </table:table-cell>
          <table:table-cell office:value-type="float" office:value="0.177978515625" calcext:value-type="float">
            <text:p>0.177978515625</text:p>
          </table:table-cell>
          <table:table-cell office:value-type="float" office:value="78829" calcext:value-type="float">
            <text:p>78829</text:p>
          </table:table-cell>
          <table:table-cell office:value-type="float" office:value="3.0001164324467" calcext:value-type="float">
            <text:p>3.0001164324467</text:p>
          </table:table-cell>
          <table:table-cell office:value-type="float" office:value="475.39125800202" calcext:value-type="float">
            <text:p>475.39125800202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.58900935296" calcext:value-type="float">
            <text:p>434.58900935296</text:p>
          </table:table-cell>
        </table:table-row>
        <table:table-row table:style-name="ro1">
          <table:table-cell office:value-type="float" office:value="6.0327301025391" calcext:value-type="float">
            <text:p>6.0327301025391</text:p>
          </table:table-cell>
          <table:table-cell office:value-type="float" office:value="0.51020203346384" calcext:value-type="float">
            <text:p>0.51020203346384</text:p>
          </table:table-cell>
          <table:table-cell office:value-type="float" office:value="0.10011291503906" calcext:value-type="float">
            <text:p>0.10011291503906</text:p>
          </table:table-cell>
          <table:table-cell office:value-type="float" office:value="87091" calcext:value-type="float">
            <text:p>87091</text:p>
          </table:table-cell>
          <table:table-cell office:value-type="float" office:value="3.0001167759781" calcext:value-type="float">
            <text:p>3.0001167759781</text:p>
          </table:table-cell>
          <table:table-cell office:value-type="float" office:value="410.55319021048" calcext:value-type="float">
            <text:p>410.55319021048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.42930007007" calcext:value-type="float">
            <text:p>372.42930007007</text:p>
          </table:table-cell>
        </table:table-row>
        <table:table-row table:style-name="ro1">
          <table:table-cell office:value-type="float" office:value="6.1078147888184" calcext:value-type="float">
            <text:p>6.1078147888184</text:p>
          </table:table-cell>
          <table:table-cell office:value-type="float" office:value="0.50993210819875" calcext:value-type="float">
            <text:p>0.50993210819875</text:p>
          </table:table-cell>
          <table:table-cell office:value-type="float" office:value="0.075084686279297" calcext:value-type="float">
            <text:p>0.075084686279297</text:p>
          </table:table-cell>
          <table:table-cell office:value-type="float" office:value="88521" calcext:value-type="float">
            <text:p>88521</text:p>
          </table:table-cell>
          <table:table-cell office:value-type="float" office:value="3.0001167141971" calcext:value-type="float">
            <text:p>3.0001167141971</text:p>
          </table:table-cell>
          <table:table-cell office:value-type="float" office:value="375.09609138631" calcext:value-type="float">
            <text:p>375.09609138631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.10426231828" calcext:value-type="float">
            <text:p>338.10426231828</text:p>
          </table:table-cell>
        </table:table-row>
        <table:table-row table:style-name="ro1">
          <table:table-cell office:value-type="float" office:value="6.1500499248505" calcext:value-type="float">
            <text:p>6.1500499248505</text:p>
          </table:table-cell>
          <table:table-cell office:value-type="float" office:value="0.51094683384922" calcext:value-type="float">
            <text:p>0.51094683384922</text:p>
          </table:table-cell>
          <table:table-cell office:value-type="float" office:value="0.042235136032104" calcext:value-type="float">
            <text:p>0.042235136032104</text:p>
          </table:table-cell>
          <table:table-cell office:value-type="float" office:value="89235" calcext:value-type="float">
            <text:p>89235</text:p>
          </table:table-cell>
          <table:table-cell office:value-type="float" office:value="3.0001169464494" calcext:value-type="float">
            <text:p>3.0001169464494</text:p>
          </table:table-cell>
          <table:table-cell office:value-type="float" office:value="356.73611986935" calcext:value-type="float">
            <text:p>356.73611986935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.61274777029" calcext:value-type="float">
            <text:p>318.61274777029</text:p>
          </table:table-cell>
        </table:table-row>
        <table:table-row table:style-name="ro1">
          <table:table-cell office:value-type="float" office:value="6.1738071888685" calcext:value-type="float">
            <text:p>6.1738071888685</text:p>
          </table:table-cell>
          <table:table-cell office:value-type="float" office:value="0.48097431465921" calcext:value-type="float">
            <text:p>0.48097431465921</text:p>
          </table:table-cell>
          <table:table-cell office:value-type="float" office:value="0.023757264018059" calcext:value-type="float">
            <text:p>0.023757264018059</text:p>
          </table:table-cell>
          <table:table-cell office:value-type="float" office:value="86807" calcext:value-type="float">
            <text:p>86807</text:p>
          </table:table-cell>
          <table:table-cell office:value-type="float" office:value="3.0001100862842" calcext:value-type="float">
            <text:p>3.0001100862842</text:p>
          </table:table-cell>
          <table:table-cell office:value-type="float" office:value="347.17986766897" calcext:value-type="float">
            <text:p>347.17986766897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.59006117001" calcext:value-type="float">
            <text:p>306.59006117001</text:p>
          </table:table-cell>
        </table:table-row>
        <table:table-row table:style-name="ro1">
          <table:table-cell office:value-type="float" office:value="6.1916251368821" calcext:value-type="float">
            <text:p>6.1916251368821</text:p>
          </table:table-cell>
          <table:table-cell office:value-type="float" office:value="0.30410754234399" calcext:value-type="float">
            <text:p>0.30410754234399</text:p>
          </table:table-cell>
          <table:table-cell office:value-type="float" office:value="0.017817948013544" calcext:value-type="float">
            <text:p>0.017817948013544</text:p>
          </table:table-cell>
          <table:table-cell office:value-type="float" office:value="76260" calcext:value-type="float">
            <text:p>76260</text:p>
          </table:table-cell>
          <table:table-cell office:value-type="float" office:value="3.0000696046926" calcext:value-type="float">
            <text:p>3.0000696046926</text:p>
          </table:table-cell>
          <table:table-cell office:value-type="float" office:value="341.21256975525" calcext:value-type="float">
            <text:p>341.21256975525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.28758285707" calcext:value-type="float">
            <text:p>296.28758285707</text:p>
          </table:table-cell>
        </table:table-row>
        <table:table-row table:style-name="ro1">
          <table:table-cell office:value-type="float" office:value="6.2016477326397" calcext:value-type="float">
            <text:p>6.2016477326397</text:p>
          </table:table-cell>
          <table:table-cell office:value-type="float" office:value="1.4524775237984" calcext:value-type="float">
            <text:p>1.4524775237984</text:p>
          </table:table-cell>
          <table:table-cell office:value-type="float" office:value="0.010022595757619" calcext:value-type="float">
            <text:p>0.010022595757619</text:p>
          </table:table-cell>
          <table:table-cell office:value-type="float" office:value="59042" calcext:value-type="float">
            <text:p>59042</text:p>
          </table:table-cell>
          <table:table-cell office:value-type="float" office:value="3.0003324457223" calcext:value-type="float">
            <text:p>3.0003324457223</text:p>
          </table:table-cell>
          <table:table-cell office:value-type="float" office:value="337.92537377715" calcext:value-type="float">
            <text:p>337.92537377715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.22288060606" calcext:value-type="float">
            <text:p>287.22288060606</text:p>
          </table:table-cell>
        </table:table-row>
        <table:table-row table:style-name="ro1">
          <table:table-cell office:value-type="float" office:value="6.2091646794579" calcext:value-type="float">
            <text:p>6.2091646794579</text:p>
          </table:table-cell>
          <table:table-cell office:value-type="float" office:value="1.6315225044233" calcext:value-type="float">
            <text:p>1.6315225044233</text:p>
          </table:table-cell>
          <table:table-cell office:value-type="float" office:value="0.0075169468182139" calcext:value-type="float">
            <text:p>0.007516946818214</text:p>
          </table:table-cell>
          <table:table-cell office:value-type="float" office:value="54374" calcext:value-type="float">
            <text:p>54374</text:p>
          </table:table-cell>
          <table:table-cell office:value-type="float" office:value="3.0003734258662" calcext:value-type="float">
            <text:p>3.0003734258662</text:p>
          </table:table-cell>
          <table:table-cell office:value-type="float" office:value="335.95347831096" calcext:value-type="float">
            <text:p>335.9534783109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.0987709389" calcext:value-type="float">
            <text:p>276.0987709389</text:p>
          </table:table-cell>
        </table:table-row>
        <table:table-row table:style-name="ro1">
          <table:table-cell office:value-type="float" office:value="6.2133929620431" calcext:value-type="float">
            <text:p>6.2133929620431</text:p>
          </table:table-cell>
          <table:table-cell office:value-type="float" office:value="1.9633397617345" calcext:value-type="float">
            <text:p>1.9633397617345</text:p>
          </table:table-cell>
          <table:table-cell office:value-type="float" office:value="0.0042282825852453" calcext:value-type="float">
            <text:p>0.004228282585245</text:p>
          </table:table-cell>
          <table:table-cell office:value-type="float" office:value="50229" calcext:value-type="float">
            <text:p>50229</text:p>
          </table:table-cell>
          <table:table-cell office:value-type="float" office:value="3.0004493728092" calcext:value-type="float">
            <text:p>3.0004493728092</text:p>
          </table:table-cell>
          <table:table-cell office:value-type="float" office:value="335.30071463191" calcext:value-type="float">
            <text:p>335.30071463191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.1648058556" calcext:value-type="float">
            <text:p>263.1648058556</text:p>
          </table:table-cell>
        </table:table-row>
        <table:table-row table:style-name="ro1">
          <table:table-cell office:value-type="float" office:value="6.2165641739821" calcext:value-type="float">
            <text:p>6.2165641739821</text:p>
          </table:table-cell>
          <table:table-cell office:value-type="float" office:value="1.6431912338578" calcext:value-type="float">
            <text:p>1.6431912338578</text:p>
          </table:table-cell>
          <table:table-cell office:value-type="float" office:value="0.003171211938934" calcext:value-type="float">
            <text:p>0.003171211938934</text:p>
          </table:table-cell>
          <table:table-cell office:value-type="float" office:value="42800" calcext:value-type="float">
            <text:p>42800</text:p>
          </table:table-cell>
          <table:table-cell office:value-type="float" office:value="3.0003760966264" calcext:value-type="float">
            <text:p>3.0003760966264</text:p>
          </table:table-cell>
          <table:table-cell office:value-type="float" office:value="335.15558099423" calcext:value-type="float">
            <text:p>335.15558099423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.95814127514" calcext:value-type="float">
            <text:p>243.95814127514</text:p>
          </table:table-cell>
        </table:table-row>
        <table:table-row table:style-name="ro1">
          <table:table-cell office:value-type="float" office:value="6.2183479806977" calcext:value-type="float">
            <text:p>6.2183479806977</text:p>
          </table:table-cell>
          <table:table-cell office:value-type="float" office:value="1.2566545500124" calcext:value-type="float">
            <text:p>1.2566545500124</text:p>
          </table:table-cell>
          <table:table-cell office:value-type="float" office:value="0.0017838067156504" calcext:value-type="float">
            <text:p>0.00178380671565</text:p>
          </table:table-cell>
          <table:table-cell office:value-type="float" office:value="39557" calcext:value-type="float">
            <text:p>39557</text:p>
          </table:table-cell>
          <table:table-cell office:value-type="float" office:value="3.0002876254005" calcext:value-type="float">
            <text:p>3.0002876254005</text:p>
          </table:table-cell>
          <table:table-cell office:value-type="float" office:value="335.0730041127" calcext:value-type="float">
            <text:p>335.0730041127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.65411701999" calcext:value-type="float">
            <text:p>216.65411701999</text:p>
          </table:table-cell>
        </table:table-row>
        <table:table-row table:style-name="ro1">
          <table:table-cell office:value-type="float" office:value="6.2196858357345" calcext:value-type="float">
            <text:p>6.2196858357345</text:p>
          </table:table-cell>
          <table:table-cell office:value-type="float" office:value="3.6633553557515" calcext:value-type="float">
            <text:p>3.6633553557515</text:p>
          </table:table-cell>
          <table:table-cell office:value-type="float" office:value="0.0013378550367378" calcext:value-type="float">
            <text:p>0.001337855036738</text:p>
          </table:table-cell>
          <table:table-cell office:value-type="float" office:value="37500" calcext:value-type="float">
            <text:p>37500</text:p>
          </table:table-cell>
          <table:table-cell office:value-type="float" office:value="3.0008384754995" calcext:value-type="float">
            <text:p>3.0008384754995</text:p>
          </table:table-cell>
          <table:table-cell office:value-type="float" office:value="339.49066408187" calcext:value-type="float">
            <text:p>339.49066408187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87612882659" calcext:value-type="float">
            <text:p>174.87612882659</text:p>
          </table:table-cell>
        </table:table-row>
        <table:table-row table:style-name="ro1">
          <table:table-cell office:value-type="float" office:value="6.220689227012" calcext:value-type="float">
            <text:p>6.220689227012</text:p>
          </table:table-cell>
          <table:table-cell office:value-type="float" office:value="6.4554384346587" calcext:value-type="float">
            <text:p>6.4554384346587</text:p>
          </table:table-cell>
          <table:table-cell office:value-type="float" office:value="0.0010033912775533" calcext:value-type="float">
            <text:p>0.001003391277553</text:p>
          </table:table-cell>
          <table:table-cell office:value-type="float" office:value="36007" calcext:value-type="float">
            <text:p>36007</text:p>
          </table:table-cell>
          <table:table-cell office:value-type="float" office:value="3.0014775326007" calcext:value-type="float">
            <text:p>3.0014775326007</text:p>
          </table:table-cell>
          <table:table-cell office:value-type="float" office:value="341.76520125578" calcext:value-type="float">
            <text:p>341.76520125578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61523051187" calcext:value-type="float">
            <text:p>86.61523051187</text:p>
          </table:table-cell>
        </table:table-row>
        <table:table-row table:style-name="ro1">
          <table:table-cell office:value-type="float" office:value="6.2214417704702" calcext:value-type="float">
            <text:p>6.2214417704702</text:p>
          </table:table-cell>
          <table:table-cell office:value-type="float" office:value="10.9127333985" calcext:value-type="float">
            <text:p>10.9127333985</text:p>
          </table:table-cell>
          <table:table-cell office:value-type="float" office:value="0.000752543458165" calcext:value-type="float">
            <text:p>0.000752543458165</text:p>
          </table:table-cell>
          <table:table-cell office:value-type="float" office:value="34918" calcext:value-type="float">
            <text:p>34918</text:p>
          </table:table-cell>
          <table:table-cell office:value-type="float" office:value="3.0024977264553" calcext:value-type="float">
            <text:p>3.0024977264553</text:p>
          </table:table-cell>
          <table:table-cell office:value-type="float" office:value="339.36052105861" calcext:value-type="float">
            <text:p>339.36052105861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0.37984209728" calcext:value-type="float">
            <text:p>-160.37984209728</text:p>
          </table:table-cell>
        </table:table-row>
        <table:table-row table:style-name="ro1">
          <table:table-cell office:value-type="float" office:value="6.2218650761654" calcext:value-type="float">
            <text:p>6.2218650761654</text:p>
          </table:table-cell>
          <table:table-cell office:value-type="float" office:value="3.3256875732751" calcext:value-type="float">
            <text:p>3.3256875732751</text:p>
          </table:table-cell>
          <table:table-cell office:value-type="float" office:value="0.00042330569521781" calcext:value-type="float">
            <text:p>0.000423305695218</text:p>
          </table:table-cell>
          <table:table-cell office:value-type="float" office:value="34262" calcext:value-type="float">
            <text:p>34262</text:p>
          </table:table-cell>
          <table:table-cell office:value-type="float" office:value="3.0007611894775" calcext:value-type="float">
            <text:p>3.0007611894775</text:p>
          </table:table-cell>
          <table:table-cell office:value-type="float" office:value="326.97178535722" calcext:value-type="float">
            <text:p>326.97178535722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3.48207679425" calcext:value-type="float">
            <text:p>-773.48207679425</text:p>
          </table:table-cell>
        </table:table-row>
        <table:table-row table:style-name="ro1">
          <table:table-cell office:value-type="float" office:value="6.222103185619" calcext:value-type="float">
            <text:p>6.222103185619</text:p>
          </table:table-cell>
          <table:table-cell office:value-type="float" office:value="3.4770450922256" calcext:value-type="float">
            <text:p>3.4770450922256</text:p>
          </table:table-cell>
          <table:table-cell office:value-type="float" office:value="0.00023810945356002" calcext:value-type="float">
            <text:p>0.00023810945356</text:p>
          </table:table-cell>
          <table:table-cell office:value-type="float" office:value="34132" calcext:value-type="float">
            <text:p>34132</text:p>
          </table:table-cell>
          <table:table-cell office:value-type="float" office:value="3.0007958324643" calcext:value-type="float">
            <text:p>3.0007958324643</text:p>
          </table:table-cell>
          <table:table-cell office:value-type="float" office:value="326.67825157504" calcext:value-type="float">
            <text:p>326.67825157504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-2060.4482786245" calcext:value-type="float">
            <text:p>-2060.4482786245</text:p>
          </table:table-cell>
        </table:table-row>
        <table:table-row table:style-name="ro1">
          <table:table-cell office:value-type="float" office:value="6.2222817677091" calcext:value-type="float">
            <text:p>6.2222817677091</text:p>
          </table:table-cell>
          <table:table-cell office:value-type="float" office:value="5.2719270483086" calcext:value-type="float">
            <text:p>5.2719270483086</text:p>
          </table:table-cell>
          <table:table-cell office:value-type="float" office:value="0.00017858209017001" calcext:value-type="float">
            <text:p>0.00017858209017</text:p>
          </table:table-cell>
          <table:table-cell office:value-type="float" office:value="34079" calcext:value-type="float">
            <text:p>34079</text:p>
          </table:table-cell>
          <table:table-cell office:value-type="float" office:value="3.0012066483417" calcext:value-type="float">
            <text:p>3.0012066483417</text:p>
          </table:table-cell>
          <table:table-cell office:value-type="float" office:value="327.27583759078" calcext:value-type="float">
            <text:p>327.27583759078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office:value-type="float" office:value="-6235.519719135" calcext:value-type="float">
            <text:p>-6235.519719135</text:p>
          </table:table-cell>
        </table:table-row>
        <table:table-row table:style-name="ro1">
          <table:table-cell office:value-type="float" office:value="6.2223822201349" calcext:value-type="float">
            <text:p>6.2223822201349</text:p>
          </table:table-cell>
          <table:table-cell office:value-type="float" office:value="5.2721235288436" calcext:value-type="float">
            <text:p>5.2721235288436</text:p>
          </table:table-cell>
          <table:table-cell office:value-type="float" office:value="0.00010045242572063" calcext:value-type="float">
            <text:p>0.000100452425721</text:p>
          </table:table-cell>
          <table:table-cell office:value-type="float" office:value="34079" calcext:value-type="float">
            <text:p>34079</text:p>
          </table:table-cell>
          <table:table-cell office:value-type="float" office:value="3.0012066933126" calcext:value-type="float">
            <text:p>3.0012066933126</text:p>
          </table:table-cell>
          <table:table-cell office:value-type="float" office:value="327.76411423826" calcext:value-type="float">
            <text:p>327.76411423826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8341.062040555" calcext:value-type="float">
            <text:p>-18341.062040555</text:p>
          </table:table-cell>
        </table:table-row>
        <table:table-row table:style-name="ro1">
          <table:table-cell office:value-type="float" office:value="6.2224387246243" calcext:value-type="float">
            <text:p>6.2224387246243</text:p>
          </table:table-cell>
          <table:table-cell office:value-type="float" office:value="6.7535294522772" calcext:value-type="float">
            <text:p>6.7535294522772</text:p>
          </table:table-cell>
          <table:table-cell office:value-type="float" office:value="0.000056504489467856" calcext:value-type="float">
            <text:p>5.6504489467856E-05</text:p>
          </table:table-cell>
          <table:table-cell office:value-type="float" office:value="33983" calcext:value-type="float">
            <text:p>33983</text:p>
          </table:table-cell>
          <table:table-cell office:value-type="float" office:value="3.0015457602201" calcext:value-type="float">
            <text:p>3.0015457602201</text:p>
          </table:table-cell>
          <table:table-cell office:value-type="float" office:value="328.89119438564" calcext:value-type="float">
            <text:p>328.89119438564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  <table:table-cell office:value-type="float" office:value="-50143.463783069" calcext:value-type="float">
            <text:p>-50143.463783069</text:p>
          </table:table-cell>
        </table:table-row>
        <table:table-row table:style-name="ro1">
          <table:table-cell office:value-type="float" office:value="6.2224705083996" calcext:value-type="float">
            <text:p>6.2224705083996</text:p>
          </table:table-cell>
          <table:table-cell office:value-type="float" office:value="6.9544793413866" calcext:value-type="float">
            <text:p>6.9544793413866</text:p>
          </table:table-cell>
          <table:table-cell office:value-type="float" office:value="0.000031783775325669" calcext:value-type="float">
            <text:p>3.1783775325669E-05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17539996" calcext:value-type="float">
            <text:p>3.0015917539996</text:p>
          </table:table-cell>
          <table:table-cell office:value-type="float" office:value="329.41792043462" calcext:value-type="float">
            <text:p>329.41792043462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.5625" calcext:value-type="float">
            <text:p>1.5625</text:p>
          </table:table-cell>
          <table:table-cell office:value-type="float" office:value="0" calcext:value-type="float">
            <text:p>0</text:p>
          </table:table-cell>
          <table:table-cell office:value-type="float" office:value="-121203.4444029" calcext:value-type="float">
            <text:p>-121203.4444029</text:p>
          </table:table-cell>
        </table:table-row>
        <table:table-row table:style-name="ro1">
          <table:table-cell office:value-type="float" office:value="6.2224943462311" calcext:value-type="float">
            <text:p>6.2224943462311</text:p>
          </table:table-cell>
          <table:table-cell office:value-type="float" office:value="6.9749080281594" calcext:value-type="float">
            <text:p>6.9749080281594</text:p>
          </table:table-cell>
          <table:table-cell office:value-type="float" office:value="0.000023837831494252" calcext:value-type="float">
            <text:p>2.3837831494252E-05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6429755" calcext:value-type="float">
            <text:p>3.001596429755</text:p>
          </table:table-cell>
          <table:table-cell office:value-type="float" office:value="330.52335990516" calcext:value-type="float">
            <text:p>330.52335990516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.875" calcext:value-type="float">
            <text:p>1.875</text:p>
          </table:table-cell>
          <table:table-cell office:value-type="float" office:value="0" calcext:value-type="float">
            <text:p>0</text:p>
          </table:table-cell>
          <table:table-cell office:value-type="float" office:value="-356083.10168446" calcext:value-type="float">
            <text:p>-356083.10168446</text:p>
          </table:table-cell>
        </table:table-row>
        <table:table-row table:style-name="ro1">
          <table:table-cell office:value-type="float" office:value="6.2225077550114" calcext:value-type="float">
            <text:p>6.2225077550114</text:p>
          </table:table-cell>
          <table:table-cell office:value-type="float" office:value="6.9795044827007" calcext:value-type="float">
            <text:p>6.9795044827007</text:p>
          </table:table-cell>
          <table:table-cell office:value-type="float" office:value="0.000013408780215517" calcext:value-type="float">
            <text:p>1.3408780215517E-05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4817999" calcext:value-type="float">
            <text:p>3.0015974817999</text:p>
          </table:table-cell>
          <table:table-cell office:value-type="float" office:value="331.95603966982" calcext:value-type="float">
            <text:p>331.95603966982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float" office:value="-1029161.0507744" calcext:value-type="float">
            <text:p>-1029161.0507744</text:p>
          </table:table-cell>
        </table:table-row>
        <table:table-row table:style-name="ro1">
          <table:table-cell office:value-type="float" office:value="6.2225152974502" calcext:value-type="float">
            <text:p>6.2225152974502</text:p>
          </table:table-cell>
          <table:table-cell office:value-type="float" office:value="6.980538684987" calcext:value-type="float">
            <text:p>6.980538684987</text:p>
          </table:table-cell>
          <table:table-cell office:value-type="float" office:value="0.0000075424388712281" calcext:value-type="float">
            <text:p>7.5424388712281E-06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185101" calcext:value-type="float">
            <text:p>3.0015977185101</text:p>
          </table:table-cell>
          <table:table-cell office:value-type="float" office:value="333.66110523113" calcext:value-type="float">
            <text:p>333.66110523113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4.25" calcext:value-type="float">
            <text:p>4.25</text:p>
          </table:table-cell>
          <table:table-cell office:value-type="float" office:value="0" calcext:value-type="float">
            <text:p>0</text:p>
          </table:table-cell>
          <table:table-cell office:value-type="float" office:value="-2729985.0848575" calcext:value-type="float">
            <text:p>-2729985.0848575</text:p>
          </table:table-cell>
        </table:table-row>
        <table:table-row table:style-name="ro1">
          <table:table-cell office:value-type="float" office:value="6.2225195400721" calcext:value-type="float">
            <text:p>6.2225195400721</text:p>
          </table:table-cell>
          <table:table-cell office:value-type="float" office:value="6.9807713805571" calcext:value-type="float">
            <text:p>6.9807713805571</text:p>
          </table:table-cell>
          <table:table-cell office:value-type="float" office:value="0.0000042426218650658" calcext:value-type="float">
            <text:p>4.2426218650658E-06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717698" calcext:value-type="float">
            <text:p>3.0015977717698</text:p>
          </table:table-cell>
          <table:table-cell office:value-type="float" office:value="335.50040959174" calcext:value-type="float">
            <text:p>335.50040959174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-6307204.3614067" calcext:value-type="float">
            <text:p>-6307204.3614067</text:p>
          </table:table-cell>
        </table:table-row>
        <table:table-row table:style-name="ro1">
          <table:table-cell office:value-type="float" office:value="6.2225227220385" calcext:value-type="float">
            <text:p>6.2225227220385</text:p>
          </table:table-cell>
          <table:table-cell office:value-type="float" office:value="6.9808237370944" calcext:value-type="float">
            <text:p>6.9808237370944</text:p>
          </table:table-cell>
          <table:table-cell office:value-type="float" office:value="0.0000031819663987994" calcext:value-type="float">
            <text:p>3.1819663987994E-06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37533" calcext:value-type="float">
            <text:p>3.0015977837533</text:p>
          </table:table-cell>
          <table:table-cell office:value-type="float" office:value="338.16298679568" calcext:value-type="float">
            <text:p>338.1629867956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7.0625" calcext:value-type="float">
            <text:p>7.0625</text:p>
          </table:table-cell>
          <table:table-cell office:value-type="float" office:value="0" calcext:value-type="float">
            <text:p>0</text:p>
          </table:table-cell>
          <table:table-cell office:value-type="float" office:value="-16562235.856185" calcext:value-type="float">
            <text:p>-16562235.856185</text:p>
          </table:table-cell>
        </table:table-row>
        <table:table-row table:style-name="ro1">
          <table:table-cell office:value-type="float" office:value="6.2225245118946" calcext:value-type="float">
            <text:p>6.2225245118946</text:p>
          </table:table-cell>
          <table:table-cell office:value-type="float" office:value="6.9808355173353" calcext:value-type="float">
            <text:p>6.9808355173353</text:p>
          </table:table-cell>
          <table:table-cell office:value-type="float" office:value="0.0000017898560993246" calcext:value-type="float">
            <text:p>1.7898560993246E-06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64496" calcext:value-type="float">
            <text:p>3.0015977864496</text:p>
          </table:table-cell>
          <table:table-cell office:value-type="float" office:value="341.1929607234" calcext:value-type="float">
            <text:p>341.1929607234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9.9375" calcext:value-type="float">
            <text:p>9.9375</text:p>
          </table:table-cell>
          <table:table-cell office:value-type="float" office:value="0" calcext:value-type="float">
            <text:p>0</text:p>
          </table:table-cell>
          <table:table-cell office:value-type="float" office:value="-39635398.948098" calcext:value-type="float">
            <text:p>-39635398.948098</text:p>
          </table:table-cell>
        </table:table-row>
        <table:table-row table:style-name="ro1">
          <table:table-cell office:value-type="float" office:value="6.2225258542867" calcext:value-type="float">
            <text:p>6.2225258542867</text:p>
          </table:table-cell>
          <table:table-cell office:value-type="float" office:value="6.9808381679827" calcext:value-type="float">
            <text:p>6.9808381679827</text:p>
          </table:table-cell>
          <table:table-cell office:value-type="float" office:value="0.0000013423920744935" calcext:value-type="float">
            <text:p>1.3423920744935E-06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0563" calcext:value-type="float">
            <text:p>3.0015977870563</text:p>
          </table:table-cell>
          <table:table-cell office:value-type="float" office:value="345.93789473652" calcext:value-type="float">
            <text:p>345.93789473652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0.8125" calcext:value-type="float">
            <text:p>10.8125</text:p>
          </table:table-cell>
          <table:table-cell office:value-type="float" office:value="0" calcext:value-type="float">
            <text:p>0</text:p>
          </table:table-cell>
          <table:table-cell office:value-type="float" office:value="-115581921.81686" calcext:value-type="float">
            <text:p>-115581921.81686</text:p>
          </table:table-cell>
        </table:table-row>
        <table:table-row table:style-name="ro1">
          <table:table-cell office:value-type="float" office:value="6.2225266093822" calcext:value-type="float">
            <text:p>6.2225266093822</text:p>
          </table:table-cell>
          <table:table-cell office:value-type="float" office:value="6.980838764418" calcext:value-type="float">
            <text:p>6.980838764418</text:p>
          </table:table-cell>
          <table:table-cell office:value-type="float" office:value="0.00000075509554190258" calcext:value-type="float">
            <text:p>7.5509554190258E-07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1928" calcext:value-type="float">
            <text:p>3.0015977871928</text:p>
          </table:table-cell>
          <table:table-cell office:value-type="float" office:value="352.04698159061" calcext:value-type="float">
            <text:p>352.04698159061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0.8125" calcext:value-type="float">
            <text:p>10.8125</text:p>
          </table:table-cell>
          <table:table-cell office:value-type="float" office:value="0" calcext:value-type="float">
            <text:p>0</text:p>
          </table:table-cell>
          <table:table-cell office:value-type="float" office:value="-332351520.36575" calcext:value-type="float">
            <text:p>-332351520.36575</text:p>
          </table:table-cell>
        </table:table-row>
        <table:table-row table:style-name="ro1">
          <table:table-cell office:value-type="float" office:value="6.2225270341235" calcext:value-type="float">
            <text:p>6.2225270341235</text:p>
          </table:table-cell>
          <table:table-cell office:value-type="float" office:value="6.9808388986575" calcext:value-type="float">
            <text:p>6.9808388986575</text:p>
          </table:table-cell>
          <table:table-cell office:value-type="float" office:value="0.0000004247412423202" calcext:value-type="float">
            <text:p>4.247412423202E-07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235" calcext:value-type="float">
            <text:p>3.0015977872235</text:p>
          </table:table-cell>
          <table:table-cell office:value-type="float" office:value="359.30411060621" calcext:value-type="float">
            <text:p>359.30411060621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1.875" calcext:value-type="float">
            <text:p>11.875</text:p>
          </table:table-cell>
          <table:table-cell office:value-type="float" office:value="0" calcext:value-type="float">
            <text:p>0</text:p>
          </table:table-cell>
          <table:table-cell office:value-type="float" office:value="-880224901.07096" calcext:value-type="float">
            <text:p>-880224901.07096</text:p>
          </table:table-cell>
        </table:table-row>
        <table:table-row table:style-name="ro1">
          <table:table-cell office:value-type="float" office:value="6.2225272730404" calcext:value-type="float">
            <text:p>6.2225272730404</text:p>
          </table:table-cell>
          <table:table-cell office:value-type="float" office:value="6.9808389290578" calcext:value-type="float">
            <text:p>6.9808389290578</text:p>
          </table:table-cell>
          <table:table-cell office:value-type="float" office:value="0.00000023891694880511" calcext:value-type="float">
            <text:p>2.3891694880511E-07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305" calcext:value-type="float">
            <text:p>3.0015977872305</text:p>
          </table:table-cell>
          <table:table-cell office:value-type="float" office:value="367.14335871343" calcext:value-type="float">
            <text:p>367.14335871343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2.375" calcext:value-type="float">
            <text:p>12.375</text:p>
          </table:table-cell>
          <table:table-cell office:value-type="float" office:value="0" calcext:value-type="float">
            <text:p>0</text:p>
          </table:table-cell>
          <table:table-cell office:value-type="float" office:value="-2037732754.0064" calcext:value-type="float">
            <text:p>-2037732754.0064</text:p>
          </table:table-cell>
        </table:table-row>
        <table:table-row table:style-name="ro1">
          <table:table-cell office:value-type="float" office:value="6.2225274522281" calcext:value-type="float">
            <text:p>6.2225274522281</text:p>
          </table:table-cell>
          <table:table-cell office:value-type="float" office:value="6.9808389360471" calcext:value-type="float">
            <text:p>6.9808389360471</text:p>
          </table:table-cell>
          <table:table-cell office:value-type="float" office:value="0.00000017918771160384" calcext:value-type="float">
            <text:p>1.7918771160384E-07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321" calcext:value-type="float">
            <text:p>3.0015977872321</text:p>
          </table:table-cell>
          <table:table-cell office:value-type="float" office:value="378.57474793985" calcext:value-type="float">
            <text:p>378.57474793985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3.375" calcext:value-type="float">
            <text:p>13.375</text:p>
          </table:table-cell>
          <table:table-cell office:value-type="float" office:value="0" calcext:value-type="float">
            <text:p>0</text:p>
          </table:table-cell>
          <table:table-cell office:value-type="float" office:value="-5404242239.6809" calcext:value-type="float">
            <text:p>-5404242239.6809</text:p>
          </table:table-cell>
        </table:table-row>
        <table:table-row table:style-name="ro1">
          <table:table-cell office:value-type="float" office:value="6.2225275530212" calcext:value-type="float">
            <text:p>6.2225275530212</text:p>
          </table:table-cell>
          <table:table-cell office:value-type="float" office:value="6.9808389377293" calcext:value-type="float">
            <text:p>6.9808389377293</text:p>
          </table:table-cell>
          <table:table-cell office:value-type="float" office:value="0.00000010079308777716" calcext:value-type="float">
            <text:p>1.0079308777716E-07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325" calcext:value-type="float">
            <text:p>3.0015977872325</text:p>
          </table:table-cell>
          <table:table-cell office:value-type="float" office:value="391.7483625699" calcext:value-type="float">
            <text:p>391.7483625699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4.875" calcext:value-type="float">
            <text:p>14.875</text:p>
          </table:table-cell>
          <table:table-cell office:value-type="float" office:value="0" calcext:value-type="float">
            <text:p>0</text:p>
          </table:table-cell>
          <table:table-cell office:value-type="float" office:value="-13170206317.587" calcext:value-type="float">
            <text:p>-13170206317.587</text:p>
          </table:table-cell>
        </table:table-row>
        <table:table-row table:style-name="ro1">
          <table:table-cell office:value-type="float" office:value="6.222527628616" calcext:value-type="float">
            <text:p>6.222527628616</text:p>
          </table:table-cell>
          <table:table-cell office:value-type="float" office:value="6.9808389384146" calcext:value-type="float">
            <text:p>6.9808389384146</text:p>
          </table:table-cell>
          <table:table-cell office:value-type="float" office:value="0.000000075594815832868" calcext:value-type="float">
            <text:p>7.5594815832868E-08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326" calcext:value-type="float">
            <text:p>3.0015977872326</text:p>
          </table:table-cell>
          <table:table-cell office:value-type="float" office:value="413.22188044614" calcext:value-type="float">
            <text:p>413.22188044614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16.625" calcext:value-type="float">
            <text:p>16.625</text:p>
          </table:table-cell>
          <table:table-cell office:value-type="float" office:value="0" calcext:value-type="float">
            <text:p>0</text:p>
          </table:table-cell>
          <table:table-cell office:value-type="float" office:value="-40661648589.072" calcext:value-type="float">
            <text:p>-40661648589.072</text:p>
          </table:table-cell>
        </table:table-row>
        <table:table-row table:style-name="ro1">
          <table:table-cell office:value-type="float" office:value="6.2225276711381" calcext:value-type="float">
            <text:p>6.2225276711381</text:p>
          </table:table-cell>
          <table:table-cell office:value-type="float" office:value="6.9808389388339" calcext:value-type="float">
            <text:p>6.9808389388339</text:p>
          </table:table-cell>
          <table:table-cell office:value-type="float" office:value="0.000000042522083905988" calcext:value-type="float">
            <text:p>4.2522083905988E-08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327" calcext:value-type="float">
            <text:p>3.0015977872327</text:p>
          </table:table-cell>
          <table:table-cell office:value-type="float" office:value="443.3737248614" calcext:value-type="float">
            <text:p>443.3737248614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20.625" calcext:value-type="float">
            <text:p>20.625</text:p>
          </table:table-cell>
          <table:table-cell office:value-type="float" office:value="0" calcext:value-type="float">
            <text:p>0</text:p>
          </table:table-cell>
          <table:table-cell office:value-type="float" office:value="-133061162970.94" calcext:value-type="float">
            <text:p>-133061162970.94</text:p>
          </table:table-cell>
        </table:table-row>
        <table:table-row table:style-name="ro1">
          <table:table-cell office:value-type="float" office:value="6.2225276890771" calcext:value-type="float">
            <text:p>6.2225276890771</text:p>
          </table:table-cell>
          <table:table-cell office:value-type="float" office:value="6.9808389392159" calcext:value-type="float">
            <text:p>6.9808389392159</text:p>
          </table:table-cell>
          <table:table-cell office:value-type="float" office:value="0.000000017939004147839" calcext:value-type="float">
            <text:p>1.7939004147839E-08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328" calcext:value-type="float">
            <text:p>3.0015977872328</text:p>
          </table:table-cell>
          <table:table-cell office:value-type="float" office:value="469.76969587566" calcext:value-type="float">
            <text:p>469.76969587566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8.625" calcext:value-type="float">
            <text:p>28.625</text:p>
          </table:table-cell>
          <table:table-cell office:value-type="float" office:value="0" calcext:value-type="float">
            <text:p>0</text:p>
          </table:table-cell>
          <table:table-cell office:value-type="float" office:value="-299238548503.57" calcext:value-type="float">
            <text:p>-299238548503.57</text:p>
          </table:table-cell>
        </table:table-row>
        <table:table-row table:style-name="ro1">
          <table:table-cell office:value-type="float" office:value="6.2225276991678" calcext:value-type="float">
            <text:p>6.2225276991678</text:p>
          </table:table-cell>
          <table:table-cell office:value-type="float" office:value="6.9808389398547" calcext:value-type="float">
            <text:p>6.9808389398547</text:p>
          </table:table-cell>
          <table:table-cell office:value-type="float" office:value="0.000000010090689833159" calcext:value-type="float">
            <text:p>1.0090689833159E-08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329" calcext:value-type="float">
            <text:p>3.0015977872329</text:p>
          </table:table-cell>
          <table:table-cell office:value-type="float" office:value="492.98419837146" calcext:value-type="float">
            <text:p>492.98419837146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37.125" calcext:value-type="float">
            <text:p>37.125</text:p>
          </table:table-cell>
          <table:table-cell office:value-type="float" office:value="0" calcext:value-type="float">
            <text:p>0</text:p>
          </table:table-cell>
          <table:table-cell office:value-type="float" office:value="-544289272297.44" calcext:value-type="float">
            <text:p>-544289272297.44</text:p>
          </table:table-cell>
        </table:table-row>
        <table:table-row table:style-name="ro1">
          <table:table-cell office:value-type="float" office:value="6.2225277067358" calcext:value-type="float">
            <text:p>6.2225277067358</text:p>
          </table:table-cell>
          <table:table-cell office:value-type="float" office:value="6.9808389422185" calcext:value-type="float">
            <text:p>6.9808389422185</text:p>
          </table:table-cell>
          <table:table-cell office:value-type="float" office:value="0.0000000075680173748695" calcext:value-type="float">
            <text:p>7.5680173748695E-09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335" calcext:value-type="float">
            <text:p>3.0015977872335</text:p>
          </table:table-cell>
          <table:table-cell office:value-type="float" office:value="517.84895098222" calcext:value-type="float">
            <text:p>517.8489509822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43.125" calcext:value-type="float">
            <text:p>43.125</text:p>
          </table:table-cell>
          <table:table-cell office:value-type="float" office:value="0" calcext:value-type="float">
            <text:p>0</text:p>
          </table:table-cell>
          <table:table-cell office:value-type="float" office:value="-948029624830.7" calcext:value-type="float">
            <text:p>-948029624830.7</text:p>
          </table:table-cell>
        </table:table-row>
        <table:table-row table:style-name="ro1">
          <table:table-cell office:value-type="float" office:value="6.2225277109928" calcext:value-type="float">
            <text:p>6.2225277109928</text:p>
          </table:table-cell>
          <table:table-cell office:value-type="float" office:value="6.9808389446935" calcext:value-type="float">
            <text:p>6.9808389446935</text:p>
          </table:table-cell>
          <table:table-cell office:value-type="float" office:value="0.0000000042570097733641" calcext:value-type="float">
            <text:p>4.2570097733641E-09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34" calcext:value-type="float">
            <text:p>3.001597787234</text:p>
          </table:table-cell>
          <table:table-cell office:value-type="float" office:value="538.44173238043" calcext:value-type="float">
            <text:p>538.44173238043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44.125" calcext:value-type="float">
            <text:p>44.125</text:p>
          </table:table-cell>
          <table:table-cell office:value-type="float" office:value="0" calcext:value-type="float">
            <text:p>0</text:p>
          </table:table-cell>
          <table:table-cell office:value-type="float" office:value="-1425163372185.1" calcext:value-type="float">
            <text:p>-1425163372185.1</text:p>
          </table:table-cell>
        </table:table-row>
        <table:table-row table:style-name="ro1">
          <table:table-cell office:value-type="float" office:value="6.2225277141856" calcext:value-type="float">
            <text:p>6.2225277141856</text:p>
          </table:table-cell>
          <table:table-cell office:value-type="float" office:value="6.9808389467898" calcext:value-type="float">
            <text:p>6.9808389467898</text:p>
          </table:table-cell>
          <table:table-cell office:value-type="float" office:value="0.0000000031927573300231" calcext:value-type="float">
            <text:p>3.1927573300231E-09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345" calcext:value-type="float">
            <text:p>3.0015977872345</text:p>
          </table:table-cell>
          <table:table-cell office:value-type="float" office:value="557.65844832681" calcext:value-type="float">
            <text:p>557.65844832681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44.125" calcext:value-type="float">
            <text:p>44.125</text:p>
          </table:table-cell>
          <table:table-cell office:value-type="float" office:value="0" calcext:value-type="float">
            <text:p>0</text:p>
          </table:table-cell>
          <table:table-cell office:value-type="float" office:value="-2014874092057.1" calcext:value-type="float">
            <text:p>-2014874092057.1</text:p>
          </table:table-cell>
        </table:table-row>
        <table:table-row table:style-name="ro1">
          <table:table-cell office:value-type="float" office:value="6.2225277165801" calcext:value-type="float">
            <text:p>6.2225277165801</text:p>
          </table:table-cell>
          <table:table-cell office:value-type="float" office:value="6.9808389480101" calcext:value-type="float">
            <text:p>6.9808389480101</text:p>
          </table:table-cell>
          <table:table-cell office:value-type="float" office:value="0.0000000023945679975173" calcext:value-type="float">
            <text:p>2.3945679975173E-09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348" calcext:value-type="float">
            <text:p>3.0015977872348</text:p>
          </table:table-cell>
          <table:table-cell office:value-type="float" office:value="575.67339603571" calcext:value-type="float">
            <text:p>575.67339603571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44.125" calcext:value-type="float">
            <text:p>44.125</text:p>
          </table:table-cell>
          <table:table-cell office:value-type="float" office:value="0" calcext:value-type="float">
            <text:p>0</text:p>
          </table:table-cell>
          <table:table-cell office:value-type="float" office:value="-2718391932167.4" calcext:value-type="float">
            <text:p>-2718391932167.4</text:p>
          </table:table-cell>
        </table:table-row>
        <table:table-row table:style-name="ro1">
          <table:table-cell office:value-type="float" office:value="6.2225277183761" calcext:value-type="float">
            <text:p>6.2225277183761</text:p>
          </table:table-cell>
          <table:table-cell office:value-type="float" office:value="6.9808389522185" calcext:value-type="float">
            <text:p>6.9808389522185</text:p>
          </table:table-cell>
          <table:table-cell office:value-type="float" office:value="0.000000001795925998138" calcext:value-type="float">
            <text:p>1.795925998138E-09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358" calcext:value-type="float">
            <text:p>3.0015977872358</text:p>
          </table:table-cell>
          <table:table-cell office:value-type="float" office:value="592.16645007679" calcext:value-type="float">
            <text:p>592.16645007679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44.125" calcext:value-type="float">
            <text:p>44.125</text:p>
          </table:table-cell>
          <table:table-cell office:value-type="float" office:value="0" calcext:value-type="float">
            <text:p>0</text:p>
          </table:table-cell>
          <table:table-cell office:value-type="float" office:value="-3510877024363.3" calcext:value-type="float">
            <text:p>-3510877024363.3</text:p>
          </table:table-cell>
        </table:table-row>
        <table:table-row table:style-name="ro1">
          <table:table-cell office:value-type="float" office:value="6.222527719723" calcext:value-type="float">
            <text:p>6.222527719723</text:p>
          </table:table-cell>
          <table:table-cell office:value-type="float" office:value="6.9808389553558" calcext:value-type="float">
            <text:p>6.9808389553558</text:p>
          </table:table-cell>
          <table:table-cell office:value-type="float" office:value="0.0000000013469444986035" calcext:value-type="float">
            <text:p>1.3469444986035E-09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365" calcext:value-type="float">
            <text:p>3.0015977872365</text:p>
          </table:table-cell>
          <table:table-cell office:value-type="float" office:value="606.83564879891" calcext:value-type="float">
            <text:p>606.83564879891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45.125" calcext:value-type="float">
            <text:p>45.125</text:p>
          </table:table-cell>
          <table:table-cell office:value-type="float" office:value="0" calcext:value-type="float">
            <text:p>0</text:p>
          </table:table-cell>
          <table:table-cell office:value-type="float" office:value="-4351094016575.5" calcext:value-type="float">
            <text:p>-4351094016575.5</text:p>
          </table:table-cell>
        </table:table-row>
        <table:table-row table:style-name="ro1">
          <table:table-cell office:value-type="float" office:value="6.2225277207332" calcext:value-type="float">
            <text:p>6.2225277207332</text:p>
          </table:table-cell>
          <table:table-cell office:value-type="float" office:value="6.9808389665883" calcext:value-type="float">
            <text:p>6.9808389665883</text:p>
          </table:table-cell>
          <table:table-cell office:value-type="float" office:value="0.0000000010102083739526" calcext:value-type="float">
            <text:p>1.0102083739526E-09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391" calcext:value-type="float">
            <text:p>3.0015977872391</text:p>
          </table:table-cell>
          <table:table-cell office:value-type="float" office:value="619.51910818585" calcext:value-type="float">
            <text:p>619.51910818585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46.125" calcext:value-type="float">
            <text:p>46.125</text:p>
          </table:table-cell>
          <table:table-cell office:value-type="float" office:value="0" calcext:value-type="float">
            <text:p>0</text:p>
          </table:table-cell>
          <table:table-cell office:value-type="float" office:value="-5191911235077.5" calcext:value-type="float">
            <text:p>-5191911235077.5</text:p>
          </table:table-cell>
        </table:table-row>
        <table:table-row table:style-name="ro1">
          <table:table-cell office:value-type="float" office:value="6.2225277214909" calcext:value-type="float">
            <text:p>6.2225277214909</text:p>
          </table:table-cell>
          <table:table-cell office:value-type="float" office:value="6.9808389742263" calcext:value-type="float">
            <text:p>6.9808389742263</text:p>
          </table:table-cell>
          <table:table-cell office:value-type="float" office:value="0.00000000075765628046446" calcext:value-type="float">
            <text:p>7.5765628046446E-10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408" calcext:value-type="float">
            <text:p>3.0015977872408</text:p>
          </table:table-cell>
          <table:table-cell office:value-type="float" office:value="630.20686200992" calcext:value-type="float">
            <text:p>630.2068620099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46.125" calcext:value-type="float">
            <text:p>46.125</text:p>
          </table:table-cell>
          <table:table-cell office:value-type="float" office:value="0" calcext:value-type="float">
            <text:p>0</text:p>
          </table:table-cell>
          <table:table-cell office:value-type="float" office:value="-5990363618178.8" calcext:value-type="float">
            <text:p>-5990363618178.8</text:p>
          </table:table-cell>
        </table:table-row>
        <table:table-row table:style-name="ro1">
          <table:table-cell office:value-type="float" office:value="6.2225277220591" calcext:value-type="float">
            <text:p>6.2225277220591</text:p>
          </table:table-cell>
          <table:table-cell office:value-type="float" office:value="6.9808389769996" calcext:value-type="float">
            <text:p>6.9808389769996</text:p>
          </table:table-cell>
          <table:table-cell office:value-type="float" office:value="0.00000000056824221034835" calcext:value-type="float">
            <text:p>5.6824221034835E-10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414" calcext:value-type="float">
            <text:p>3.0015977872414</text:p>
          </table:table-cell>
          <table:table-cell office:value-type="float" office:value="639.01204605054" calcext:value-type="float">
            <text:p>639.01204605054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47.125" calcext:value-type="float">
            <text:p>47.125</text:p>
          </table:table-cell>
          <table:table-cell office:value-type="float" office:value="0" calcext:value-type="float">
            <text:p>0</text:p>
          </table:table-cell>
          <table:table-cell office:value-type="float" office:value="-6714578446015" calcext:value-type="float">
            <text:p>-6714578446015</text:p>
          </table:table-cell>
        </table:table-row>
        <table:table-row table:style-name="ro1">
          <table:table-cell office:value-type="float" office:value="6.2225277224853" calcext:value-type="float">
            <text:p>6.2225277224853</text:p>
          </table:table-cell>
          <table:table-cell office:value-type="float" office:value="6.9808389795366" calcext:value-type="float">
            <text:p>6.9808389795366</text:p>
          </table:table-cell>
          <table:table-cell office:value-type="float" office:value="0.00000000042618165776126" calcext:value-type="float">
            <text:p>4.2618165776126E-10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42" calcext:value-type="float">
            <text:p>3.001597787242</text:p>
          </table:table-cell>
          <table:table-cell office:value-type="float" office:value="646.12836359601" calcext:value-type="float">
            <text:p>646.12836359601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47.125" calcext:value-type="float">
            <text:p>47.125</text:p>
          </table:table-cell>
          <table:table-cell office:value-type="float" office:value="0" calcext:value-type="float">
            <text:p>0</text:p>
          </table:table-cell>
          <table:table-cell office:value-type="float" office:value="-7346318067535.5" calcext:value-type="float">
            <text:p>-7346318067535.5</text:p>
          </table:table-cell>
        </table:table-row>
        <table:table-row table:style-name="ro1">
          <table:table-cell office:value-type="float" office:value="6.2225277228049" calcext:value-type="float">
            <text:p>6.2225277228049</text:p>
          </table:table-cell>
          <table:table-cell office:value-type="float" office:value="6.9808389806051" calcext:value-type="float">
            <text:p>6.9808389806051</text:p>
          </table:table-cell>
          <table:table-cell office:value-type="float" office:value="0.00000000031963624332094" calcext:value-type="float">
            <text:p>3.1963624332094E-10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423" calcext:value-type="float">
            <text:p>3.0015977872423</text:p>
          </table:table-cell>
          <table:table-cell office:value-type="float" office:value="651.78877932627" calcext:value-type="float">
            <text:p>651.78877932627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7.125" calcext:value-type="float">
            <text:p>47.125</text:p>
          </table:table-cell>
          <table:table-cell office:value-type="float" office:value="0" calcext:value-type="float">
            <text:p>0</text:p>
          </table:table-cell>
          <table:table-cell office:value-type="float" office:value="-7879829951152.9" calcext:value-type="float">
            <text:p>-7879829951152.9</text:p>
          </table:table-cell>
        </table:table-row>
        <table:table-row table:style-name="ro1">
          <table:table-cell office:value-type="float" office:value="6.2225277230447" calcext:value-type="float">
            <text:p>6.2225277230447</text:p>
          </table:table-cell>
          <table:table-cell office:value-type="float" office:value="6.9808389809563" calcext:value-type="float">
            <text:p>6.9808389809563</text:p>
          </table:table-cell>
          <table:table-cell office:value-type="float" office:value="0.00000000023972718249071" calcext:value-type="float">
            <text:p>2.3972718249071E-10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423" calcext:value-type="float">
            <text:p>3.0015977872423</text:p>
          </table:table-cell>
          <table:table-cell office:value-type="float" office:value="656.23307894312" calcext:value-type="float">
            <text:p>656.23307894312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48.125" calcext:value-type="float">
            <text:p>48.125</text:p>
          </table:table-cell>
          <table:table-cell office:value-type="float" office:value="0" calcext:value-type="float">
            <text:p>0</text:p>
          </table:table-cell>
          <table:table-cell office:value-type="float" office:value="-8318677398826.1" calcext:value-type="float">
            <text:p>-8318677398826.1</text:p>
          </table:table-cell>
        </table:table-row>
        <table:table-row table:style-name="ro1">
          <table:table-cell office:value-type="float" office:value="6.2225277232844" calcext:value-type="float">
            <text:p>6.2225277232844</text:p>
          </table:table-cell>
          <table:table-cell office:value-type="float" office:value="6.9808389813307" calcext:value-type="float">
            <text:p>6.9808389813307</text:p>
          </table:table-cell>
          <table:table-cell office:value-type="float" office:value="0.00000000023972718249071" calcext:value-type="float">
            <text:p>2.3972718249071E-10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424" calcext:value-type="float">
            <text:p>3.0015977872424</text:p>
          </table:table-cell>
          <table:table-cell office:value-type="float" office:value="660.86300518572" calcext:value-type="float">
            <text:p>660.86300518572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49.125" calcext:value-type="float">
            <text:p>49.125</text:p>
          </table:table-cell>
          <table:table-cell office:value-type="float" office:value="0" calcext:value-type="float">
            <text:p>0</text:p>
          </table:table-cell>
          <table:table-cell office:value-type="float" office:value="-8795093971320.1" calcext:value-type="float">
            <text:p>-8795093971320.1</text:p>
          </table:table-cell>
        </table:table-row>
        <table:table-row table:style-name="ro1">
          <table:table-cell office:value-type="float" office:value="6.2225277235241" calcext:value-type="float">
            <text:p>6.2225277235241</text:p>
          </table:table-cell>
          <table:table-cell office:value-type="float" office:value="6.9808390047546" calcext:value-type="float">
            <text:p>6.9808390047546</text:p>
          </table:table-cell>
          <table:table-cell office:value-type="float" office:value="0.00000000023972718249071" calcext:value-type="float">
            <text:p>2.3972718249071E-10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478" calcext:value-type="float">
            <text:p>3.0015977872478</text:p>
          </table:table-cell>
          <table:table-cell office:value-type="float" office:value="665.6929933107" calcext:value-type="float">
            <text:p>665.6929933107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49.125" calcext:value-type="float">
            <text:p>49.125</text:p>
          </table:table-cell>
          <table:table-cell office:value-type="float" office:value="0" calcext:value-type="float">
            <text:p>0</text:p>
          </table:table-cell>
          <table:table-cell office:value-type="float" office:value="-9313612548813.1" calcext:value-type="float">
            <text:p>-9313612548813.1</text:p>
          </table:table-cell>
        </table:table-row>
        <table:table-row table:style-name="ro1">
          <table:table-cell office:value-type="float" office:value="6.2225277237638" calcext:value-type="float">
            <text:p>6.2225277237638</text:p>
          </table:table-cell>
          <table:table-cell office:value-type="float" office:value="6.9808390127925" calcext:value-type="float">
            <text:p>6.9808390127925</text:p>
          </table:table-cell>
          <table:table-cell office:value-type="float" office:value="0.00000000023972718249071" calcext:value-type="float">
            <text:p>2.3972718249071E-10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496" calcext:value-type="float">
            <text:p>3.0015977872496</text:p>
          </table:table-cell>
          <table:table-cell office:value-type="float" office:value="670.73827232041" calcext:value-type="float">
            <text:p>670.73827232041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50.125" calcext:value-type="float">
            <text:p>50.125</text:p>
          </table:table-cell>
          <table:table-cell office:value-type="float" office:value="0" calcext:value-type="float">
            <text:p>0</text:p>
          </table:table-cell>
          <table:table-cell office:value-type="float" office:value="-9879387760959.3" calcext:value-type="float">
            <text:p>-9879387760959.3</text:p>
          </table:table-cell>
        </table:table-row>
        <table:table-row table:style-name="ro1">
          <table:table-cell office:value-type="float" office:value="6.2225277239436" calcext:value-type="float">
            <text:p>6.2225277239436</text:p>
          </table:table-cell>
          <table:table-cell office:value-type="float" office:value="6.9808390146429" calcext:value-type="float">
            <text:p>6.9808390146429</text:p>
          </table:table-cell>
          <table:table-cell office:value-type="float" office:value="0.00000000017979538686803" calcext:value-type="float">
            <text:p>1.7979538686803E-10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501" calcext:value-type="float">
            <text:p>3.0015977872501</text:p>
          </table:table-cell>
          <table:table-cell office:value-type="float" office:value="674.67240734355" calcext:value-type="float">
            <text:p>674.67240734355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0.125" calcext:value-type="float">
            <text:p>50.125</text:p>
          </table:table-cell>
          <table:table-cell office:value-type="float" office:value="0" calcext:value-type="float">
            <text:p>0</text:p>
          </table:table-cell>
          <table:table-cell office:value-type="float" office:value="-10338145862487" calcext:value-type="float">
            <text:p>-10338145862487</text:p>
          </table:table-cell>
        </table:table-row>
        <table:table-row table:style-name="ro1">
          <table:table-cell office:value-type="float" office:value="6.2225277241234" calcext:value-type="float">
            <text:p>6.2225277241234</text:p>
          </table:table-cell>
          <table:table-cell office:value-type="float" office:value="6.9808390153606" calcext:value-type="float">
            <text:p>6.9808390153606</text:p>
          </table:table-cell>
          <table:table-cell office:value-type="float" office:value="0.00000000017979538686803" calcext:value-type="float">
            <text:p>1.7979538686803E-10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502" calcext:value-type="float">
            <text:p>3.0015977872502</text:p>
          </table:table-cell>
          <table:table-cell office:value-type="float" office:value="678.74391038597" calcext:value-type="float">
            <text:p>678.74391038597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0.125" calcext:value-type="float">
            <text:p>50.125</text:p>
          </table:table-cell>
          <table:table-cell office:value-type="float" office:value="0" calcext:value-type="float">
            <text:p>0</text:p>
          </table:table-cell>
          <table:table-cell office:value-type="float" office:value="-10829561450131" calcext:value-type="float">
            <text:p>-10829561450131</text:p>
          </table:table-cell>
        </table:table-row>
        <table:table-row table:style-name="ro1">
          <table:table-cell office:value-type="float" office:value="6.2225277243032" calcext:value-type="float">
            <text:p>6.2225277243032</text:p>
          </table:table-cell>
          <table:table-cell office:value-type="float" office:value="6.9808390157768" calcext:value-type="float">
            <text:p>6.9808390157768</text:p>
          </table:table-cell>
          <table:table-cell office:value-type="float" office:value="0.00000000017979538686803" calcext:value-type="float">
            <text:p>1.7979538686803E-10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503" calcext:value-type="float">
            <text:p>3.0015977872503</text:p>
          </table:table-cell>
          <table:table-cell office:value-type="float" office:value="682.96137637832" calcext:value-type="float">
            <text:p>682.96137637832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2.125" calcext:value-type="float">
            <text:p>52.125</text:p>
          </table:table-cell>
          <table:table-cell office:value-type="float" office:value="0" calcext:value-type="float">
            <text:p>0</text:p>
          </table:table-cell>
          <table:table-cell office:value-type="float" office:value="-11356859470165" calcext:value-type="float">
            <text:p>-11356859470165</text:p>
          </table:table-cell>
        </table:table-row>
        <table:table-row table:style-name="ro1">
          <table:table-cell office:value-type="float" office:value="6.222527724483" calcext:value-type="float">
            <text:p>6.222527724483</text:p>
          </table:table-cell>
          <table:table-cell office:value-type="float" office:value="6.9808390159602" calcext:value-type="float">
            <text:p>6.9808390159602</text:p>
          </table:table-cell>
          <table:table-cell office:value-type="float" office:value="0.00000000017979538686803" calcext:value-type="float">
            <text:p>1.7979538686803E-10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504" calcext:value-type="float">
            <text:p>3.0015977872504</text:p>
          </table:table-cell>
          <table:table-cell office:value-type="float" office:value="687.33388241301" calcext:value-type="float">
            <text:p>687.33388241301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52.125" calcext:value-type="float">
            <text:p>52.125</text:p>
          </table:table-cell>
          <table:table-cell office:value-type="float" office:value="0" calcext:value-type="float">
            <text:p>0</text:p>
          </table:table-cell>
          <table:table-cell office:value-type="float" office:value="-11923638677397" calcext:value-type="float">
            <text:p>-11923638677397</text:p>
          </table:table-cell>
        </table:table-row>
        <table:table-row table:style-name="ro1">
          <table:table-cell office:value-type="float" office:value="6.2225277246179" calcext:value-type="float">
            <text:p>6.2225277246179</text:p>
          </table:table-cell>
          <table:table-cell office:value-type="float" office:value="6.9808390160885" calcext:value-type="float">
            <text:p>6.9808390160885</text:p>
          </table:table-cell>
          <table:table-cell office:value-type="float" office:value="0.00000000013484654015102" calcext:value-type="float">
            <text:p>1.3484654015102E-10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504" calcext:value-type="float">
            <text:p>3.0015977872504</text:p>
          </table:table-cell>
          <table:table-cell office:value-type="float" office:value="690.72025311454" calcext:value-type="float">
            <text:p>690.7202531145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2.125" calcext:value-type="float">
            <text:p>52.125</text:p>
          </table:table-cell>
          <table:table-cell office:value-type="float" office:value="0" calcext:value-type="float">
            <text:p>0</text:p>
          </table:table-cell>
          <table:table-cell office:value-type="float" office:value="-12376966464991" calcext:value-type="float">
            <text:p>-12376966464991</text:p>
          </table:table-cell>
        </table:table-row>
        <table:table-row table:style-name="ro1">
          <table:table-cell office:value-type="float" office:value="6.2225277247527" calcext:value-type="float">
            <text:p>6.2225277247527</text:p>
          </table:table-cell>
          <table:table-cell office:value-type="float" office:value="6.9808390660696" calcext:value-type="float">
            <text:p>6.9808390660696</text:p>
          </table:table-cell>
          <table:table-cell office:value-type="float" office:value="0.00000000013484654015102" calcext:value-type="float">
            <text:p>1.3484654015102E-10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618" calcext:value-type="float">
            <text:p>3.0015977872618</text:p>
          </table:table-cell>
          <table:table-cell office:value-type="float" office:value="694.20336759512" calcext:value-type="float">
            <text:p>694.2033675951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2.125" calcext:value-type="float">
            <text:p>52.125</text:p>
          </table:table-cell>
          <table:table-cell office:value-type="float" office:value="0" calcext:value-type="float">
            <text:p>0</text:p>
          </table:table-cell>
          <table:table-cell office:value-type="float" office:value="-12856609065866" calcext:value-type="float">
            <text:p>-12856609065866</text:p>
          </table:table-cell>
        </table:table-row>
        <table:table-row table:style-name="ro1">
          <table:table-cell office:value-type="float" office:value="6.2225277248876" calcext:value-type="float">
            <text:p>6.2225277248876</text:p>
          </table:table-cell>
          <table:table-cell office:value-type="float" office:value="6.9808390827659" calcext:value-type="float">
            <text:p>6.9808390827659</text:p>
          </table:table-cell>
          <table:table-cell office:value-type="float" office:value="0.00000000013484654015102" calcext:value-type="float">
            <text:p>1.3484654015102E-10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656" calcext:value-type="float">
            <text:p>3.0015977872656</text:p>
          </table:table-cell>
          <table:table-cell office:value-type="float" office:value="697.78815663476" calcext:value-type="float">
            <text:p>697.7881566347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2.125" calcext:value-type="float">
            <text:p>52.125</text:p>
          </table:table-cell>
          <table:table-cell office:value-type="float" office:value="0" calcext:value-type="float">
            <text:p>0</text:p>
          </table:table-cell>
          <table:table-cell office:value-type="float" office:value="-13364675905604" calcext:value-type="float">
            <text:p>-13364675905604</text:p>
          </table:table-cell>
        </table:table-row>
        <table:table-row table:style-name="ro1">
          <table:table-cell office:value-type="float" office:value="6.2225277250224" calcext:value-type="float">
            <text:p>6.2225277250224</text:p>
          </table:table-cell>
          <table:table-cell office:value-type="float" office:value="6.9808390883965" calcext:value-type="float">
            <text:p>6.9808390883965</text:p>
          </table:table-cell>
          <table:table-cell office:value-type="float" office:value="0.00000000013484654015102" calcext:value-type="float">
            <text:p>1.3484654015102E-10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669" calcext:value-type="float">
            <text:p>3.0015977872669</text:p>
          </table:table-cell>
          <table:table-cell office:value-type="float" office:value="701.47974534996" calcext:value-type="float">
            <text:p>701.4797453499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3.125" calcext:value-type="float">
            <text:p>53.125</text:p>
          </table:table-cell>
          <table:table-cell office:value-type="float" office:value="0" calcext:value-type="float">
            <text:p>0</text:p>
          </table:table-cell>
          <table:table-cell office:value-type="float" office:value="-13903469698771" calcext:value-type="float">
            <text:p>-13903469698771</text:p>
          </table:table-cell>
        </table:table-row>
        <table:table-row table:style-name="ro1">
          <table:table-cell office:value-type="float" office:value="6.2225277251573" calcext:value-type="float">
            <text:p>6.2225277251573</text:p>
          </table:table-cell>
          <table:table-cell office:value-type="float" office:value="6.9808390903714" calcext:value-type="float">
            <text:p>6.9808390903714</text:p>
          </table:table-cell>
          <table:table-cell office:value-type="float" office:value="0.00000000013484654015102" calcext:value-type="float">
            <text:p>1.3484654015102E-10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674" calcext:value-type="float">
            <text:p>3.0015977872674</text:p>
          </table:table-cell>
          <table:table-cell office:value-type="float" office:value="705.28357366238" calcext:value-type="float">
            <text:p>705.2835736623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3.125" calcext:value-type="float">
            <text:p>53.125</text:p>
          </table:table-cell>
          <table:table-cell office:value-type="float" office:value="0" calcext:value-type="float">
            <text:p>0</text:p>
          </table:table-cell>
          <table:table-cell office:value-type="float" office:value="-14475523604542" calcext:value-type="float">
            <text:p>-14475523604542</text:p>
          </table:table-cell>
        </table:table-row>
        <table:table-row table:style-name="ro1">
          <table:table-cell office:value-type="float" office:value="6.2225277252921" calcext:value-type="float">
            <text:p>6.2225277252921</text:p>
          </table:table-cell>
          <table:table-cell office:value-type="float" office:value="6.9808390910587" calcext:value-type="float">
            <text:p>6.9808390910587</text:p>
          </table:table-cell>
          <table:table-cell office:value-type="float" office:value="0.00000000013484654015102" calcext:value-type="float">
            <text:p>1.3484654015102E-10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675" calcext:value-type="float">
            <text:p>3.0015977872675</text:p>
          </table:table-cell>
          <table:table-cell office:value-type="float" office:value="709.20545968031" calcext:value-type="float">
            <text:p>709.20545968031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53.125" calcext:value-type="float">
            <text:p>53.125</text:p>
          </table:table-cell>
          <table:table-cell office:value-type="float" office:value="0" calcext:value-type="float">
            <text:p>0</text:p>
          </table:table-cell>
          <table:table-cell office:value-type="float" office:value="-15083634795836" calcext:value-type="float">
            <text:p>-15083634795836</text:p>
          </table:table-cell>
        </table:table-row>
        <table:table-row table:style-name="ro1">
          <table:table-cell office:value-type="float" office:value="6.2225277253932" calcext:value-type="float">
            <text:p>6.2225277253932</text:p>
          </table:table-cell>
          <table:table-cell office:value-type="float" office:value="6.9808390912512" calcext:value-type="float">
            <text:p>6.9808390912512</text:p>
          </table:table-cell>
          <table:table-cell office:value-type="float" office:value="0.00000000010113490511327" calcext:value-type="float">
            <text:p>1.0113490511327E-10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676" calcext:value-type="float">
            <text:p>3.0015977872676</text:p>
          </table:table-cell>
          <table:table-cell office:value-type="float" office:value="712.22769920471" calcext:value-type="float">
            <text:p>712.2276992047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3.125" calcext:value-type="float">
            <text:p>53.125</text:p>
          </table:table-cell>
          <table:table-cell office:value-type="float" office:value="0" calcext:value-type="float">
            <text:p>0</text:p>
          </table:table-cell>
          <table:table-cell office:value-type="float" office:value="-15565168580903" calcext:value-type="float">
            <text:p>-15565168580903</text:p>
          </table:table-cell>
        </table:table-row>
        <table:table-row table:style-name="ro1">
          <table:table-cell office:value-type="float" office:value="6.2225277254944" calcext:value-type="float">
            <text:p>6.2225277254944</text:p>
          </table:table-cell>
          <table:table-cell office:value-type="float" office:value="6.9808391216851" calcext:value-type="float">
            <text:p>6.9808391216851</text:p>
          </table:table-cell>
          <table:table-cell office:value-type="float" office:value="0.00000000010113490511327" calcext:value-type="float">
            <text:p>1.0113490511327E-10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746" calcext:value-type="float">
            <text:p>3.0015977872746</text:p>
          </table:table-cell>
          <table:table-cell office:value-type="float" office:value="715.32240733697" calcext:value-type="float">
            <text:p>715.32240733697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3.125" calcext:value-type="float">
            <text:p>53.125</text:p>
          </table:table-cell>
          <table:table-cell office:value-type="float" office:value="0" calcext:value-type="float">
            <text:p>0</text:p>
          </table:table-cell>
          <table:table-cell office:value-type="float" office:value="-16070105485461" calcext:value-type="float">
            <text:p>-16070105485461</text:p>
          </table:table-cell>
        </table:table-row>
        <table:table-row table:style-name="ro1">
          <table:table-cell office:value-type="float" office:value="6.2225277255955" calcext:value-type="float">
            <text:p>6.2225277255955</text:p>
          </table:table-cell>
          <table:table-cell office:value-type="float" office:value="6.9808392186092" calcext:value-type="float">
            <text:p>6.9808392186092</text:p>
          </table:table-cell>
          <table:table-cell office:value-type="float" office:value="0.00000000010113490511327" calcext:value-type="float">
            <text:p>1.0113490511327E-10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2967" calcext:value-type="float">
            <text:p>3.0015977872967</text:p>
          </table:table-cell>
          <table:table-cell office:value-type="float" office:value="718.49267356162" calcext:value-type="float">
            <text:p>718.4926735616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3.125" calcext:value-type="float">
            <text:p>53.125</text:p>
          </table:table-cell>
          <table:table-cell office:value-type="float" office:value="0" calcext:value-type="float">
            <text:p>0</text:p>
          </table:table-cell>
          <table:table-cell office:value-type="float" office:value="-16600010964176" calcext:value-type="float">
            <text:p>-16600010964176</text:p>
          </table:table-cell>
        </table:table-row>
        <table:table-row table:style-name="ro1">
          <table:table-cell office:value-type="float" office:value="6.2225277256967" calcext:value-type="float">
            <text:p>6.2225277256967</text:p>
          </table:table-cell>
          <table:table-cell office:value-type="float" office:value="6.9808392509398" calcext:value-type="float">
            <text:p>6.9808392509398</text:p>
          </table:table-cell>
          <table:table-cell office:value-type="float" office:value="0.00000000010113490511327" calcext:value-type="float">
            <text:p>1.0113490511327E-10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3041" calcext:value-type="float">
            <text:p>3.0015977873041</text:p>
          </table:table-cell>
          <table:table-cell office:value-type="float" office:value="721.74167300983" calcext:value-type="float">
            <text:p>721.74167300983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3.125" calcext:value-type="float">
            <text:p>53.125</text:p>
          </table:table-cell>
          <table:table-cell office:value-type="float" office:value="0" calcext:value-type="float">
            <text:p>0</text:p>
          </table:table-cell>
          <table:table-cell office:value-type="float" office:value="-17156567234081" calcext:value-type="float">
            <text:p>-17156567234081</text:p>
          </table:table-cell>
        </table:table-row>
        <table:table-row table:style-name="ro1">
          <table:table-cell office:value-type="float" office:value="6.2225277257978" calcext:value-type="float">
            <text:p>6.2225277257978</text:p>
          </table:table-cell>
          <table:table-cell office:value-type="float" office:value="6.9808392617507" calcext:value-type="float">
            <text:p>6.9808392617507</text:p>
          </table:table-cell>
          <table:table-cell office:value-type="float" office:value="0.00000000010113490511327" calcext:value-type="float">
            <text:p>1.0113490511327E-10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3066" calcext:value-type="float">
            <text:p>3.0015977873066</text:p>
          </table:table-cell>
          <table:table-cell office:value-type="float" office:value="725.0727371372" calcext:value-type="float">
            <text:p>725.0727371372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3.125" calcext:value-type="float">
            <text:p>53.125</text:p>
          </table:table-cell>
          <table:table-cell office:value-type="float" office:value="0" calcext:value-type="float">
            <text:p>0</text:p>
          </table:table-cell>
          <table:table-cell office:value-type="float" office:value="-17741594986207" calcext:value-type="float">
            <text:p>-17741594986207</text:p>
          </table:table-cell>
        </table:table-row>
        <table:table-row table:style-name="ro1">
          <table:table-cell office:value-type="float" office:value="6.2225277258989" calcext:value-type="float">
            <text:p>6.2225277258989</text:p>
          </table:table-cell>
          <table:table-cell office:value-type="float" office:value="6.9808392734137" calcext:value-type="float">
            <text:p>6.9808392734137</text:p>
          </table:table-cell>
          <table:table-cell office:value-type="float" office:value="0.00000000010113490511327" calcext:value-type="float">
            <text:p>1.0113490511327E-10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3093" calcext:value-type="float">
            <text:p>3.0015977873093</text:p>
          </table:table-cell>
          <table:table-cell office:value-type="float" office:value="728.48938705745" calcext:value-type="float">
            <text:p>728.48938705745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3.125" calcext:value-type="float">
            <text:p>53.125</text:p>
          </table:table-cell>
          <table:table-cell office:value-type="float" office:value="0" calcext:value-type="float">
            <text:p>0</text:p>
          </table:table-cell>
          <table:table-cell office:value-type="float" office:value="-18357071237447" calcext:value-type="float">
            <text:p>-18357071237447</text:p>
          </table:table-cell>
        </table:table-row>
        <table:table-row table:style-name="ro1">
          <table:table-cell office:value-type="float" office:value="6.2225277260001" calcext:value-type="float">
            <text:p>6.2225277260001</text:p>
          </table:table-cell>
          <table:table-cell office:value-type="float" office:value="6.980839356622" calcext:value-type="float">
            <text:p>6.980839356622</text:p>
          </table:table-cell>
          <table:table-cell office:value-type="float" office:value="0.00000000010113490511327" calcext:value-type="float">
            <text:p>1.0113490511327E-10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3283" calcext:value-type="float">
            <text:p>3.0015977873283</text:p>
          </table:table-cell>
          <table:table-cell office:value-type="float" office:value="731.99535548223" calcext:value-type="float">
            <text:p>731.99535548223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7.125" calcext:value-type="float">
            <text:p>57.125</text:p>
          </table:table-cell>
          <table:table-cell office:value-type="float" office:value="0" calcext:value-type="float">
            <text:p>0</text:p>
          </table:table-cell>
          <table:table-cell office:value-type="float" office:value="-19005147006295" calcext:value-type="float">
            <text:p>-19005147006295</text:p>
          </table:table-cell>
        </table:table-row>
        <table:table-row table:style-name="ro1">
          <table:table-cell office:value-type="float" office:value="6.2225277261012" calcext:value-type="float">
            <text:p>6.2225277261012</text:p>
          </table:table-cell>
          <table:table-cell office:value-type="float" office:value="6.9808393843881" calcext:value-type="float">
            <text:p>6.9808393843881</text:p>
          </table:table-cell>
          <table:table-cell office:value-type="float" office:value="0.00000000010113490511327" calcext:value-type="float">
            <text:p>1.0113490511327E-10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3347" calcext:value-type="float">
            <text:p>3.0015977873347</text:p>
          </table:table-cell>
          <table:table-cell office:value-type="float" office:value="735.59460598181" calcext:value-type="float">
            <text:p>735.59460598181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57.125" calcext:value-type="float">
            <text:p>57.125</text:p>
          </table:table-cell>
          <table:table-cell office:value-type="float" office:value="0" calcext:value-type="float">
            <text:p>0</text:p>
          </table:table-cell>
          <table:table-cell office:value-type="float" office:value="-19688166594408" calcext:value-type="float">
            <text:p>-19688166594408</text:p>
          </table:table-cell>
        </table:table-row>
        <table:table-row table:style-name="ro1">
          <table:table-cell office:value-type="float" office:value="6.222527726177" calcext:value-type="float">
            <text:p>6.222527726177</text:p>
          </table:table-cell>
          <table:table-cell office:value-type="float" office:value="6.9808394176321" calcext:value-type="float">
            <text:p>6.9808394176321</text:p>
          </table:table-cell>
          <table:table-cell office:value-type="float" office:value="0.000000000075851178834951" calcext:value-type="float">
            <text:p>7.5851178834951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3423" calcext:value-type="float">
            <text:p>3.0015977873423</text:p>
          </table:table-cell>
          <table:table-cell office:value-type="float" office:value="738.35752393123" calcext:value-type="float">
            <text:p>738.3575239312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7.125" calcext:value-type="float">
            <text:p>57.125</text:p>
          </table:table-cell>
          <table:table-cell office:value-type="float" office:value="0" calcext:value-type="float">
            <text:p>0</text:p>
          </table:table-cell>
          <table:table-cell office:value-type="float" office:value="-20224842422435" calcext:value-type="float">
            <text:p>-20224842422435</text:p>
          </table:table-cell>
        </table:table-row>
        <table:table-row table:style-name="ro1">
          <table:table-cell office:value-type="float" office:value="6.2225277262529" calcext:value-type="float">
            <text:p>6.2225277262529</text:p>
          </table:table-cell>
          <table:table-cell office:value-type="float" office:value="6.9808394899321" calcext:value-type="float">
            <text:p>6.9808394899321</text:p>
          </table:table-cell>
          <table:table-cell office:value-type="float" office:value="0.000000000075851178834951" calcext:value-type="float">
            <text:p>7.5851178834951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3588" calcext:value-type="float">
            <text:p>3.0015977873588</text:p>
          </table:table-cell>
          <table:table-cell office:value-type="float" office:value="741.17699243666" calcext:value-type="float">
            <text:p>741.17699243666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7.125" calcext:value-type="float">
            <text:p>57.125</text:p>
          </table:table-cell>
          <table:table-cell office:value-type="float" office:value="0" calcext:value-type="float">
            <text:p>0</text:p>
          </table:table-cell>
          <table:table-cell office:value-type="float" office:value="-20783740277375" calcext:value-type="float">
            <text:p>-20783740277375</text:p>
          </table:table-cell>
        </table:table-row>
        <table:table-row table:style-name="ro1">
          <table:table-cell office:value-type="float" office:value="6.2225277263287" calcext:value-type="float">
            <text:p>6.2225277263287</text:p>
          </table:table-cell>
          <table:table-cell office:value-type="float" office:value="6.9808396126174" calcext:value-type="float">
            <text:p>6.9808396126174</text:p>
          </table:table-cell>
          <table:table-cell office:value-type="float" office:value="0.000000000075851178834951" calcext:value-type="float">
            <text:p>7.5851178834951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3869" calcext:value-type="float">
            <text:p>3.0015977873869</text:p>
          </table:table-cell>
          <table:table-cell office:value-type="float" office:value="744.05506485115" calcext:value-type="float">
            <text:p>744.05506485115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7.125" calcext:value-type="float">
            <text:p>57.125</text:p>
          </table:table-cell>
          <table:table-cell office:value-type="float" office:value="0" calcext:value-type="float">
            <text:p>0</text:p>
          </table:table-cell>
          <table:table-cell office:value-type="float" office:value="-21366123553708" calcext:value-type="float">
            <text:p>-21366123553708</text:p>
          </table:table-cell>
        </table:table-row>
        <table:table-row table:style-name="ro1">
          <table:table-cell office:value-type="float" office:value="6.2225277264046" calcext:value-type="float">
            <text:p>6.2225277264046</text:p>
          </table:table-cell>
          <table:table-cell office:value-type="float" office:value="6.9808396535238" calcext:value-type="float">
            <text:p>6.9808396535238</text:p>
          </table:table-cell>
          <table:table-cell office:value-type="float" office:value="0.000000000075851178834951" calcext:value-type="float">
            <text:p>7.5851178834951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3963" calcext:value-type="float">
            <text:p>3.0015977873963</text:p>
          </table:table-cell>
          <table:table-cell office:value-type="float" office:value="746.99383281992" calcext:value-type="float">
            <text:p>746.99383281992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7.125" calcext:value-type="float">
            <text:p>57.125</text:p>
          </table:table-cell>
          <table:table-cell office:value-type="float" office:value="0" calcext:value-type="float">
            <text:p>0</text:p>
          </table:table-cell>
          <table:table-cell office:value-type="float" office:value="-21973333514712" calcext:value-type="float">
            <text:p>-21973333514712</text:p>
          </table:table-cell>
        </table:table-row>
        <table:table-row table:style-name="ro1">
          <table:table-cell office:value-type="float" office:value="6.2225277264805" calcext:value-type="float">
            <text:p>6.2225277264805</text:p>
          </table:table-cell>
          <table:table-cell office:value-type="float" office:value="6.9808396671754" calcext:value-type="float">
            <text:p>6.9808396671754</text:p>
          </table:table-cell>
          <table:table-cell office:value-type="float" office:value="0.000000000075851178834951" calcext:value-type="float">
            <text:p>7.5851178834951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3994" calcext:value-type="float">
            <text:p>3.0015977873994</text:p>
          </table:table-cell>
          <table:table-cell office:value-type="float" office:value="749.99547165301" calcext:value-type="float">
            <text:p>749.99547165301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7.125" calcext:value-type="float">
            <text:p>57.125</text:p>
          </table:table-cell>
          <table:table-cell office:value-type="float" office:value="0" calcext:value-type="float">
            <text:p>0</text:p>
          </table:table-cell>
          <table:table-cell office:value-type="float" office:value="-22606804020315" calcext:value-type="float">
            <text:p>-22606804020315</text:p>
          </table:table-cell>
        </table:table-row>
        <table:table-row table:style-name="ro1">
          <table:table-cell office:value-type="float" office:value="6.2225277265563" calcext:value-type="float">
            <text:p>6.2225277265563</text:p>
          </table:table-cell>
          <table:table-cell office:value-type="float" office:value="6.9808396922441" calcext:value-type="float">
            <text:p>6.9808396922441</text:p>
          </table:table-cell>
          <table:table-cell office:value-type="float" office:value="0.000000000075851178834951" calcext:value-type="float">
            <text:p>7.5851178834951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4051" calcext:value-type="float">
            <text:p>3.0015977874051</text:p>
          </table:table-cell>
          <table:table-cell office:value-type="float" office:value="753.06226000696" calcext:value-type="float">
            <text:p>753.0622600069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7.125" calcext:value-type="float">
            <text:p>57.125</text:p>
          </table:table-cell>
          <table:table-cell office:value-type="float" office:value="0" calcext:value-type="float">
            <text:p>0</text:p>
          </table:table-cell>
          <table:table-cell office:value-type="float" office:value="-23268072462687" calcext:value-type="float">
            <text:p>-23268072462687</text:p>
          </table:table-cell>
        </table:table-row>
        <table:table-row table:style-name="ro1">
          <table:table-cell office:value-type="float" office:value="6.2225277266322" calcext:value-type="float">
            <text:p>6.2225277266322</text:p>
          </table:table-cell>
          <table:table-cell office:value-type="float" office:value="6.9808397666039" calcext:value-type="float">
            <text:p>6.9808397666039</text:p>
          </table:table-cell>
          <table:table-cell office:value-type="float" office:value="0.000000000075851178834951" calcext:value-type="float">
            <text:p>7.5851178834951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4222" calcext:value-type="float">
            <text:p>3.0015977874222</text:p>
          </table:table-cell>
          <table:table-cell office:value-type="float" office:value="756.196591438" calcext:value-type="float">
            <text:p>756.19659143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7.125" calcext:value-type="float">
            <text:p>57.125</text:p>
          </table:table-cell>
          <table:table-cell office:value-type="float" office:value="0" calcext:value-type="float">
            <text:p>0</text:p>
          </table:table-cell>
          <table:table-cell office:value-type="float" office:value="-23958789912918" calcext:value-type="float">
            <text:p>-23958789912918</text:p>
          </table:table-cell>
        </table:table-row>
        <table:table-row table:style-name="ro1">
          <table:table-cell office:value-type="float" office:value="6.222527726708" calcext:value-type="float">
            <text:p>6.222527726708</text:p>
          </table:table-cell>
          <table:table-cell office:value-type="float" office:value="6.9808399053079" calcext:value-type="float">
            <text:p>6.9808399053079</text:p>
          </table:table-cell>
          <table:table-cell office:value-type="float" office:value="0.000000000075851178834951" calcext:value-type="float">
            <text:p>7.5851178834951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4539" calcext:value-type="float">
            <text:p>3.0015977874539</text:p>
          </table:table-cell>
          <table:table-cell office:value-type="float" office:value="759.40098368024" calcext:value-type="float">
            <text:p>759.4009836802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24680731725838" calcext:value-type="float">
            <text:p>-24680731725838</text:p>
          </table:table-cell>
        </table:table-row>
        <table:table-row table:style-name="ro1">
          <table:table-cell office:value-type="float" office:value="6.2225277267839" calcext:value-type="float">
            <text:p>6.2225277267839</text:p>
          </table:table-cell>
          <table:table-cell office:value-type="float" office:value="6.9808399515605" calcext:value-type="float">
            <text:p>6.9808399515605</text:p>
          </table:table-cell>
          <table:table-cell office:value-type="float" office:value="0.000000000075851178834951" calcext:value-type="float">
            <text:p>7.5851178834951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4645" calcext:value-type="float">
            <text:p>3.0015977874645</text:p>
          </table:table-cell>
          <table:table-cell office:value-type="float" office:value="762.67808763369" calcext:value-type="float">
            <text:p>762.67808763369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25435809126742" calcext:value-type="float">
            <text:p>-25435809126742</text:p>
          </table:table-cell>
        </table:table-row>
        <table:table-row table:style-name="ro1">
          <table:table-cell office:value-type="float" office:value="6.2225277268407" calcext:value-type="float">
            <text:p>6.2225277268407</text:p>
          </table:table-cell>
          <table:table-cell office:value-type="float" office:value="6.980840006935" calcext:value-type="float">
            <text:p>6.980840006935</text:p>
          </table:table-cell>
          <table:table-cell office:value-type="float" office:value="0.000000000056888384126213" calcext:value-type="float">
            <text:p>5.6888384126213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4772" calcext:value-type="float">
            <text:p>3.0015977874772</text:p>
          </table:table-cell>
          <table:table-cell office:value-type="float" office:value="765.18513502716" calcext:value-type="float">
            <text:p>765.18513502716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26025054539417" calcext:value-type="float">
            <text:p>-26025054539417</text:p>
          </table:table-cell>
        </table:table-row>
        <table:table-row table:style-name="ro1">
          <table:table-cell office:value-type="float" office:value="6.2225277268976" calcext:value-type="float">
            <text:p>6.2225277268976</text:p>
          </table:table-cell>
          <table:table-cell office:value-type="float" office:value="6.9808400915511" calcext:value-type="float">
            <text:p>6.9808400915511</text:p>
          </table:table-cell>
          <table:table-cell office:value-type="float" office:value="0.000000000056888384126213" calcext:value-type="float">
            <text:p>5.6888384126213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4965" calcext:value-type="float">
            <text:p>3.0015977874965</text:p>
          </table:table-cell>
          <table:table-cell office:value-type="float" office:value="767.73578011802" calcext:value-type="float">
            <text:p>767.7357801180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26634995347527" calcext:value-type="float">
            <text:p>-26634995347527</text:p>
          </table:table-cell>
        </table:table-row>
        <table:table-row table:style-name="ro1">
          <table:table-cell office:value-type="float" office:value="6.2225277269545" calcext:value-type="float">
            <text:p>6.2225277269545</text:p>
          </table:table-cell>
          <table:table-cell office:value-type="float" office:value="6.9808402101615" calcext:value-type="float">
            <text:p>6.9808402101615</text:p>
          </table:table-cell>
          <table:table-cell office:value-type="float" office:value="0.000000000056888384126213" calcext:value-type="float">
            <text:p>5.6888384126213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5237" calcext:value-type="float">
            <text:p>3.0015977875237</text:p>
          </table:table-cell>
          <table:table-cell office:value-type="float" office:value="770.33136541039" calcext:value-type="float">
            <text:p>770.33136541039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27266627509938" calcext:value-type="float">
            <text:p>-27266627509938</text:p>
          </table:table-cell>
        </table:table-row>
        <table:table-row table:style-name="ro1">
          <table:table-cell office:value-type="float" office:value="6.2225277270114" calcext:value-type="float">
            <text:p>6.2225277270114</text:p>
          </table:table-cell>
          <table:table-cell office:value-type="float" office:value="6.9808403654236" calcext:value-type="float">
            <text:p>6.9808403654236</text:p>
          </table:table-cell>
          <table:table-cell office:value-type="float" office:value="0.000000000056888384126213" calcext:value-type="float">
            <text:p>5.6888384126213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5592" calcext:value-type="float">
            <text:p>3.0015977875592</text:p>
          </table:table-cell>
          <table:table-cell office:value-type="float" office:value="772.97324781831" calcext:value-type="float">
            <text:p>772.9732478183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27920997161457" calcext:value-type="float">
            <text:p>-27920997161457</text:p>
          </table:table-cell>
        </table:table-row>
        <table:table-row table:style-name="ro1">
          <table:table-cell office:value-type="float" office:value="6.2225277270683" calcext:value-type="float">
            <text:p>6.2225277270683</text:p>
          </table:table-cell>
          <table:table-cell office:value-type="float" office:value="6.9808404173635" calcext:value-type="float">
            <text:p>6.9808404173635</text:p>
          </table:table-cell>
          <table:table-cell office:value-type="float" office:value="0.000000000056888384126213" calcext:value-type="float">
            <text:p>5.6888384126213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5711" calcext:value-type="float">
            <text:p>3.0015977875711</text:p>
          </table:table-cell>
          <table:table-cell office:value-type="float" office:value="775.66282768926" calcext:value-type="float">
            <text:p>775.66282768926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28599210787190" calcext:value-type="float">
            <text:p>-28599210787190</text:p>
          </table:table-cell>
        </table:table-row>
        <table:table-row table:style-name="ro1">
          <table:table-cell office:value-type="float" office:value="6.2225277271252" calcext:value-type="float">
            <text:p>6.2225277271252</text:p>
          </table:table-cell>
          <table:table-cell office:value-type="float" office:value="6.980840453129" calcext:value-type="float">
            <text:p>6.980840453129</text:p>
          </table:table-cell>
          <table:table-cell office:value-type="float" office:value="0.000000000056888384126213" calcext:value-type="float">
            <text:p>5.6888384126213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5793" calcext:value-type="float">
            <text:p>3.0015977875793</text:p>
          </table:table-cell>
          <table:table-cell office:value-type="float" office:value="778.40156055383" calcext:value-type="float">
            <text:p>778.40156055383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29302441753328" calcext:value-type="float">
            <text:p>-29302441753328</text:p>
          </table:table-cell>
        </table:table-row>
        <table:table-row table:style-name="ro1">
          <table:table-cell office:value-type="float" office:value="6.2225277271821" calcext:value-type="float">
            <text:p>6.2225277271821</text:p>
          </table:table-cell>
          <table:table-cell office:value-type="float" office:value="6.9808405122466" calcext:value-type="float">
            <text:p>6.9808405122466</text:p>
          </table:table-cell>
          <table:table-cell office:value-type="float" office:value="0.000000000056888384126213" calcext:value-type="float">
            <text:p>5.6888384126213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5928" calcext:value-type="float">
            <text:p>3.0015977875928</text:p>
          </table:table-cell>
          <table:table-cell office:value-type="float" office:value="781.19096329846" calcext:value-type="float">
            <text:p>781.1909632984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30031936121293" calcext:value-type="float">
            <text:p>-30031936121293</text:p>
          </table:table-cell>
        </table:table-row>
        <table:table-row table:style-name="ro1">
          <table:table-cell office:value-type="float" office:value="6.222527727239" calcext:value-type="float">
            <text:p>6.222527727239</text:p>
          </table:table-cell>
          <table:table-cell office:value-type="float" office:value="6.9808406090616" calcext:value-type="float">
            <text:p>6.9808406090616</text:p>
          </table:table-cell>
          <table:table-cell office:value-type="float" office:value="0.000000000056888384126213" calcext:value-type="float">
            <text:p>5.6888384126213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615" calcext:value-type="float">
            <text:p>3.001597787615</text:p>
          </table:table-cell>
          <table:table-cell office:value-type="float" office:value="784.03261864787" calcext:value-type="float">
            <text:p>784.03261864787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30789018390550" calcext:value-type="float">
            <text:p>-30789018390550</text:p>
          </table:table-cell>
        </table:table-row>
        <table:table-row table:style-name="ro1">
          <table:table-cell office:value-type="float" office:value="6.2225277272959" calcext:value-type="float">
            <text:p>6.2225277272959</text:p>
          </table:table-cell>
          <table:table-cell office:value-type="float" office:value="6.9808407498927" calcext:value-type="float">
            <text:p>6.9808407498927</text:p>
          </table:table-cell>
          <table:table-cell office:value-type="float" office:value="0.000000000056888384126213" calcext:value-type="float">
            <text:p>5.6888384126213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6472" calcext:value-type="float">
            <text:p>3.0015977876472</text:p>
          </table:table-cell>
          <table:table-cell office:value-type="float" office:value="786.92817925744" calcext:value-type="float">
            <text:p>786.9281792574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31575097588234" calcext:value-type="float">
            <text:p>-31575097588234</text:p>
          </table:table-cell>
        </table:table-row>
        <table:table-row table:style-name="ro1">
          <table:table-cell office:value-type="float" office:value="6.2225277273527" calcext:value-type="float">
            <text:p>6.2225277273527</text:p>
          </table:table-cell>
          <table:table-cell office:value-type="float" office:value="6.9808407970477" calcext:value-type="float">
            <text:p>6.9808407970477</text:p>
          </table:table-cell>
          <table:table-cell office:value-type="float" office:value="0.000000000056888384126213" calcext:value-type="float">
            <text:p>5.6888384126213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658" calcext:value-type="float">
            <text:p>3.001597787658</text:p>
          </table:table-cell>
          <table:table-cell office:value-type="float" office:value="789.87937186396" calcext:value-type="float">
            <text:p>789.87937186396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32391673908798" calcext:value-type="float">
            <text:p>-32391673908798</text:p>
          </table:table-cell>
        </table:table-row>
        <table:table-row table:style-name="ro1">
          <table:table-cell office:value-type="float" office:value="6.2225277273954" calcext:value-type="float">
            <text:p>6.2225277273954</text:p>
          </table:table-cell>
          <table:table-cell office:value-type="float" office:value="6.9808408491116" calcext:value-type="float">
            <text:p>6.9808408491116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6699" calcext:value-type="float">
            <text:p>3.0015977876699</text:p>
          </table:table-cell>
          <table:table-cell office:value-type="float" office:value="792.13024668138" calcext:value-type="float">
            <text:p>792.13024668138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33025046047542" calcext:value-type="float">
            <text:p>-33025046047542</text:p>
          </table:table-cell>
        </table:table-row>
        <table:table-row table:style-name="ro1">
          <table:table-cell office:value-type="float" office:value="6.2225277274381" calcext:value-type="float">
            <text:p>6.2225277274381</text:p>
          </table:table-cell>
          <table:table-cell office:value-type="float" office:value="6.9808409208903" calcext:value-type="float">
            <text:p>6.9808409208903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6864" calcext:value-type="float">
            <text:p>3.0015977876864</text:p>
          </table:table-cell>
          <table:table-cell office:value-type="float" office:value="794.41415365799" calcext:value-type="float">
            <text:p>794.41415365799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33677162792579" calcext:value-type="float">
            <text:p>-33677162792579</text:p>
          </table:table-cell>
        </table:table-row>
        <table:table-row table:style-name="ro1">
          <table:table-cell office:value-type="float" office:value="6.2225277274807" calcext:value-type="float">
            <text:p>6.2225277274807</text:p>
          </table:table-cell>
          <table:table-cell office:value-type="float" office:value="6.9808410146112" calcext:value-type="float">
            <text:p>6.9808410146112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7078" calcext:value-type="float">
            <text:p>3.0015977877078</text:p>
          </table:table-cell>
          <table:table-cell office:value-type="float" office:value="796.73194977763" calcext:value-type="float">
            <text:p>796.7319497776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34348782902374" calcext:value-type="float">
            <text:p>-34348782902374</text:p>
          </table:table-cell>
        </table:table-row>
        <table:table-row table:style-name="ro1">
          <table:table-cell office:value-type="float" office:value="6.2225277275234" calcext:value-type="float">
            <text:p>6.2225277275234</text:p>
          </table:table-cell>
          <table:table-cell office:value-type="float" office:value="6.9808411316833" calcext:value-type="float">
            <text:p>6.9808411316833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7346" calcext:value-type="float">
            <text:p>3.0015977877346</text:p>
          </table:table-cell>
          <table:table-cell office:value-type="float" office:value="799.08449528428" calcext:value-type="float">
            <text:p>799.08449528428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35040695934713" calcext:value-type="float">
            <text:p>-35040695934713</text:p>
          </table:table-cell>
        </table:table-row>
        <table:table-row table:style-name="ro1">
          <table:table-cell office:value-type="float" office:value="6.2225277275661" calcext:value-type="float">
            <text:p>6.2225277275661</text:p>
          </table:table-cell>
          <table:table-cell office:value-type="float" office:value="6.9808412730275" calcext:value-type="float">
            <text:p>6.9808412730275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767" calcext:value-type="float">
            <text:p>3.001597787767</text:p>
          </table:table-cell>
          <table:table-cell office:value-type="float" office:value="801.4726719636" calcext:value-type="float">
            <text:p>801.4726719636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35753729123854" calcext:value-type="float">
            <text:p>-35753729123854</text:p>
          </table:table-cell>
        </table:table-row>
        <table:table-row table:style-name="ro1">
          <table:table-cell office:value-type="float" office:value="6.2225277276087" calcext:value-type="float">
            <text:p>6.2225277276087</text:p>
          </table:table-cell>
          <table:table-cell office:value-type="float" office:value="6.9808413263054" calcext:value-type="float">
            <text:p>6.9808413263054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7792" calcext:value-type="float">
            <text:p>3.0015977877792</text:p>
          </table:table-cell>
          <table:table-cell office:value-type="float" office:value="803.89739015291" calcext:value-type="float">
            <text:p>803.89739015291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36488751414698" calcext:value-type="float">
            <text:p>-36488751414698</text:p>
          </table:table-cell>
        </table:table-row>
        <table:table-row table:style-name="ro1">
          <table:table-cell office:value-type="float" office:value="6.2225277276514" calcext:value-type="float">
            <text:p>6.2225277276514</text:p>
          </table:table-cell>
          <table:table-cell office:value-type="float" office:value="6.9808413680127" calcext:value-type="float">
            <text:p>6.9808413680127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7887" calcext:value-type="float">
            <text:p>3.0015977877887</text:p>
          </table:table-cell>
          <table:table-cell office:value-type="float" office:value="806.35959206353" calcext:value-type="float">
            <text:p>806.35959206353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37246676556576" calcext:value-type="float">
            <text:p>-37246676556576</text:p>
          </table:table-cell>
        </table:table-row>
        <table:table-row table:style-name="ro1">
          <table:table-cell office:value-type="float" office:value="6.2225277276941" calcext:value-type="float">
            <text:p>6.2225277276941</text:p>
          </table:table-cell>
          <table:table-cell office:value-type="float" office:value="6.9808414242907" calcext:value-type="float">
            <text:p>6.9808414242907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8016" calcext:value-type="float">
            <text:p>3.0015977878016</text:p>
          </table:table-cell>
          <table:table-cell office:value-type="float" office:value="808.86025393795" calcext:value-type="float">
            <text:p>808.86025393795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38028466173661" calcext:value-type="float">
            <text:p>-38028466173661</text:p>
          </table:table-cell>
        </table:table-row>
        <table:table-row table:style-name="ro1">
          <table:table-cell office:value-type="float" office:value="6.2225277277367" calcext:value-type="float">
            <text:p>6.2225277277367</text:p>
          </table:table-cell>
          <table:table-cell office:value-type="float" office:value="6.9808415045437" calcext:value-type="float">
            <text:p>6.9808415045437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8199" calcext:value-type="float">
            <text:p>3.0015977878199</text:p>
          </table:table-cell>
          <table:table-cell office:value-type="float" office:value="811.40038788277" calcext:value-type="float">
            <text:p>811.40038788277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38835132868855" calcext:value-type="float">
            <text:p>-38835132868855</text:p>
          </table:table-cell>
        </table:table-row>
        <table:table-row table:style-name="ro1">
          <table:table-cell office:value-type="float" office:value="6.2225277277794" calcext:value-type="float">
            <text:p>6.2225277277794</text:p>
          </table:table-cell>
          <table:table-cell office:value-type="float" office:value="6.9808416126093" calcext:value-type="float">
            <text:p>6.9808416126093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8447" calcext:value-type="float">
            <text:p>3.0015977878447</text:p>
          </table:table-cell>
          <table:table-cell office:value-type="float" office:value="813.98104365942" calcext:value-type="float">
            <text:p>813.98104365942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39667743522615" calcext:value-type="float">
            <text:p>-39667743522615</text:p>
          </table:table-cell>
        </table:table-row>
        <table:table-row table:style-name="ro1">
          <table:table-cell office:value-type="float" office:value="6.2225277278221" calcext:value-type="float">
            <text:p>6.2225277278221</text:p>
          </table:table-cell>
          <table:table-cell office:value-type="float" office:value="6.9808417505902" calcext:value-type="float">
            <text:p>6.9808417505902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8763" calcext:value-type="float">
            <text:p>3.0015977878763</text:p>
          </table:table-cell>
          <table:table-cell office:value-type="float" office:value="816.60331053112" calcext:value-type="float">
            <text:p>816.60331053112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40527422829391" calcext:value-type="float">
            <text:p>-40527422829391</text:p>
          </table:table-cell>
        </table:table-row>
        <table:table-row table:style-name="ro1">
          <table:table-cell office:value-type="float" office:value="6.2225277278647" calcext:value-type="float">
            <text:p>6.2225277278647</text:p>
          </table:table-cell>
          <table:table-cell office:value-type="float" office:value="6.9808418064616" calcext:value-type="float">
            <text:p>6.9808418064616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8891" calcext:value-type="float">
            <text:p>3.0015977878891</text:p>
          </table:table-cell>
          <table:table-cell office:value-type="float" office:value="819.26831920513" calcext:value-type="float">
            <text:p>819.26831920513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41415357135993" calcext:value-type="float">
            <text:p>-41415357135993</text:p>
          </table:table-cell>
        </table:table-row>
        <table:table-row table:style-name="ro1">
          <table:table-cell office:value-type="float" office:value="6.2225277278967" calcext:value-type="float">
            <text:p>6.2225277278967</text:p>
          </table:table-cell>
          <table:table-cell office:value-type="float" office:value="6.9808418585721" calcext:value-type="float">
            <text:p>6.9808418585721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901" calcext:value-type="float">
            <text:p>3.001597787901</text:p>
          </table:table-cell>
          <table:table-cell office:value-type="float" office:value="821.29575772473" calcext:value-type="float">
            <text:p>821.2957577247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42100576302756" calcext:value-type="float">
            <text:p>-42100576302756</text:p>
          </table:table-cell>
        </table:table-row>
        <table:table-row table:style-name="ro1">
          <table:table-cell office:value-type="float" office:value="6.2225277279287" calcext:value-type="float">
            <text:p>6.2225277279287</text:p>
          </table:table-cell>
          <table:table-cell office:value-type="float" office:value="6.9808419232089" calcext:value-type="float">
            <text:p>6.9808419232089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9158" calcext:value-type="float">
            <text:p>3.0015977879158</text:p>
          </table:table-cell>
          <table:table-cell office:value-type="float" office:value="823.34836763491" calcext:value-type="float">
            <text:p>823.3483676349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42802930330659" calcext:value-type="float">
            <text:p>-42802930330659</text:p>
          </table:table-cell>
        </table:table-row>
        <table:table-row table:style-name="ro1">
          <table:table-cell office:value-type="float" office:value="6.2225277279607" calcext:value-type="float">
            <text:p>6.2225277279607</text:p>
          </table:table-cell>
          <table:table-cell office:value-type="float" office:value="6.9808420020054" calcext:value-type="float">
            <text:p>6.9808420020054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9338" calcext:value-type="float">
            <text:p>3.0015977879338</text:p>
          </table:table-cell>
          <table:table-cell office:value-type="float" office:value="825.42670068301" calcext:value-type="float">
            <text:p>825.4267006830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43523004410172" calcext:value-type="float">
            <text:p>-43523004410172</text:p>
          </table:table-cell>
        </table:table-row>
        <table:table-row table:style-name="ro1">
          <table:table-cell office:value-type="float" office:value="6.2225277279927" calcext:value-type="float">
            <text:p>6.2225277279927</text:p>
          </table:table-cell>
          <table:table-cell office:value-type="float" office:value="6.9808420957431" calcext:value-type="float">
            <text:p>6.9808420957431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9553" calcext:value-type="float">
            <text:p>3.0015977879553</text:p>
          </table:table-cell>
          <table:table-cell office:value-type="float" office:value="827.53130755261" calcext:value-type="float">
            <text:p>827.5313075526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44261402762709" calcext:value-type="float">
            <text:p>-44261402762709</text:p>
          </table:table-cell>
        </table:table-row>
        <table:table-row table:style-name="ro1">
          <table:table-cell office:value-type="float" office:value="6.2225277280247" calcext:value-type="float">
            <text:p>6.2225277280247</text:p>
          </table:table-cell>
          <table:table-cell office:value-type="float" office:value="6.9808422049133" calcext:value-type="float">
            <text:p>6.9808422049133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9802" calcext:value-type="float">
            <text:p>3.0015977879802</text:p>
          </table:table-cell>
          <table:table-cell office:value-type="float" office:value="829.66274955636" calcext:value-type="float">
            <text:p>829.66274955636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45018753512664" calcext:value-type="float">
            <text:p>-45018753512664</text:p>
          </table:table-cell>
        </table:table-row>
        <table:table-row table:style-name="ro1">
          <table:table-cell office:value-type="float" office:value="6.2225277280567" calcext:value-type="float">
            <text:p>6.2225277280567</text:p>
          </table:table-cell>
          <table:table-cell office:value-type="float" office:value="6.98084224504" calcext:value-type="float">
            <text:p>6.98084224504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9894" calcext:value-type="float">
            <text:p>3.0015977879894</text:p>
          </table:table-cell>
          <table:table-cell office:value-type="float" office:value="831.82160294367" calcext:value-type="float">
            <text:p>831.82160294367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45795711251025" calcext:value-type="float">
            <text:p>-45795711251025</text:p>
          </table:table-cell>
        </table:table-row>
        <table:table-row table:style-name="ro1">
          <table:table-cell office:value-type="float" office:value="6.2225277280887" calcext:value-type="float">
            <text:p>6.2225277280887</text:p>
          </table:table-cell>
          <table:table-cell office:value-type="float" office:value="6.9808422733126" calcext:value-type="float">
            <text:p>6.9808422733126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79959" calcext:value-type="float">
            <text:p>3.0015977879959</text:p>
          </table:table-cell>
          <table:table-cell office:value-type="float" office:value="834.00846077679" calcext:value-type="float">
            <text:p>834.00846077679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46592958815804" calcext:value-type="float">
            <text:p>-46592958815804</text:p>
          </table:table-cell>
        </table:table-row>
        <table:table-row table:style-name="ro1">
          <table:table-cell office:value-type="float" office:value="6.2225277281207" calcext:value-type="float">
            <text:p>6.2225277281207</text:p>
          </table:table-cell>
          <table:table-cell office:value-type="float" office:value="6.9808423091366" calcext:value-type="float">
            <text:p>6.9808423091366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0041" calcext:value-type="float">
            <text:p>3.0015977880041</text:p>
          </table:table-cell>
          <table:table-cell office:value-type="float" office:value="836.22393402033" calcext:value-type="float">
            <text:p>836.22393402033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47411208961952" calcext:value-type="float">
            <text:p>-47411208961952</text:p>
          </table:table-cell>
        </table:table-row>
        <table:table-row table:style-name="ro1">
          <table:table-cell office:value-type="float" office:value="6.2225277281527" calcext:value-type="float">
            <text:p>6.2225277281527</text:p>
          </table:table-cell>
          <table:table-cell office:value-type="float" office:value="6.9808423593306" calcext:value-type="float">
            <text:p>6.9808423593306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0156" calcext:value-type="float">
            <text:p>3.0015977880156</text:p>
          </table:table-cell>
          <table:table-cell office:value-type="float" office:value="838.4686523935" calcext:value-type="float">
            <text:p>838.4686523935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48251205996988" calcext:value-type="float">
            <text:p>-48251205996988</text:p>
          </table:table-cell>
        </table:table-row>
        <table:table-row table:style-name="ro1">
          <table:table-cell office:value-type="float" office:value="6.2225277281847" calcext:value-type="float">
            <text:p>6.2225277281847</text:p>
          </table:table-cell>
          <table:table-cell office:value-type="float" office:value="6.9808424265577" calcext:value-type="float">
            <text:p>6.9808424265577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031" calcext:value-type="float">
            <text:p>3.001597788031</text:p>
          </table:table-cell>
          <table:table-cell office:value-type="float" office:value="840.74326516724" calcext:value-type="float">
            <text:p>840.7432651672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49113727488837" calcext:value-type="float">
            <text:p>-49113727488837</text:p>
          </table:table-cell>
        </table:table-row>
        <table:table-row table:style-name="ro1">
          <table:table-cell office:value-type="float" office:value="6.2225277282167" calcext:value-type="float">
            <text:p>6.2225277282167</text:p>
          </table:table-cell>
          <table:table-cell office:value-type="float" office:value="6.9808425121033" calcext:value-type="float">
            <text:p>6.9808425121033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0506" calcext:value-type="float">
            <text:p>3.0015977880506</text:p>
          </table:table-cell>
          <table:table-cell office:value-type="float" office:value="843.0484419686" calcext:value-type="float">
            <text:p>843.048441968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49999586070819" calcext:value-type="float">
            <text:p>-49999586070819</text:p>
          </table:table-cell>
        </table:table-row>
        <table:table-row table:style-name="ro1">
          <table:table-cell office:value-type="float" office:value="6.2225277282487" calcext:value-type="float">
            <text:p>6.2225277282487</text:p>
          </table:table-cell>
          <table:table-cell office:value-type="float" office:value="6.9808426167958" calcext:value-type="float">
            <text:p>6.9808426167958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0745" calcext:value-type="float">
            <text:p>3.0015977880745</text:p>
          </table:table-cell>
          <table:table-cell office:value-type="float" office:value="845.38487361434" calcext:value-type="float">
            <text:p>845.3848736143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50909631358513" calcext:value-type="float">
            <text:p>-50909631358513</text:p>
          </table:table-cell>
        </table:table-row>
        <table:table-row table:style-name="ro1">
          <table:table-cell office:value-type="float" office:value="6.2225277282807" calcext:value-type="float">
            <text:p>6.2225277282807</text:p>
          </table:table-cell>
          <table:table-cell office:value-type="float" office:value="6.9808426562051" calcext:value-type="float">
            <text:p>6.9808426562051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0835" calcext:value-type="float">
            <text:p>3.0015977880835</text:p>
          </table:table-cell>
          <table:table-cell office:value-type="float" office:value="847.75327298325" calcext:value-type="float">
            <text:p>847.75327298325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51844752009494" calcext:value-type="float">
            <text:p>-51844752009494</text:p>
          </table:table-cell>
        </table:table-row>
        <table:table-row table:style-name="ro1">
          <table:table-cell office:value-type="float" office:value="6.2225277283047" calcext:value-type="float">
            <text:p>6.2225277283047</text:p>
          </table:table-cell>
          <table:table-cell office:value-type="float" office:value="6.9808426916086" calcext:value-type="float">
            <text:p>6.9808426916086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0916" calcext:value-type="float">
            <text:p>3.0015977880916</text:p>
          </table:table-cell>
          <table:table-cell office:value-type="float" office:value="849.55094814191" calcext:value-type="float">
            <text:p>849.5509481419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52563087873001" calcext:value-type="float">
            <text:p>-52563087873001</text:p>
          </table:table-cell>
        </table:table-row>
        <table:table-row table:style-name="ro1">
          <table:table-cell office:value-type="float" office:value="6.2225277283287" calcext:value-type="float">
            <text:p>6.2225277283287</text:p>
          </table:table-cell>
          <table:table-cell office:value-type="float" office:value="6.9808427346716" calcext:value-type="float">
            <text:p>6.9808427346716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1015" calcext:value-type="float">
            <text:p>3.0015977881015</text:p>
          </table:table-cell>
          <table:table-cell office:value-type="float" office:value="851.36731155511" calcext:value-type="float">
            <text:p>851.3673115551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53296447945349" calcext:value-type="float">
            <text:p>-53296447945349</text:p>
          </table:table-cell>
        </table:table-row>
        <table:table-row table:style-name="ro1">
          <table:table-cell office:value-type="float" office:value="6.2225277283527" calcext:value-type="float">
            <text:p>6.2225277283527</text:p>
          </table:table-cell>
          <table:table-cell office:value-type="float" office:value="6.9808427864307" calcext:value-type="float">
            <text:p>6.9808427864307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1133" calcext:value-type="float">
            <text:p>3.0015977881133</text:p>
          </table:table-cell>
          <table:table-cell office:value-type="float" office:value="853.20270582522" calcext:value-type="float">
            <text:p>853.2027058252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54045260824525" calcext:value-type="float">
            <text:p>-54045260824525</text:p>
          </table:table-cell>
        </table:table-row>
        <table:table-row table:style-name="ro1">
          <table:table-cell office:value-type="float" office:value="6.2225277283767" calcext:value-type="float">
            <text:p>6.2225277283767</text:p>
          </table:table-cell>
          <table:table-cell office:value-type="float" office:value="6.9808428473373" calcext:value-type="float">
            <text:p>6.9808428473373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1273" calcext:value-type="float">
            <text:p>3.0015977881273</text:p>
          </table:table-cell>
          <table:table-cell office:value-type="float" office:value="855.05747114833" calcext:value-type="float">
            <text:p>855.0574711483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54809965979998" calcext:value-type="float">
            <text:p>-54809965979998</text:p>
          </table:table-cell>
        </table:table-row>
        <table:table-row table:style-name="ro1">
          <table:table-cell office:value-type="float" office:value="6.2225277284007" calcext:value-type="float">
            <text:p>6.2225277284007</text:p>
          </table:table-cell>
          <table:table-cell office:value-type="float" office:value="6.9808429177833" calcext:value-type="float">
            <text:p>6.9808429177833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1434" calcext:value-type="float">
            <text:p>3.0015977881434</text:p>
          </table:table-cell>
          <table:table-cell office:value-type="float" office:value="856.93195255688" calcext:value-type="float">
            <text:p>856.93195255688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55591017098748" calcext:value-type="float">
            <text:p>-55591017098748</text:p>
          </table:table-cell>
        </table:table-row>
        <table:table-row table:style-name="ro1">
          <table:table-cell office:value-type="float" office:value="6.2225277284247" calcext:value-type="float">
            <text:p>6.2225277284247</text:p>
          </table:table-cell>
          <table:table-cell office:value-type="float" office:value="6.9808429979215" calcext:value-type="float">
            <text:p>6.9808429979215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1618" calcext:value-type="float">
            <text:p>3.0015977881618</text:p>
          </table:table-cell>
          <table:table-cell office:value-type="float" office:value="858.82650250741" calcext:value-type="float">
            <text:p>858.8265025074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56388883664443" calcext:value-type="float">
            <text:p>-56388883664443</text:p>
          </table:table-cell>
        </table:table-row>
        <table:table-row table:style-name="ro1">
          <table:table-cell office:value-type="float" office:value="6.2225277284487" calcext:value-type="float">
            <text:p>6.2225277284487</text:p>
          </table:table-cell>
          <table:table-cell office:value-type="float" office:value="6.980843088063" calcext:value-type="float">
            <text:p>6.980843088063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1824" calcext:value-type="float">
            <text:p>3.0015977881824</text:p>
          </table:table-cell>
          <table:table-cell office:value-type="float" office:value="860.74148192912" calcext:value-type="float">
            <text:p>860.7414819291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57204051967723" calcext:value-type="float">
            <text:p>-57204051967723</text:p>
          </table:table-cell>
        </table:table-row>
        <table:table-row table:style-name="ro1">
          <table:table-cell office:value-type="float" office:value="6.2225277284727" calcext:value-type="float">
            <text:p>6.2225277284727</text:p>
          </table:table-cell>
          <table:table-cell office:value-type="float" office:value="6.9808431248027" calcext:value-type="float">
            <text:p>6.9808431248027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1908" calcext:value-type="float">
            <text:p>3.0015977881908</text:p>
          </table:table-cell>
          <table:table-cell office:value-type="float" office:value="862.67726076843" calcext:value-type="float">
            <text:p>862.67726076843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58037025958189" calcext:value-type="float">
            <text:p>-58037025958189</text:p>
          </table:table-cell>
        </table:table-row>
        <table:table-row table:style-name="ro1">
          <table:table-cell office:value-type="float" office:value="6.2225277284967" calcext:value-type="float">
            <text:p>6.2225277284967</text:p>
          </table:table-cell>
          <table:table-cell office:value-type="float" office:value="6.9808431508549" calcext:value-type="float">
            <text:p>6.9808431508549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1968" calcext:value-type="float">
            <text:p>3.0015977881968</text:p>
          </table:table-cell>
          <table:table-cell office:value-type="float" office:value="864.63421837497" calcext:value-type="float">
            <text:p>864.63421837497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58888328034729" calcext:value-type="float">
            <text:p>-58888328034729</text:p>
          </table:table-cell>
        </table:table-row>
        <table:table-row table:style-name="ro1">
          <table:table-cell office:value-type="float" office:value="6.2225277285207" calcext:value-type="float">
            <text:p>6.2225277285207</text:p>
          </table:table-cell>
          <table:table-cell office:value-type="float" office:value="6.9808431806633" calcext:value-type="float">
            <text:p>6.9808431806633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2036" calcext:value-type="float">
            <text:p>3.0015977882036</text:p>
          </table:table-cell>
          <table:table-cell office:value-type="float" office:value="866.61274384152" calcext:value-type="float">
            <text:p>866.61274384152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59758499894191" calcext:value-type="float">
            <text:p>-59758499894191</text:p>
          </table:table-cell>
        </table:table-row>
        <table:table-row table:style-name="ro1">
          <table:table-cell office:value-type="float" office:value="6.2225277285447" calcext:value-type="float">
            <text:p>6.2225277285447</text:p>
          </table:table-cell>
          <table:table-cell office:value-type="float" office:value="6.980843219259" calcext:value-type="float">
            <text:p>6.980843219259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2124" calcext:value-type="float">
            <text:p>3.0015977882124</text:p>
          </table:table-cell>
          <table:table-cell office:value-type="float" office:value="868.61323633863" calcext:value-type="float">
            <text:p>868.61323633863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60648103395212" calcext:value-type="float">
            <text:p>-60648103395212</text:p>
          </table:table-cell>
        </table:table-row>
        <table:table-row table:style-name="ro1">
          <table:table-cell office:value-type="float" office:value="6.2225277285687" calcext:value-type="float">
            <text:p>6.2225277285687</text:p>
          </table:table-cell>
          <table:table-cell office:value-type="float" office:value="6.9808432684571" calcext:value-type="float">
            <text:p>6.9808432684571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2237" calcext:value-type="float">
            <text:p>3.0015977882237</text:p>
          </table:table-cell>
          <table:table-cell office:value-type="float" office:value="870.63610545627" calcext:value-type="float">
            <text:p>870.63610545627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61557721465868" calcext:value-type="float">
            <text:p>-61557721465868</text:p>
          </table:table-cell>
        </table:table-row>
        <table:table-row table:style-name="ro1">
          <table:table-cell office:value-type="float" office:value="6.2225277285927" calcext:value-type="float">
            <text:p>6.2225277285927</text:p>
          </table:table-cell>
          <table:table-cell office:value-type="float" office:value="6.9808433291441" calcext:value-type="float">
            <text:p>6.9808433291441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2376" calcext:value-type="float">
            <text:p>3.0015977882376</text:p>
          </table:table-cell>
          <table:table-cell office:value-type="float" office:value="872.68177155732" calcext:value-type="float">
            <text:p>872.68177155732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62487959059162" calcext:value-type="float">
            <text:p>-62487959059162</text:p>
          </table:table-cell>
        </table:table-row>
        <table:table-row table:style-name="ro1">
          <table:table-cell office:value-type="float" office:value="6.2225277286167" calcext:value-type="float">
            <text:p>6.2225277286167</text:p>
          </table:table-cell>
          <table:table-cell office:value-type="float" office:value="6.9808434017402" calcext:value-type="float">
            <text:p>6.9808434017402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2542" calcext:value-type="float">
            <text:p>3.0015977882542</text:p>
          </table:table-cell>
          <table:table-cell office:value-type="float" office:value="874.75066614507" calcext:value-type="float">
            <text:p>874.75066614507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63439444159440" calcext:value-type="float">
            <text:p>-63439444159440</text:p>
          </table:table-cell>
        </table:table-row>
        <table:table-row table:style-name="ro1">
          <table:table-cell office:value-type="float" office:value="6.2225277286407" calcext:value-type="float">
            <text:p>6.2225277286407</text:p>
          </table:table-cell>
          <table:table-cell office:value-type="float" office:value="6.9808434866646" calcext:value-type="float">
            <text:p>6.9808434866646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2736" calcext:value-type="float">
            <text:p>3.0015977882736</text:p>
          </table:table-cell>
          <table:table-cell office:value-type="float" office:value="876.8432322459" calcext:value-type="float">
            <text:p>876.8432322459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64412828842748" calcext:value-type="float">
            <text:p>-64412828842748</text:p>
          </table:table-cell>
        </table:table-row>
        <table:table-row table:style-name="ro1">
          <table:table-cell office:value-type="float" office:value="6.2225277286647" calcext:value-type="float">
            <text:p>6.2225277286647</text:p>
          </table:table-cell>
          <table:table-cell office:value-type="float" office:value="6.9808435204192" calcext:value-type="float">
            <text:p>6.9808435204192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2813" calcext:value-type="float">
            <text:p>3.0015977882813</text:p>
          </table:table-cell>
          <table:table-cell office:value-type="float" office:value="878.95992480795" calcext:value-type="float">
            <text:p>878.95992480795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65408790406073" calcext:value-type="float">
            <text:p>-65408790406073</text:p>
          </table:table-cell>
        </table:table-row>
        <table:table-row table:style-name="ro1">
          <table:table-cell office:value-type="float" office:value="6.2225277286827" calcext:value-type="float">
            <text:p>6.2225277286827</text:p>
          </table:table-cell>
          <table:table-cell office:value-type="float" office:value="6.9808435482834" calcext:value-type="float">
            <text:p>6.9808435482834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2877" calcext:value-type="float">
            <text:p>3.0015977882877</text:p>
          </table:table-cell>
          <table:table-cell office:value-type="float" office:value="880.56352936526" calcext:value-type="float">
            <text:p>880.56352936526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66170986330696" calcext:value-type="float">
            <text:p>-66170986330696</text:p>
          </table:table-cell>
        </table:table-row>
        <table:table-row table:style-name="ro1">
          <table:table-cell office:value-type="float" office:value="6.2225277287007" calcext:value-type="float">
            <text:p>6.2225277287007</text:p>
          </table:table-cell>
          <table:table-cell office:value-type="float" office:value="6.9808435807061" calcext:value-type="float">
            <text:p>6.9808435807061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2951" calcext:value-type="float">
            <text:p>3.0015977882951</text:p>
          </table:table-cell>
          <table:table-cell office:value-type="float" office:value="882.18115302123" calcext:value-type="float">
            <text:p>882.1811530212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66946575835345" calcext:value-type="float">
            <text:p>-66946575835345</text:p>
          </table:table-cell>
        </table:table-row>
        <table:table-row table:style-name="ro1">
          <table:table-cell office:value-type="float" office:value="6.2225277287187" calcext:value-type="float">
            <text:p>6.2225277287187</text:p>
          </table:table-cell>
          <table:table-cell office:value-type="float" office:value="6.9808436184845" calcext:value-type="float">
            <text:p>6.9808436184845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3038" calcext:value-type="float">
            <text:p>3.0015977883038</text:p>
          </table:table-cell>
          <table:table-cell office:value-type="float" office:value="883.81301169624" calcext:value-type="float">
            <text:p>883.8130116962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67735879588674" calcext:value-type="float">
            <text:p>-67735879588674</text:p>
          </table:table-cell>
        </table:table-row>
        <table:table-row table:style-name="ro1">
          <table:table-cell office:value-type="float" office:value="6.2225277287367" calcext:value-type="float">
            <text:p>6.2225277287367</text:p>
          </table:table-cell>
          <table:table-cell office:value-type="float" office:value="6.980843662024" calcext:value-type="float">
            <text:p>6.980843662024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3138" calcext:value-type="float">
            <text:p>3.0015977883138</text:p>
          </table:table-cell>
          <table:table-cell office:value-type="float" office:value="885.45931889733" calcext:value-type="float">
            <text:p>885.4593188973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68539224527350" calcext:value-type="float">
            <text:p>-68539224527350</text:p>
          </table:table-cell>
        </table:table-row>
        <table:table-row table:style-name="ro1">
          <table:table-cell office:value-type="float" office:value="6.2225277287547" calcext:value-type="float">
            <text:p>6.2225277287547</text:p>
          </table:table-cell>
          <table:table-cell office:value-type="float" office:value="6.9808437114782" calcext:value-type="float">
            <text:p>6.9808437114782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3251" calcext:value-type="float">
            <text:p>3.0015977883251</text:p>
          </table:table-cell>
          <table:table-cell office:value-type="float" office:value="887.12029028446" calcext:value-type="float">
            <text:p>887.12029028446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69356946253769" calcext:value-type="float">
            <text:p>-69356946253769</text:p>
          </table:table-cell>
        </table:table-row>
        <table:table-row table:style-name="ro1">
          <table:table-cell office:value-type="float" office:value="6.2225277287727" calcext:value-type="float">
            <text:p>6.2225277287727</text:p>
          </table:table-cell>
          <table:table-cell office:value-type="float" office:value="6.9808437669665" calcext:value-type="float">
            <text:p>6.9808437669665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3378" calcext:value-type="float">
            <text:p>3.0015977883378</text:p>
          </table:table-cell>
          <table:table-cell office:value-type="float" office:value="888.79614526788" calcext:value-type="float">
            <text:p>888.79614526788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70189390076615" calcext:value-type="float">
            <text:p>-70189390076615</text:p>
          </table:table-cell>
        </table:table-row>
        <table:table-row table:style-name="ro1">
          <table:table-cell office:value-type="float" office:value="6.2225277287907" calcext:value-type="float">
            <text:p>6.2225277287907</text:p>
          </table:table-cell>
          <table:table-cell office:value-type="float" office:value="6.9808438286022" calcext:value-type="float">
            <text:p>6.9808438286022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3519" calcext:value-type="float">
            <text:p>3.0015977883519</text:p>
          </table:table-cell>
          <table:table-cell office:value-type="float" office:value="890.4871076214" calcext:value-type="float">
            <text:p>890.48710762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71036911606933" calcext:value-type="float">
            <text:p>-71036911606933</text:p>
          </table:table-cell>
        </table:table-row>
        <table:table-row table:style-name="ro1">
          <table:table-cell office:value-type="float" office:value="6.2225277288087" calcext:value-type="float">
            <text:p>6.2225277288087</text:p>
          </table:table-cell>
          <table:table-cell office:value-type="float" office:value="6.9808438965777" calcext:value-type="float">
            <text:p>6.9808438965777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3674" calcext:value-type="float">
            <text:p>3.0015977883674</text:p>
          </table:table-cell>
          <table:table-cell office:value-type="float" office:value="892.19340577129" calcext:value-type="float">
            <text:p>892.19340577129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71899877215795" calcext:value-type="float">
            <text:p>-71899877215795</text:p>
          </table:table-cell>
        </table:table-row>
        <table:table-row table:style-name="ro1">
          <table:table-cell office:value-type="float" office:value="6.2225277288267" calcext:value-type="float">
            <text:p>6.2225277288267</text:p>
          </table:table-cell>
          <table:table-cell office:value-type="float" office:value="6.9808439232915" calcext:value-type="float">
            <text:p>6.9808439232915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3736" calcext:value-type="float">
            <text:p>3.0015977883736</text:p>
          </table:table-cell>
          <table:table-cell office:value-type="float" office:value="893.91527297998" calcext:value-type="float">
            <text:p>893.9152729799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72778664460405" calcext:value-type="float">
            <text:p>-72778664460405</text:p>
          </table:table-cell>
        </table:table-row>
        <table:table-row table:style-name="ro1">
          <table:table-cell office:value-type="float" office:value="6.2225277288447" calcext:value-type="float">
            <text:p>6.2225277288447</text:p>
          </table:table-cell>
          <table:table-cell office:value-type="float" office:value="6.9808439407187" calcext:value-type="float">
            <text:p>6.9808439407187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3775" calcext:value-type="float">
            <text:p>3.0015977883775</text:p>
          </table:table-cell>
          <table:table-cell office:value-type="float" office:value="895.65294749888" calcext:value-type="float">
            <text:p>895.6529474988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73673662494689" calcext:value-type="float">
            <text:p>-73673662494689</text:p>
          </table:table-cell>
        </table:table-row>
        <table:table-row table:style-name="ro1">
          <table:table-cell office:value-type="float" office:value="6.2225277288627" calcext:value-type="float">
            <text:p>6.2225277288627</text:p>
          </table:table-cell>
          <table:table-cell office:value-type="float" office:value="6.9808439595896" calcext:value-type="float">
            <text:p>6.9808439595896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3819" calcext:value-type="float">
            <text:p>3.0015977883819</text:p>
          </table:table-cell>
          <table:table-cell office:value-type="float" office:value="897.40667271222" calcext:value-type="float">
            <text:p>897.40667271222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74585272512151" calcext:value-type="float">
            <text:p>-74585272512151</text:p>
          </table:table-cell>
        </table:table-row>
        <table:table-row table:style-name="ro1">
          <table:table-cell office:value-type="float" office:value="6.2225277288807" calcext:value-type="float">
            <text:p>6.2225277288807</text:p>
          </table:table-cell>
          <table:table-cell office:value-type="float" office:value="6.9808439836157" calcext:value-type="float">
            <text:p>6.9808439836157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3874" calcext:value-type="float">
            <text:p>3.0015977883874</text:p>
          </table:table-cell>
          <table:table-cell office:value-type="float" office:value="899.17669728238" calcext:value-type="float">
            <text:p>899.1766972823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75513908194893" calcext:value-type="float">
            <text:p>-75513908194893</text:p>
          </table:table-cell>
        </table:table-row>
        <table:table-row table:style-name="ro1">
          <table:table-cell office:value-type="float" office:value="6.2225277288987" calcext:value-type="float">
            <text:p>6.2225277288987</text:p>
          </table:table-cell>
          <table:table-cell office:value-type="float" office:value="6.9808440140873" calcext:value-type="float">
            <text:p>6.9808440140873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3943" calcext:value-type="float">
            <text:p>3.0015977883943</text:p>
          </table:table-cell>
          <table:table-cell office:value-type="float" office:value="900.96327529877" calcext:value-type="float">
            <text:p>900.96327529877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8.125" calcext:value-type="float">
            <text:p>58.125</text:p>
          </table:table-cell>
          <table:table-cell office:value-type="float" office:value="0" calcext:value-type="float">
            <text:p>0</text:p>
          </table:table-cell>
          <table:table-cell office:value-type="float" office:value="-76459996183499" calcext:value-type="float">
            <text:p>-76459996183499</text:p>
          </table:table-cell>
        </table:table-row>
        <table:table-row table:style-name="ro1">
          <table:table-cell office:value-type="float" office:value="6.2225277289167" calcext:value-type="float">
            <text:p>6.2225277289167</text:p>
          </table:table-cell>
          <table:table-cell office:value-type="float" office:value="6.9808440516593" calcext:value-type="float">
            <text:p>6.9808440516593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4029" calcext:value-type="float">
            <text:p>3.0015977884029</text:p>
          </table:table-cell>
          <table:table-cell office:value-type="float" office:value="902.76666643132" calcext:value-type="float">
            <text:p>902.76666643132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9.125" calcext:value-type="float">
            <text:p>59.125</text:p>
          </table:table-cell>
          <table:table-cell office:value-type="float" office:value="0" calcext:value-type="float">
            <text:p>0</text:p>
          </table:table-cell>
          <table:table-cell office:value-type="float" office:value="-77423976567012" calcext:value-type="float">
            <text:p>-77423976567012</text:p>
          </table:table-cell>
        </table:table-row>
        <table:table-row table:style-name="ro1">
          <table:table-cell office:value-type="float" office:value="6.2225277289347" calcext:value-type="float">
            <text:p>6.2225277289347</text:p>
          </table:table-cell>
          <table:table-cell office:value-type="float" office:value="6.9808440965448" calcext:value-type="float">
            <text:p>6.9808440965448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4132" calcext:value-type="float">
            <text:p>3.0015977884132</text:p>
          </table:table-cell>
          <table:table-cell office:value-type="float" office:value="904.58713608914" calcext:value-type="float">
            <text:p>904.5871360891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9.125" calcext:value-type="float">
            <text:p>59.125</text:p>
          </table:table-cell>
          <table:table-cell office:value-type="float" office:value="0" calcext:value-type="float">
            <text:p>0</text:p>
          </table:table-cell>
          <table:table-cell office:value-type="float" office:value="-78406303394786" calcext:value-type="float">
            <text:p>-78406303394786</text:p>
          </table:table-cell>
        </table:table-row>
        <table:table-row table:style-name="ro1">
          <table:table-cell office:value-type="float" office:value="6.2225277289527" calcext:value-type="float">
            <text:p>6.2225277289527</text:p>
          </table:table-cell>
          <table:table-cell office:value-type="float" office:value="6.980844148926" calcext:value-type="float">
            <text:p>6.980844148926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4252" calcext:value-type="float">
            <text:p>3.0015977884252</text:p>
          </table:table-cell>
          <table:table-cell office:value-type="float" office:value="906.42495558474" calcext:value-type="float">
            <text:p>906.4249555847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9.125" calcext:value-type="float">
            <text:p>59.125</text:p>
          </table:table-cell>
          <table:table-cell office:value-type="float" office:value="0" calcext:value-type="float">
            <text:p>0</text:p>
          </table:table-cell>
          <table:table-cell office:value-type="float" office:value="-79407445211396" calcext:value-type="float">
            <text:p>-79407445211396</text:p>
          </table:table-cell>
        </table:table-row>
        <table:table-row table:style-name="ro1">
          <table:table-cell office:value-type="float" office:value="6.2225277289707" calcext:value-type="float">
            <text:p>6.2225277289707</text:p>
          </table:table-cell>
          <table:table-cell office:value-type="float" office:value="6.9808442089629" calcext:value-type="float">
            <text:p>6.9808442089629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4389" calcext:value-type="float">
            <text:p>3.0015977884389</text:p>
          </table:table-cell>
          <table:table-cell office:value-type="float" office:value="908.28040230389" calcext:value-type="float">
            <text:p>908.28040230389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9.125" calcext:value-type="float">
            <text:p>59.125</text:p>
          </table:table-cell>
          <table:table-cell office:value-type="float" office:value="0" calcext:value-type="float">
            <text:p>0</text:p>
          </table:table-cell>
          <table:table-cell office:value-type="float" office:value="-80427885615643" calcext:value-type="float">
            <text:p>-80427885615643</text:p>
          </table:table-cell>
        </table:table-row>
        <table:table-row table:style-name="ro1">
          <table:table-cell office:value-type="float" office:value="6.2225277289887" calcext:value-type="float">
            <text:p>6.2225277289887</text:p>
          </table:table-cell>
          <table:table-cell office:value-type="float" office:value="6.9808442291174" calcext:value-type="float">
            <text:p>6.9808442291174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4436" calcext:value-type="float">
            <text:p>3.0015977884436</text:p>
          </table:table-cell>
          <table:table-cell office:value-type="float" office:value="910.1537598814" calcext:value-type="float">
            <text:p>910.1537598814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59.125" calcext:value-type="float">
            <text:p>59.125</text:p>
          </table:table-cell>
          <table:table-cell office:value-type="float" office:value="0" calcext:value-type="float">
            <text:p>0</text:p>
          </table:table-cell>
          <table:table-cell office:value-type="float" office:value="-81468123850268" calcext:value-type="float">
            <text:p>-81468123850268</text:p>
          </table:table-cell>
        </table:table-row>
        <table:table-row table:style-name="ro1">
          <table:table-cell office:value-type="float" office:value="6.2225277290022" calcext:value-type="float">
            <text:p>6.2225277290022</text:p>
          </table:table-cell>
          <table:table-cell office:value-type="float" office:value="6.9808442459366" calcext:value-type="float">
            <text:p>6.9808442459366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4474" calcext:value-type="float">
            <text:p>3.0015977884474</text:p>
          </table:table-cell>
          <table:table-cell office:value-type="float" office:value="911.57068867007" calcext:value-type="float">
            <text:p>911.57068867007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9.125" calcext:value-type="float">
            <text:p>59.125</text:p>
          </table:table-cell>
          <table:table-cell office:value-type="float" office:value="0" calcext:value-type="float">
            <text:p>0</text:p>
          </table:table-cell>
          <table:table-cell office:value-type="float" office:value="-82261594401888" calcext:value-type="float">
            <text:p>-82261594401888</text:p>
          </table:table-cell>
        </table:table-row>
        <table:table-row table:style-name="ro1">
          <table:table-cell office:value-type="float" office:value="6.2225277290157" calcext:value-type="float">
            <text:p>6.2225277290157</text:p>
          </table:table-cell>
          <table:table-cell office:value-type="float" office:value="6.9808442655514" calcext:value-type="float">
            <text:p>6.9808442655514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4519" calcext:value-type="float">
            <text:p>3.0015977884519</text:p>
          </table:table-cell>
          <table:table-cell office:value-type="float" office:value="912.99797005273" calcext:value-type="float">
            <text:p>912.9979700527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9.125" calcext:value-type="float">
            <text:p>59.125</text:p>
          </table:table-cell>
          <table:table-cell office:value-type="float" office:value="0" calcext:value-type="float">
            <text:p>0</text:p>
          </table:table-cell>
          <table:table-cell office:value-type="float" office:value="-83066708656758" calcext:value-type="float">
            <text:p>-83066708656758</text:p>
          </table:table-cell>
        </table:table-row>
        <table:table-row table:style-name="ro1">
          <table:table-cell office:value-type="float" office:value="6.2225277290292" calcext:value-type="float">
            <text:p>6.2225277290292</text:p>
          </table:table-cell>
          <table:table-cell office:value-type="float" office:value="6.9808442884724" calcext:value-type="float">
            <text:p>6.9808442884724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4571" calcext:value-type="float">
            <text:p>3.0015977884571</text:p>
          </table:table-cell>
          <table:table-cell office:value-type="float" office:value="914.43573718053" calcext:value-type="float">
            <text:p>914.4357371805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9.125" calcext:value-type="float">
            <text:p>59.125</text:p>
          </table:table-cell>
          <table:table-cell office:value-type="float" office:value="0" calcext:value-type="float">
            <text:p>0</text:p>
          </table:table-cell>
          <table:table-cell office:value-type="float" office:value="-83883699199158" calcext:value-type="float">
            <text:p>-83883699199158</text:p>
          </table:table-cell>
        </table:table-row>
        <table:table-row table:style-name="ro1">
          <table:table-cell office:value-type="float" office:value="6.2225277290427" calcext:value-type="float">
            <text:p>6.2225277290427</text:p>
          </table:table-cell>
          <table:table-cell office:value-type="float" office:value="6.9808443149666" calcext:value-type="float">
            <text:p>6.9808443149666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4632" calcext:value-type="float">
            <text:p>3.0015977884632</text:p>
          </table:table-cell>
          <table:table-cell office:value-type="float" office:value="915.88412123799" calcext:value-type="float">
            <text:p>915.88412123799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9.125" calcext:value-type="float">
            <text:p>59.125</text:p>
          </table:table-cell>
          <table:table-cell office:value-type="float" office:value="0" calcext:value-type="float">
            <text:p>0</text:p>
          </table:table-cell>
          <table:table-cell office:value-type="float" office:value="-84712801991040" calcext:value-type="float">
            <text:p>-84712801991040</text:p>
          </table:table-cell>
        </table:table-row>
        <table:table-row table:style-name="ro1">
          <table:table-cell office:value-type="float" office:value="6.2225277290562" calcext:value-type="float">
            <text:p>6.2225277290562</text:p>
          </table:table-cell>
          <table:table-cell office:value-type="float" office:value="6.9808443450383" calcext:value-type="float">
            <text:p>6.9808443450383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4701" calcext:value-type="float">
            <text:p>3.0015977884701</text:p>
          </table:table-cell>
          <table:table-cell office:value-type="float" office:value="917.34325426454" calcext:value-type="float">
            <text:p>917.3432542645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9.125" calcext:value-type="float">
            <text:p>59.125</text:p>
          </table:table-cell>
          <table:table-cell office:value-type="float" office:value="0" calcext:value-type="float">
            <text:p>0</text:p>
          </table:table-cell>
          <table:table-cell office:value-type="float" office:value="-85554258060276" calcext:value-type="float">
            <text:p>-85554258060276</text:p>
          </table:table-cell>
        </table:table-row>
        <table:table-row table:style-name="ro1">
          <table:table-cell office:value-type="float" office:value="6.2225277290697" calcext:value-type="float">
            <text:p>6.2225277290697</text:p>
          </table:table-cell>
          <table:table-cell office:value-type="float" office:value="6.9808443788912" calcext:value-type="float">
            <text:p>6.9808443788912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4778" calcext:value-type="float">
            <text:p>3.0015977884778</text:p>
          </table:table-cell>
          <table:table-cell office:value-type="float" office:value="918.81327012653" calcext:value-type="float">
            <text:p>918.8132701265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9.125" calcext:value-type="float">
            <text:p>59.125</text:p>
          </table:table-cell>
          <table:table-cell office:value-type="float" office:value="0" calcext:value-type="float">
            <text:p>0</text:p>
          </table:table-cell>
          <table:table-cell office:value-type="float" office:value="-86408314184734" calcext:value-type="float">
            <text:p>-86408314184734</text:p>
          </table:table-cell>
        </table:table-row>
        <table:table-row table:style-name="ro1">
          <table:table-cell office:value-type="float" office:value="6.2225277290832" calcext:value-type="float">
            <text:p>6.2225277290832</text:p>
          </table:table-cell>
          <table:table-cell office:value-type="float" office:value="6.980844416466" calcext:value-type="float">
            <text:p>6.980844416466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4864" calcext:value-type="float">
            <text:p>3.0015977884864</text:p>
          </table:table-cell>
          <table:table-cell office:value-type="float" office:value="920.29430487536" calcext:value-type="float">
            <text:p>920.29430487536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9.125" calcext:value-type="float">
            <text:p>59.125</text:p>
          </table:table-cell>
          <table:table-cell office:value-type="float" office:value="0" calcext:value-type="float">
            <text:p>0</text:p>
          </table:table-cell>
          <table:table-cell office:value-type="float" office:value="-87275223242947" calcext:value-type="float">
            <text:p>-87275223242947</text:p>
          </table:table-cell>
        </table:table-row>
        <table:table-row table:style-name="ro1">
          <table:table-cell office:value-type="float" office:value="6.2225277290967" calcext:value-type="float">
            <text:p>6.2225277290967</text:p>
          </table:table-cell>
          <table:table-cell office:value-type="float" office:value="6.9808444579179" calcext:value-type="float">
            <text:p>6.9808444579179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4959" calcext:value-type="float">
            <text:p>3.0015977884959</text:p>
          </table:table-cell>
          <table:table-cell office:value-type="float" office:value="921.78649690219" calcext:value-type="float">
            <text:p>921.78649690219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9.125" calcext:value-type="float">
            <text:p>59.125</text:p>
          </table:table-cell>
          <table:table-cell office:value-type="float" office:value="0" calcext:value-type="float">
            <text:p>0</text:p>
          </table:table-cell>
          <table:table-cell office:value-type="float" office:value="-88155244458417" calcext:value-type="float">
            <text:p>-88155244458417</text:p>
          </table:table-cell>
        </table:table-row>
        <table:table-row table:style-name="ro1">
          <table:table-cell office:value-type="float" office:value="6.2225277291102" calcext:value-type="float">
            <text:p>6.2225277291102</text:p>
          </table:table-cell>
          <table:table-cell office:value-type="float" office:value="6.980844503243" calcext:value-type="float">
            <text:p>6.980844503243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5063" calcext:value-type="float">
            <text:p>3.0015977885063</text:p>
          </table:table-cell>
          <table:table-cell office:value-type="float" office:value="923.2899870262" calcext:value-type="float">
            <text:p>923.289987026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9.125" calcext:value-type="float">
            <text:p>59.125</text:p>
          </table:table-cell>
          <table:table-cell office:value-type="float" office:value="0" calcext:value-type="float">
            <text:p>0</text:p>
          </table:table-cell>
          <table:table-cell office:value-type="float" office:value="-89048643613032" calcext:value-type="float">
            <text:p>-89048643613032</text:p>
          </table:table-cell>
        </table:table-row>
        <table:table-row table:style-name="ro1">
          <table:table-cell office:value-type="float" office:value="6.2225277291237" calcext:value-type="float">
            <text:p>6.2225277291237</text:p>
          </table:table-cell>
          <table:table-cell office:value-type="float" office:value="6.9808445525299" calcext:value-type="float">
            <text:p>6.9808445525299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5176" calcext:value-type="float">
            <text:p>3.0015977885176</text:p>
          </table:table-cell>
          <table:table-cell office:value-type="float" office:value="924.80491856171" calcext:value-type="float">
            <text:p>924.8049185617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9.125" calcext:value-type="float">
            <text:p>59.125</text:p>
          </table:table-cell>
          <table:table-cell office:value-type="float" office:value="0" calcext:value-type="float">
            <text:p>0</text:p>
          </table:table-cell>
          <table:table-cell office:value-type="float" office:value="-89955693253422" calcext:value-type="float">
            <text:p>-89955693253422</text:p>
          </table:table-cell>
        </table:table-row>
        <table:table-row table:style-name="ro1">
          <table:table-cell office:value-type="float" office:value="6.2225277291372" calcext:value-type="float">
            <text:p>6.2225277291372</text:p>
          </table:table-cell>
          <table:table-cell office:value-type="float" office:value="6.9808445700667" calcext:value-type="float">
            <text:p>6.9808445700667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5216" calcext:value-type="float">
            <text:p>3.0015977885216</text:p>
          </table:table-cell>
          <table:table-cell office:value-type="float" office:value="926.33143737894" calcext:value-type="float">
            <text:p>926.3314373789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9.125" calcext:value-type="float">
            <text:p>59.125</text:p>
          </table:table-cell>
          <table:table-cell office:value-type="float" office:value="0" calcext:value-type="float">
            <text:p>0</text:p>
          </table:table-cell>
          <table:table-cell office:value-type="float" office:value="-90876672903049" calcext:value-type="float">
            <text:p>-90876672903049</text:p>
          </table:table-cell>
        </table:table-row>
        <table:table-row table:style-name="ro1">
          <table:table-cell office:value-type="float" office:value="6.2225277291507" calcext:value-type="float">
            <text:p>6.2225277291507</text:p>
          </table:table-cell>
          <table:table-cell office:value-type="float" office:value="6.9808445798036" calcext:value-type="float">
            <text:p>6.9808445798036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5238" calcext:value-type="float">
            <text:p>3.0015977885238</text:p>
          </table:table-cell>
          <table:table-cell office:value-type="float" office:value="927.86969196521" calcext:value-type="float">
            <text:p>927.86969196521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9.125" calcext:value-type="float">
            <text:p>59.125</text:p>
          </table:table-cell>
          <table:table-cell office:value-type="float" office:value="0" calcext:value-type="float">
            <text:p>0</text:p>
          </table:table-cell>
          <table:table-cell office:value-type="float" office:value="-91811869274443" calcext:value-type="float">
            <text:p>-91811869274443</text:p>
          </table:table-cell>
        </table:table-row>
        <table:table-row table:style-name="ro1">
          <table:table-cell office:value-type="float" office:value="6.2225277291642" calcext:value-type="float">
            <text:p>6.2225277291642</text:p>
          </table:table-cell>
          <table:table-cell office:value-type="float" office:value="6.9808445897569" calcext:value-type="float">
            <text:p>6.9808445897569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5261" calcext:value-type="float">
            <text:p>3.0015977885261</text:p>
          </table:table-cell>
          <table:table-cell office:value-type="float" office:value="929.41983348529" calcext:value-type="float">
            <text:p>929.41983348529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9.125" calcext:value-type="float">
            <text:p>59.125</text:p>
          </table:table-cell>
          <table:table-cell office:value-type="float" office:value="0" calcext:value-type="float">
            <text:p>0</text:p>
          </table:table-cell>
          <table:table-cell office:value-type="float" office:value="-92761576495414" calcext:value-type="float">
            <text:p>-92761576495414</text:p>
          </table:table-cell>
        </table:table-row>
        <table:table-row table:style-name="ro1">
          <table:table-cell office:value-type="float" office:value="6.2225277291777" calcext:value-type="float">
            <text:p>6.2225277291777</text:p>
          </table:table-cell>
          <table:table-cell office:value-type="float" office:value="6.9808446026646" calcext:value-type="float">
            <text:p>6.9808446026646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5291" calcext:value-type="float">
            <text:p>3.0015977885291</text:p>
          </table:table-cell>
          <table:table-cell office:value-type="float" office:value="930.98201584408" calcext:value-type="float">
            <text:p>930.9820158440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9.125" calcext:value-type="float">
            <text:p>59.125</text:p>
          </table:table-cell>
          <table:table-cell office:value-type="float" office:value="0" calcext:value-type="float">
            <text:p>0</text:p>
          </table:table-cell>
          <table:table-cell office:value-type="float" office:value="-93726096339988" calcext:value-type="float">
            <text:p>-93726096339988</text:p>
          </table:table-cell>
        </table:table-row>
        <table:table-row table:style-name="ro1">
          <table:table-cell office:value-type="float" office:value="6.2225277291912" calcext:value-type="float">
            <text:p>6.2225277291912</text:p>
          </table:table-cell>
          <table:table-cell office:value-type="float" office:value="6.9808446194946" calcext:value-type="float">
            <text:p>6.9808446194946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5329" calcext:value-type="float">
            <text:p>3.0015977885329</text:p>
          </table:table-cell>
          <table:table-cell office:value-type="float" office:value="932.55639575085" calcext:value-type="float">
            <text:p>932.55639575085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9.125" calcext:value-type="float">
            <text:p>59.125</text:p>
          </table:table-cell>
          <table:table-cell office:value-type="float" office:value="0" calcext:value-type="float">
            <text:p>0</text:p>
          </table:table-cell>
          <table:table-cell office:value-type="float" office:value="-94705738468073" calcext:value-type="float">
            <text:p>-94705738468073</text:p>
          </table:table-cell>
        </table:table-row>
        <table:table-row table:style-name="ro1">
          <table:table-cell office:value-type="float" office:value="6.2225277292047" calcext:value-type="float">
            <text:p>6.2225277292047</text:p>
          </table:table-cell>
          <table:table-cell office:value-type="float" office:value="6.9808446406496" calcext:value-type="float">
            <text:p>6.9808446406496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5377" calcext:value-type="float">
            <text:p>3.0015977885377</text:p>
          </table:table-cell>
          <table:table-cell office:value-type="float" office:value="934.14313278538" calcext:value-type="float">
            <text:p>934.1431327853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9.125" calcext:value-type="float">
            <text:p>59.125</text:p>
          </table:table-cell>
          <table:table-cell office:value-type="float" office:value="0" calcext:value-type="float">
            <text:p>0</text:p>
          </table:table-cell>
          <table:table-cell office:value-type="float" office:value="-95700820674589" calcext:value-type="float">
            <text:p>-95700820674589</text:p>
          </table:table-cell>
        </table:table-row>
        <table:table-row table:style-name="ro1">
          <table:table-cell office:value-type="float" office:value="6.2225277292182" calcext:value-type="float">
            <text:p>6.2225277292182</text:p>
          </table:table-cell>
          <table:table-cell office:value-type="float" office:value="6.9808446662347" calcext:value-type="float">
            <text:p>6.9808446662347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5436" calcext:value-type="float">
            <text:p>3.0015977885436</text:p>
          </table:table-cell>
          <table:table-cell office:value-type="float" office:value="935.74238946588" calcext:value-type="float">
            <text:p>935.7423894658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9.125" calcext:value-type="float">
            <text:p>59.125</text:p>
          </table:table-cell>
          <table:table-cell office:value-type="float" office:value="0" calcext:value-type="float">
            <text:p>0</text:p>
          </table:table-cell>
          <table:table-cell office:value-type="float" office:value="-96711669146358" calcext:value-type="float">
            <text:p>-96711669146358</text:p>
          </table:table-cell>
        </table:table-row>
        <table:table-row table:style-name="ro1">
          <table:table-cell office:value-type="float" office:value="6.2225277292317" calcext:value-type="float">
            <text:p>6.2225277292317</text:p>
          </table:table-cell>
          <table:table-cell office:value-type="float" office:value="6.9808446963816" calcext:value-type="float">
            <text:p>6.9808446963816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5505" calcext:value-type="float">
            <text:p>3.0015977885505</text:p>
          </table:table-cell>
          <table:table-cell office:value-type="float" office:value="937.35433131895" calcext:value-type="float">
            <text:p>937.35433131895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9.125" calcext:value-type="float">
            <text:p>59.125</text:p>
          </table:table-cell>
          <table:table-cell office:value-type="float" office:value="0" calcext:value-type="float">
            <text:p>0</text:p>
          </table:table-cell>
          <table:table-cell office:value-type="float" office:value="-97738618730068" calcext:value-type="float">
            <text:p>-97738618730068</text:p>
          </table:table-cell>
        </table:table-row>
        <table:table-row table:style-name="ro1">
          <table:table-cell office:value-type="float" office:value="6.2225277292452" calcext:value-type="float">
            <text:p>6.2225277292452</text:p>
          </table:table-cell>
          <table:table-cell office:value-type="float" office:value="6.9808447311627" calcext:value-type="float">
            <text:p>6.9808447311627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5585" calcext:value-type="float">
            <text:p>3.0015977885585</text:p>
          </table:table-cell>
          <table:table-cell office:value-type="float" office:value="938.97912695159" calcext:value-type="float">
            <text:p>938.97912695159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9.125" calcext:value-type="float">
            <text:p>59.125</text:p>
          </table:table-cell>
          <table:table-cell office:value-type="float" office:value="0" calcext:value-type="float">
            <text:p>0</text:p>
          </table:table-cell>
          <table:table-cell office:value-type="float" office:value="-98782013209425" calcext:value-type="float">
            <text:p>-98782013209425</text:p>
          </table:table-cell>
        </table:table-row>
        <table:table-row table:style-name="ro1">
          <table:table-cell office:value-type="float" office:value="6.2225277292587" calcext:value-type="float">
            <text:p>6.2225277292587</text:p>
          </table:table-cell>
          <table:table-cell office:value-type="float" office:value="6.98084477073" calcext:value-type="float">
            <text:p>6.98084477073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5675" calcext:value-type="float">
            <text:p>3.0015977885675</text:p>
          </table:table-cell>
          <table:table-cell office:value-type="float" office:value="940.61694812524" calcext:value-type="float">
            <text:p>940.6169481252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9.125" calcext:value-type="float">
            <text:p>59.125</text:p>
          </table:table-cell>
          <table:table-cell office:value-type="float" office:value="0" calcext:value-type="float">
            <text:p>0</text:p>
          </table:table-cell>
          <table:table-cell office:value-type="float" office:value="-99842205592826" calcext:value-type="float">
            <text:p>-99842205592826</text:p>
          </table:table-cell>
        </table:table-row>
        <table:table-row table:style-name="ro1">
          <table:table-cell office:value-type="float" office:value="6.2225277292722" calcext:value-type="float">
            <text:p>6.2225277292722</text:p>
          </table:table-cell>
          <table:table-cell office:value-type="float" office:value="6.9808448152256" calcext:value-type="float">
            <text:p>6.9808448152256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33935" calcext:value-type="float">
            <text:p>33935</text:p>
          </table:table-cell>
          <table:table-cell office:value-type="float" office:value="3.0015977885777" calcext:value-type="float">
            <text:p>3.0015977885777</text:p>
          </table:table-cell>
          <table:table-cell office:value-type="float" office:value="942.26796983214" calcext:value-type="float">
            <text:p>942.2679698321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9.125" calcext:value-type="float">
            <text:p>59.125</text:p>
          </table:table-cell>
          <table:table-cell office:value-type="float" office:value="0" calcext:value-type="float">
            <text:p>0</text:p>
          </table:table-cell>
          <table:table-cell office:value-type="float" office:value="-100919558412320" calcext:value-type="float">
            <text:p>-1009195584123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00:53:37.290250446</meta:creation-date>
    <dc:date>2019-04-22T01:03:17.144077150</dc:date>
    <meta:editing-duration>PT9M40S</meta:editing-duration>
    <meta:editing-cycles>1</meta:editing-cycles>
    <meta:document-statistic meta:table-count="1" meta:cell-count="2222" meta:object-count="3"/>
    <meta:generator>LibreOffice/6.2.2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scatter" chart:style-name="ch1">
        <chart:subtitle svg:x="6.803cm" svg:y="0.18cm" chart:style-name="ch2">
          <text:p>Conc Tensor</text:p>
        </chart:subtitle>
        <chart:legend chart:legend-position="end" svg:x="13.205cm" svg:y="4.204cm" style:legend-expansion="high" chart:style-name="ch3"/>
        <chart:plot-area chart:style-name="ch4" table:cell-range-address="nucleation_conc_tensor.A1:nucleation_conc_tensor.B202" chart:data-source-has-labels="row" svg:x="0.319cm" svg:y="1.043cm" svg:width="12.567cm" svg:height="6.802cm">
          <chartooo:coordinate-region svg:x="0.861cm" svg:y="1.243cm" svg:width="11.852cm" svg:height="6.403cm"/>
          <chart:axis chart:dimension="x" chart:name="primary-x" chart:style-name="ch5">
            <chart:title svg:x="6.24cm" svg:y="8.025cm" chart:style-name="ch6">
              <text:p>time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nucleation_conc_tensor.B2:nucleation_conc_tensor.B202" chart:label-cell-address="nucleation_conc_tensor.B1:nucleation_conc_tensor.B1" chart:class="chart:scatter">
            <chart:domain table:cell-range-address="nucleation_conc_tensor.A2:nucleation_conc_tensor.A202"/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lementInt_c</text:p>
                <draw:g>
                  <svg:desc>nucleation_conc_tensor.B1:nucleation_conc_tensor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ucleation_conc_tensor.A2:nucleation_conc_tensor.A202</svg:desc>
                </draw:g>
              </table:table-cell>
              <table:table-cell office:value-type="float" office:value="0">
                <text:p>0</text:p>
                <draw:g>
                  <svg:desc>nucleation_conc_tensor.B2:nucleation_conc_tensor.B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73046875">
                <text:p>0.2373046875</text:p>
              </table:table-cell>
              <table:table-cell office:value-type="float" office:value="-0.000000062188429683641">
                <text:p>-0.0000000621884296836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5283203125">
                <text:p>0.415283203125</text:p>
              </table:table-cell>
              <table:table-cell office:value-type="float" office:value="-0.000000076295489703782">
                <text:p>-0.0000000762954897037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326171875">
                <text:p>0.59326171875</text:p>
              </table:table-cell>
              <table:table-cell office:value-type="float" office:value="-0.000000081369729731939">
                <text:p>-0.0000000813697297319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1240234375">
                <text:p>0.771240234375</text:p>
              </table:table-cell>
              <table:table-cell office:value-type="float" office:value="-0.000000084501166952577">
                <text:p>-0.0000000845011669525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921875">
                <text:p>0.94921875</text:p>
              </table:table-cell>
              <table:table-cell office:value-type="float" office:value="-0.000000085669280114331">
                <text:p>-0.000000085669280114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27197265625">
                <text:p>1.127197265625</text:p>
              </table:table-cell>
              <table:table-cell office:value-type="float" office:value="-0.000000084048659143576">
                <text:p>-0.000000084048659143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0517578125">
                <text:p>1.30517578125</text:p>
              </table:table-cell>
              <table:table-cell office:value-type="float" office:value="0.0065954667345065">
                <text:p>0.00659546673450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83154296875">
                <text:p>1.483154296875</text:p>
              </table:table-cell>
              <table:table-cell office:value-type="float" office:value="0.25915334682499">
                <text:p>0.25915334682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611328125">
                <text:p>1.6611328125</text:p>
              </table:table-cell>
              <table:table-cell office:value-type="float" office:value="0.39970642863253">
                <text:p>0.399706428632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39111328125">
                <text:p>1.839111328125</text:p>
              </table:table-cell>
              <table:table-cell office:value-type="float" office:value="0.55220180595151">
                <text:p>0.552201805951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1708984375">
                <text:p>2.01708984375</text:p>
              </table:table-cell>
              <table:table-cell office:value-type="float" office:value="0.50991511588324">
                <text:p>0.509915115883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95068359375">
                <text:p>2.195068359375</text:p>
              </table:table-cell>
              <table:table-cell office:value-type="float" office:value="0.45654428712948">
                <text:p>0.45654428712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73046875">
                <text:p>2.373046875</text:p>
              </table:table-cell>
              <table:table-cell office:value-type="float" office:value="0.32170131072861">
                <text:p>0.321701310728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51025390625">
                <text:p>2.551025390625</text:p>
              </table:table-cell>
              <table:table-cell office:value-type="float" office:value="0.3248697176757">
                <text:p>0.32486971767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72900390625">
                <text:p>2.72900390625</text:p>
              </table:table-cell>
              <table:table-cell office:value-type="float" office:value="0.31737988561378">
                <text:p>0.317379885613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906982421875">
                <text:p>2.906982421875</text:p>
              </table:table-cell>
              <table:table-cell office:value-type="float" office:value="0.32902827191489">
                <text:p>0.329028271914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849609375">
                <text:p>3.0849609375</text:p>
              </table:table-cell>
              <table:table-cell office:value-type="float" office:value="0.36326866383931">
                <text:p>0.363268663839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262939453125">
                <text:p>3.262939453125</text:p>
              </table:table-cell>
              <table:table-cell office:value-type="float" office:value="0.47661082804065">
                <text:p>0.47661082804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44091796875">
                <text:p>3.44091796875</text:p>
              </table:table-cell>
              <table:table-cell office:value-type="float" office:value="0.51710729121994">
                <text:p>0.517107291219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618896484375">
                <text:p>3.618896484375</text:p>
              </table:table-cell>
              <table:table-cell office:value-type="float" office:value="0.4958435194662">
                <text:p>0.4958435194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796875">
                <text:p>3.796875</text:p>
              </table:table-cell>
              <table:table-cell office:value-type="float" office:value="0.45779188925273">
                <text:p>0.45779188925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974853515625">
                <text:p>3.974853515625</text:p>
              </table:table-cell>
              <table:table-cell office:value-type="float" office:value="0.45274049734097">
                <text:p>0.452740497340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15283203125">
                <text:p>4.15283203125</text:p>
              </table:table-cell>
              <table:table-cell office:value-type="float" office:value="0.44830931636679">
                <text:p>0.448309316366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330810546875">
                <text:p>4.330810546875</text:p>
              </table:table-cell>
              <table:table-cell office:value-type="float" office:value="0.44901704762067">
                <text:p>0.449017047620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5087890625">
                <text:p>4.5087890625</text:p>
              </table:table-cell>
              <table:table-cell office:value-type="float" office:value="0.43685092798229">
                <text:p>0.436850927982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686767578125">
                <text:p>4.686767578125</text:p>
              </table:table-cell>
              <table:table-cell office:value-type="float" office:value="0.42586507726216">
                <text:p>0.425865077262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86474609375">
                <text:p>4.86474609375</text:p>
              </table:table-cell>
              <table:table-cell office:value-type="float" office:value="0.482906973971">
                <text:p>0.4829069739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042724609375">
                <text:p>5.042724609375</text:p>
              </table:table-cell>
              <table:table-cell office:value-type="float" office:value="0.47422572557551">
                <text:p>0.474225725575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220703125">
                <text:p>5.220703125</text:p>
              </table:table-cell>
              <table:table-cell office:value-type="float" office:value="0.47403529640169">
                <text:p>0.474035296401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398681640625">
                <text:p>5.398681640625</text:p>
              </table:table-cell>
              <table:table-cell office:value-type="float" office:value="0.47806180016305">
                <text:p>0.478061800163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57666015625">
                <text:p>5.57666015625</text:p>
              </table:table-cell>
              <table:table-cell office:value-type="float" office:value="0.48481667147043">
                <text:p>0.484816671470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754638671875">
                <text:p>5.754638671875</text:p>
              </table:table-cell>
              <table:table-cell office:value-type="float" office:value="0.50336342833444">
                <text:p>0.503363428334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9326171875">
                <text:p>5.9326171875</text:p>
              </table:table-cell>
              <table:table-cell office:value-type="float" office:value="0.50870112183242">
                <text:p>0.508701121832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0327301025391">
                <text:p>6.0327301025391</text:p>
              </table:table-cell>
              <table:table-cell office:value-type="float" office:value="0.51020203346384">
                <text:p>0.510202033463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1078147888184">
                <text:p>6.1078147888184</text:p>
              </table:table-cell>
              <table:table-cell office:value-type="float" office:value="0.50993210819875">
                <text:p>0.50993210819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1500499248505">
                <text:p>6.1500499248505</text:p>
              </table:table-cell>
              <table:table-cell office:value-type="float" office:value="0.51094683384922">
                <text:p>0.510946833849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1738071888685">
                <text:p>6.1738071888685</text:p>
              </table:table-cell>
              <table:table-cell office:value-type="float" office:value="0.48097431465921">
                <text:p>0.480974314659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1916251368821">
                <text:p>6.1916251368821</text:p>
              </table:table-cell>
              <table:table-cell office:value-type="float" office:value="0.30410754234399">
                <text:p>0.304107542343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2016477326397">
                <text:p>6.2016477326397</text:p>
              </table:table-cell>
              <table:table-cell office:value-type="float" office:value="1.4524775237984">
                <text:p>1.45247752379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2091646794579">
                <text:p>6.2091646794579</text:p>
              </table:table-cell>
              <table:table-cell office:value-type="float" office:value="1.6315225044233">
                <text:p>1.63152250442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2133929620431">
                <text:p>6.2133929620431</text:p>
              </table:table-cell>
              <table:table-cell office:value-type="float" office:value="1.9633397617345">
                <text:p>1.96333976173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2165641739821">
                <text:p>6.2165641739821</text:p>
              </table:table-cell>
              <table:table-cell office:value-type="float" office:value="1.6431912338578">
                <text:p>1.64319123385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2183479806977">
                <text:p>6.2183479806977</text:p>
              </table:table-cell>
              <table:table-cell office:value-type="float" office:value="1.2566545500124">
                <text:p>1.25665455001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2196858357345">
                <text:p>6.2196858357345</text:p>
              </table:table-cell>
              <table:table-cell office:value-type="float" office:value="3.6633553557515">
                <text:p>3.66335535575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220689227012">
                <text:p>6.220689227012</text:p>
              </table:table-cell>
              <table:table-cell office:value-type="float" office:value="6.4554384346587">
                <text:p>6.45543843465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2214417704702">
                <text:p>6.2214417704702</text:p>
              </table:table-cell>
              <table:table-cell office:value-type="float" office:value="10.9127333985">
                <text:p>10.91273339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2218650761654">
                <text:p>6.2218650761654</text:p>
              </table:table-cell>
              <table:table-cell office:value-type="float" office:value="3.3256875732751">
                <text:p>3.32568757327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222103185619">
                <text:p>6.222103185619</text:p>
              </table:table-cell>
              <table:table-cell office:value-type="float" office:value="3.4770450922256">
                <text:p>3.47704509222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2222817677091">
                <text:p>6.2222817677091</text:p>
              </table:table-cell>
              <table:table-cell office:value-type="float" office:value="5.2719270483086">
                <text:p>5.27192704830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2223822201349">
                <text:p>6.2223822201349</text:p>
              </table:table-cell>
              <table:table-cell office:value-type="float" office:value="5.2721235288436">
                <text:p>5.27212352884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2224387246243">
                <text:p>6.2224387246243</text:p>
              </table:table-cell>
              <table:table-cell office:value-type="float" office:value="6.7535294522772">
                <text:p>6.75352945227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2224705083996">
                <text:p>6.2224705083996</text:p>
              </table:table-cell>
              <table:table-cell office:value-type="float" office:value="6.9544793413866">
                <text:p>6.95447934138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2224943462311">
                <text:p>6.2224943462311</text:p>
              </table:table-cell>
              <table:table-cell office:value-type="float" office:value="6.9749080281594">
                <text:p>6.97490802815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2225077550114">
                <text:p>6.2225077550114</text:p>
              </table:table-cell>
              <table:table-cell office:value-type="float" office:value="6.9795044827007">
                <text:p>6.97950448270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2225152974502">
                <text:p>6.2225152974502</text:p>
              </table:table-cell>
              <table:table-cell office:value-type="float" office:value="6.980538684987">
                <text:p>6.9805386849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2225195400721">
                <text:p>6.2225195400721</text:p>
              </table:table-cell>
              <table:table-cell office:value-type="float" office:value="6.9807713805571">
                <text:p>6.98077138055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2225227220385">
                <text:p>6.2225227220385</text:p>
              </table:table-cell>
              <table:table-cell office:value-type="float" office:value="6.9808237370944">
                <text:p>6.98082373709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2225245118946">
                <text:p>6.2225245118946</text:p>
              </table:table-cell>
              <table:table-cell office:value-type="float" office:value="6.9808355173353">
                <text:p>6.98083551733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2225258542867">
                <text:p>6.2225258542867</text:p>
              </table:table-cell>
              <table:table-cell office:value-type="float" office:value="6.9808381679827">
                <text:p>6.98083816798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2225266093822">
                <text:p>6.2225266093822</text:p>
              </table:table-cell>
              <table:table-cell office:value-type="float" office:value="6.980838764418">
                <text:p>6.9808387644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2225270341235">
                <text:p>6.2225270341235</text:p>
              </table:table-cell>
              <table:table-cell office:value-type="float" office:value="6.9808388986575">
                <text:p>6.98083889865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225272730404">
                <text:p>6.2225272730404</text:p>
              </table:table-cell>
              <table:table-cell office:value-type="float" office:value="6.9808389290578">
                <text:p>6.98083892905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225274522281">
                <text:p>6.2225274522281</text:p>
              </table:table-cell>
              <table:table-cell office:value-type="float" office:value="6.9808389360471">
                <text:p>6.98083893604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2225275530212">
                <text:p>6.2225275530212</text:p>
              </table:table-cell>
              <table:table-cell office:value-type="float" office:value="6.9808389377293">
                <text:p>6.98083893772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222527628616">
                <text:p>6.222527628616</text:p>
              </table:table-cell>
              <table:table-cell office:value-type="float" office:value="6.9808389384146">
                <text:p>6.98083893841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2225276711381">
                <text:p>6.2225276711381</text:p>
              </table:table-cell>
              <table:table-cell office:value-type="float" office:value="6.9808389388339">
                <text:p>6.98083893883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2225276890771">
                <text:p>6.2225276890771</text:p>
              </table:table-cell>
              <table:table-cell office:value-type="float" office:value="6.9808389392159">
                <text:p>6.98083893921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2225276991678">
                <text:p>6.2225276991678</text:p>
              </table:table-cell>
              <table:table-cell office:value-type="float" office:value="6.9808389398547">
                <text:p>6.98083893985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2225277067358">
                <text:p>6.2225277067358</text:p>
              </table:table-cell>
              <table:table-cell office:value-type="float" office:value="6.9808389422185">
                <text:p>6.98083894221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2225277109928">
                <text:p>6.2225277109928</text:p>
              </table:table-cell>
              <table:table-cell office:value-type="float" office:value="6.9808389446935">
                <text:p>6.98083894469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2225277141856">
                <text:p>6.2225277141856</text:p>
              </table:table-cell>
              <table:table-cell office:value-type="float" office:value="6.9808389467898">
                <text:p>6.98083894678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2225277165801">
                <text:p>6.2225277165801</text:p>
              </table:table-cell>
              <table:table-cell office:value-type="float" office:value="6.9808389480101">
                <text:p>6.98083894801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2225277183761">
                <text:p>6.2225277183761</text:p>
              </table:table-cell>
              <table:table-cell office:value-type="float" office:value="6.9808389522185">
                <text:p>6.98083895221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222527719723">
                <text:p>6.222527719723</text:p>
              </table:table-cell>
              <table:table-cell office:value-type="float" office:value="6.9808389553558">
                <text:p>6.98083895535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2225277207332">
                <text:p>6.2225277207332</text:p>
              </table:table-cell>
              <table:table-cell office:value-type="float" office:value="6.9808389665883">
                <text:p>6.98083896658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2225277214909">
                <text:p>6.2225277214909</text:p>
              </table:table-cell>
              <table:table-cell office:value-type="float" office:value="6.9808389742263">
                <text:p>6.98083897422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2225277220591">
                <text:p>6.2225277220591</text:p>
              </table:table-cell>
              <table:table-cell office:value-type="float" office:value="6.9808389769996">
                <text:p>6.98083897699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2225277224853">
                <text:p>6.2225277224853</text:p>
              </table:table-cell>
              <table:table-cell office:value-type="float" office:value="6.9808389795366">
                <text:p>6.98083897953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2225277228049">
                <text:p>6.2225277228049</text:p>
              </table:table-cell>
              <table:table-cell office:value-type="float" office:value="6.9808389806051">
                <text:p>6.98083898060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2225277230447">
                <text:p>6.2225277230447</text:p>
              </table:table-cell>
              <table:table-cell office:value-type="float" office:value="6.9808389809563">
                <text:p>6.98083898095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2225277232844">
                <text:p>6.2225277232844</text:p>
              </table:table-cell>
              <table:table-cell office:value-type="float" office:value="6.9808389813307">
                <text:p>6.98083898133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2225277235241">
                <text:p>6.2225277235241</text:p>
              </table:table-cell>
              <table:table-cell office:value-type="float" office:value="6.9808390047546">
                <text:p>6.98083900475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2225277237638">
                <text:p>6.2225277237638</text:p>
              </table:table-cell>
              <table:table-cell office:value-type="float" office:value="6.9808390127925">
                <text:p>6.98083901279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2225277239436">
                <text:p>6.2225277239436</text:p>
              </table:table-cell>
              <table:table-cell office:value-type="float" office:value="6.9808390146429">
                <text:p>6.98083901464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2225277241234">
                <text:p>6.2225277241234</text:p>
              </table:table-cell>
              <table:table-cell office:value-type="float" office:value="6.9808390153606">
                <text:p>6.98083901536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2225277243032">
                <text:p>6.2225277243032</text:p>
              </table:table-cell>
              <table:table-cell office:value-type="float" office:value="6.9808390157768">
                <text:p>6.98083901577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222527724483">
                <text:p>6.222527724483</text:p>
              </table:table-cell>
              <table:table-cell office:value-type="float" office:value="6.9808390159602">
                <text:p>6.98083901596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2225277246179">
                <text:p>6.2225277246179</text:p>
              </table:table-cell>
              <table:table-cell office:value-type="float" office:value="6.9808390160885">
                <text:p>6.98083901608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2225277247527">
                <text:p>6.2225277247527</text:p>
              </table:table-cell>
              <table:table-cell office:value-type="float" office:value="6.9808390660696">
                <text:p>6.98083906606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2225277248876">
                <text:p>6.2225277248876</text:p>
              </table:table-cell>
              <table:table-cell office:value-type="float" office:value="6.9808390827659">
                <text:p>6.98083908276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2225277250224">
                <text:p>6.2225277250224</text:p>
              </table:table-cell>
              <table:table-cell office:value-type="float" office:value="6.9808390883965">
                <text:p>6.98083908839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2225277251573">
                <text:p>6.2225277251573</text:p>
              </table:table-cell>
              <table:table-cell office:value-type="float" office:value="6.9808390903714">
                <text:p>6.98083909037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2225277252921">
                <text:p>6.2225277252921</text:p>
              </table:table-cell>
              <table:table-cell office:value-type="float" office:value="6.9808390910587">
                <text:p>6.98083909105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2225277253932">
                <text:p>6.2225277253932</text:p>
              </table:table-cell>
              <table:table-cell office:value-type="float" office:value="6.9808390912512">
                <text:p>6.98083909125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2225277254944">
                <text:p>6.2225277254944</text:p>
              </table:table-cell>
              <table:table-cell office:value-type="float" office:value="6.9808391216851">
                <text:p>6.98083912168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2225277255955">
                <text:p>6.2225277255955</text:p>
              </table:table-cell>
              <table:table-cell office:value-type="float" office:value="6.9808392186092">
                <text:p>6.98083921860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2225277256967">
                <text:p>6.2225277256967</text:p>
              </table:table-cell>
              <table:table-cell office:value-type="float" office:value="6.9808392509398">
                <text:p>6.9808392509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2225277257978">
                <text:p>6.2225277257978</text:p>
              </table:table-cell>
              <table:table-cell office:value-type="float" office:value="6.9808392617507">
                <text:p>6.98083926175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2225277258989">
                <text:p>6.2225277258989</text:p>
              </table:table-cell>
              <table:table-cell office:value-type="float" office:value="6.9808392734137">
                <text:p>6.98083927341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2225277260001">
                <text:p>6.2225277260001</text:p>
              </table:table-cell>
              <table:table-cell office:value-type="float" office:value="6.980839356622">
                <text:p>6.9808393566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2225277261012">
                <text:p>6.2225277261012</text:p>
              </table:table-cell>
              <table:table-cell office:value-type="float" office:value="6.9808393843881">
                <text:p>6.98083938438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222527726177">
                <text:p>6.222527726177</text:p>
              </table:table-cell>
              <table:table-cell office:value-type="float" office:value="6.9808394176321">
                <text:p>6.98083941763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2225277262529">
                <text:p>6.2225277262529</text:p>
              </table:table-cell>
              <table:table-cell office:value-type="float" office:value="6.9808394899321">
                <text:p>6.98083948993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2225277263287">
                <text:p>6.2225277263287</text:p>
              </table:table-cell>
              <table:table-cell office:value-type="float" office:value="6.9808396126174">
                <text:p>6.98083961261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2225277264046">
                <text:p>6.2225277264046</text:p>
              </table:table-cell>
              <table:table-cell office:value-type="float" office:value="6.9808396535238">
                <text:p>6.98083965352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2225277264805">
                <text:p>6.2225277264805</text:p>
              </table:table-cell>
              <table:table-cell office:value-type="float" office:value="6.9808396671754">
                <text:p>6.98083966717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2225277265563">
                <text:p>6.2225277265563</text:p>
              </table:table-cell>
              <table:table-cell office:value-type="float" office:value="6.9808396922441">
                <text:p>6.98083969224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2225277266322">
                <text:p>6.2225277266322</text:p>
              </table:table-cell>
              <table:table-cell office:value-type="float" office:value="6.9808397666039">
                <text:p>6.98083976660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222527726708">
                <text:p>6.222527726708</text:p>
              </table:table-cell>
              <table:table-cell office:value-type="float" office:value="6.9808399053079">
                <text:p>6.98083990530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2225277267839">
                <text:p>6.2225277267839</text:p>
              </table:table-cell>
              <table:table-cell office:value-type="float" office:value="6.9808399515605">
                <text:p>6.98083995156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2225277268407">
                <text:p>6.2225277268407</text:p>
              </table:table-cell>
              <table:table-cell office:value-type="float" office:value="6.980840006935">
                <text:p>6.9808400069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2225277268976">
                <text:p>6.2225277268976</text:p>
              </table:table-cell>
              <table:table-cell office:value-type="float" office:value="6.9808400915511">
                <text:p>6.98084009155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2225277269545">
                <text:p>6.2225277269545</text:p>
              </table:table-cell>
              <table:table-cell office:value-type="float" office:value="6.9808402101615">
                <text:p>6.98084021016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2225277270114">
                <text:p>6.2225277270114</text:p>
              </table:table-cell>
              <table:table-cell office:value-type="float" office:value="6.9808403654236">
                <text:p>6.98084036542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2225277270683">
                <text:p>6.2225277270683</text:p>
              </table:table-cell>
              <table:table-cell office:value-type="float" office:value="6.9808404173635">
                <text:p>6.98084041736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2225277271252">
                <text:p>6.2225277271252</text:p>
              </table:table-cell>
              <table:table-cell office:value-type="float" office:value="6.980840453129">
                <text:p>6.9808404531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2225277271821">
                <text:p>6.2225277271821</text:p>
              </table:table-cell>
              <table:table-cell office:value-type="float" office:value="6.9808405122466">
                <text:p>6.98084051224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222527727239">
                <text:p>6.222527727239</text:p>
              </table:table-cell>
              <table:table-cell office:value-type="float" office:value="6.9808406090616">
                <text:p>6.98084060906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2225277272959">
                <text:p>6.2225277272959</text:p>
              </table:table-cell>
              <table:table-cell office:value-type="float" office:value="6.9808407498927">
                <text:p>6.98084074989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2225277273527">
                <text:p>6.2225277273527</text:p>
              </table:table-cell>
              <table:table-cell office:value-type="float" office:value="6.9808407970477">
                <text:p>6.98084079704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2225277273954">
                <text:p>6.2225277273954</text:p>
              </table:table-cell>
              <table:table-cell office:value-type="float" office:value="6.9808408491116">
                <text:p>6.9808408491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2225277274381">
                <text:p>6.2225277274381</text:p>
              </table:table-cell>
              <table:table-cell office:value-type="float" office:value="6.9808409208903">
                <text:p>6.98084092089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2225277274807">
                <text:p>6.2225277274807</text:p>
              </table:table-cell>
              <table:table-cell office:value-type="float" office:value="6.9808410146112">
                <text:p>6.98084101461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2225277275234">
                <text:p>6.2225277275234</text:p>
              </table:table-cell>
              <table:table-cell office:value-type="float" office:value="6.9808411316833">
                <text:p>6.98084113168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225277275661">
                <text:p>6.2225277275661</text:p>
              </table:table-cell>
              <table:table-cell office:value-type="float" office:value="6.9808412730275">
                <text:p>6.98084127302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2225277276087">
                <text:p>6.2225277276087</text:p>
              </table:table-cell>
              <table:table-cell office:value-type="float" office:value="6.9808413263054">
                <text:p>6.98084132630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2225277276514">
                <text:p>6.2225277276514</text:p>
              </table:table-cell>
              <table:table-cell office:value-type="float" office:value="6.9808413680127">
                <text:p>6.98084136801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2225277276941">
                <text:p>6.2225277276941</text:p>
              </table:table-cell>
              <table:table-cell office:value-type="float" office:value="6.9808414242907">
                <text:p>6.98084142429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2225277277367">
                <text:p>6.2225277277367</text:p>
              </table:table-cell>
              <table:table-cell office:value-type="float" office:value="6.9808415045437">
                <text:p>6.98084150454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2225277277794">
                <text:p>6.2225277277794</text:p>
              </table:table-cell>
              <table:table-cell office:value-type="float" office:value="6.9808416126093">
                <text:p>6.98084161260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2225277278221">
                <text:p>6.2225277278221</text:p>
              </table:table-cell>
              <table:table-cell office:value-type="float" office:value="6.9808417505902">
                <text:p>6.98084175059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2225277278647">
                <text:p>6.2225277278647</text:p>
              </table:table-cell>
              <table:table-cell office:value-type="float" office:value="6.9808418064616">
                <text:p>6.98084180646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2225277278967">
                <text:p>6.2225277278967</text:p>
              </table:table-cell>
              <table:table-cell office:value-type="float" office:value="6.9808418585721">
                <text:p>6.98084185857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2225277279287">
                <text:p>6.2225277279287</text:p>
              </table:table-cell>
              <table:table-cell office:value-type="float" office:value="6.9808419232089">
                <text:p>6.98084192320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2225277279607">
                <text:p>6.2225277279607</text:p>
              </table:table-cell>
              <table:table-cell office:value-type="float" office:value="6.9808420020054">
                <text:p>6.98084200200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2225277279927">
                <text:p>6.2225277279927</text:p>
              </table:table-cell>
              <table:table-cell office:value-type="float" office:value="6.9808420957431">
                <text:p>6.98084209574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2225277280247">
                <text:p>6.2225277280247</text:p>
              </table:table-cell>
              <table:table-cell office:value-type="float" office:value="6.9808422049133">
                <text:p>6.98084220491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2225277280567">
                <text:p>6.2225277280567</text:p>
              </table:table-cell>
              <table:table-cell office:value-type="float" office:value="6.98084224504">
                <text:p>6.980842245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2225277280887">
                <text:p>6.2225277280887</text:p>
              </table:table-cell>
              <table:table-cell office:value-type="float" office:value="6.9808422733126">
                <text:p>6.98084227331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2225277281207">
                <text:p>6.2225277281207</text:p>
              </table:table-cell>
              <table:table-cell office:value-type="float" office:value="6.9808423091366">
                <text:p>6.98084230913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2225277281527">
                <text:p>6.2225277281527</text:p>
              </table:table-cell>
              <table:table-cell office:value-type="float" office:value="6.9808423593306">
                <text:p>6.98084235933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2225277281847">
                <text:p>6.2225277281847</text:p>
              </table:table-cell>
              <table:table-cell office:value-type="float" office:value="6.9808424265577">
                <text:p>6.98084242655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2225277282167">
                <text:p>6.2225277282167</text:p>
              </table:table-cell>
              <table:table-cell office:value-type="float" office:value="6.9808425121033">
                <text:p>6.98084251210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2225277282487">
                <text:p>6.2225277282487</text:p>
              </table:table-cell>
              <table:table-cell office:value-type="float" office:value="6.9808426167958">
                <text:p>6.98084261679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2225277282807">
                <text:p>6.2225277282807</text:p>
              </table:table-cell>
              <table:table-cell office:value-type="float" office:value="6.9808426562051">
                <text:p>6.98084265620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2225277283047">
                <text:p>6.2225277283047</text:p>
              </table:table-cell>
              <table:table-cell office:value-type="float" office:value="6.9808426916086">
                <text:p>6.98084269160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2225277283287">
                <text:p>6.2225277283287</text:p>
              </table:table-cell>
              <table:table-cell office:value-type="float" office:value="6.9808427346716">
                <text:p>6.98084273467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2225277283527">
                <text:p>6.2225277283527</text:p>
              </table:table-cell>
              <table:table-cell office:value-type="float" office:value="6.9808427864307">
                <text:p>6.98084278643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2225277283767">
                <text:p>6.2225277283767</text:p>
              </table:table-cell>
              <table:table-cell office:value-type="float" office:value="6.9808428473373">
                <text:p>6.98084284733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2225277284007">
                <text:p>6.2225277284007</text:p>
              </table:table-cell>
              <table:table-cell office:value-type="float" office:value="6.9808429177833">
                <text:p>6.98084291778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2225277284247">
                <text:p>6.2225277284247</text:p>
              </table:table-cell>
              <table:table-cell office:value-type="float" office:value="6.9808429979215">
                <text:p>6.98084299792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2225277284487">
                <text:p>6.2225277284487</text:p>
              </table:table-cell>
              <table:table-cell office:value-type="float" office:value="6.980843088063">
                <text:p>6.9808430880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2225277284727">
                <text:p>6.2225277284727</text:p>
              </table:table-cell>
              <table:table-cell office:value-type="float" office:value="6.9808431248027">
                <text:p>6.98084312480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2225277284967">
                <text:p>6.2225277284967</text:p>
              </table:table-cell>
              <table:table-cell office:value-type="float" office:value="6.9808431508549">
                <text:p>6.98084315085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2225277285207">
                <text:p>6.2225277285207</text:p>
              </table:table-cell>
              <table:table-cell office:value-type="float" office:value="6.9808431806633">
                <text:p>6.98084318066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2225277285447">
                <text:p>6.2225277285447</text:p>
              </table:table-cell>
              <table:table-cell office:value-type="float" office:value="6.980843219259">
                <text:p>6.9808432192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2225277285687">
                <text:p>6.2225277285687</text:p>
              </table:table-cell>
              <table:table-cell office:value-type="float" office:value="6.9808432684571">
                <text:p>6.98084326845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2225277285927">
                <text:p>6.2225277285927</text:p>
              </table:table-cell>
              <table:table-cell office:value-type="float" office:value="6.9808433291441">
                <text:p>6.98084332914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2225277286167">
                <text:p>6.2225277286167</text:p>
              </table:table-cell>
              <table:table-cell office:value-type="float" office:value="6.9808434017402">
                <text:p>6.98084340174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2225277286407">
                <text:p>6.2225277286407</text:p>
              </table:table-cell>
              <table:table-cell office:value-type="float" office:value="6.9808434866646">
                <text:p>6.98084348666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2225277286647">
                <text:p>6.2225277286647</text:p>
              </table:table-cell>
              <table:table-cell office:value-type="float" office:value="6.9808435204192">
                <text:p>6.98084352041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2225277286827">
                <text:p>6.2225277286827</text:p>
              </table:table-cell>
              <table:table-cell office:value-type="float" office:value="6.9808435482834">
                <text:p>6.98084354828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2225277287007">
                <text:p>6.2225277287007</text:p>
              </table:table-cell>
              <table:table-cell office:value-type="float" office:value="6.9808435807061">
                <text:p>6.98084358070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2225277287187">
                <text:p>6.2225277287187</text:p>
              </table:table-cell>
              <table:table-cell office:value-type="float" office:value="6.9808436184845">
                <text:p>6.98084361848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2225277287367">
                <text:p>6.2225277287367</text:p>
              </table:table-cell>
              <table:table-cell office:value-type="float" office:value="6.980843662024">
                <text:p>6.9808436620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2225277287547">
                <text:p>6.2225277287547</text:p>
              </table:table-cell>
              <table:table-cell office:value-type="float" office:value="6.9808437114782">
                <text:p>6.98084371147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2225277287727">
                <text:p>6.2225277287727</text:p>
              </table:table-cell>
              <table:table-cell office:value-type="float" office:value="6.9808437669665">
                <text:p>6.98084376696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2225277287907">
                <text:p>6.2225277287907</text:p>
              </table:table-cell>
              <table:table-cell office:value-type="float" office:value="6.9808438286022">
                <text:p>6.98084382860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2225277288087">
                <text:p>6.2225277288087</text:p>
              </table:table-cell>
              <table:table-cell office:value-type="float" office:value="6.9808438965777">
                <text:p>6.98084389657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2225277288267">
                <text:p>6.2225277288267</text:p>
              </table:table-cell>
              <table:table-cell office:value-type="float" office:value="6.9808439232915">
                <text:p>6.98084392329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2225277288447">
                <text:p>6.2225277288447</text:p>
              </table:table-cell>
              <table:table-cell office:value-type="float" office:value="6.9808439407187">
                <text:p>6.98084394071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2225277288627">
                <text:p>6.2225277288627</text:p>
              </table:table-cell>
              <table:table-cell office:value-type="float" office:value="6.9808439595896">
                <text:p>6.98084395958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2225277288807">
                <text:p>6.2225277288807</text:p>
              </table:table-cell>
              <table:table-cell office:value-type="float" office:value="6.9808439836157">
                <text:p>6.98084398361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2225277288987">
                <text:p>6.2225277288987</text:p>
              </table:table-cell>
              <table:table-cell office:value-type="float" office:value="6.9808440140873">
                <text:p>6.98084401408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2225277289167">
                <text:p>6.2225277289167</text:p>
              </table:table-cell>
              <table:table-cell office:value-type="float" office:value="6.9808440516593">
                <text:p>6.98084405165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2225277289347">
                <text:p>6.2225277289347</text:p>
              </table:table-cell>
              <table:table-cell office:value-type="float" office:value="6.9808440965448">
                <text:p>6.98084409654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2225277289527">
                <text:p>6.2225277289527</text:p>
              </table:table-cell>
              <table:table-cell office:value-type="float" office:value="6.980844148926">
                <text:p>6.9808441489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2225277289707">
                <text:p>6.2225277289707</text:p>
              </table:table-cell>
              <table:table-cell office:value-type="float" office:value="6.9808442089629">
                <text:p>6.98084420896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2225277289887">
                <text:p>6.2225277289887</text:p>
              </table:table-cell>
              <table:table-cell office:value-type="float" office:value="6.9808442291174">
                <text:p>6.98084422911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2225277290022">
                <text:p>6.2225277290022</text:p>
              </table:table-cell>
              <table:table-cell office:value-type="float" office:value="6.9808442459366">
                <text:p>6.98084424593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2225277290157">
                <text:p>6.2225277290157</text:p>
              </table:table-cell>
              <table:table-cell office:value-type="float" office:value="6.9808442655514">
                <text:p>6.98084426555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2225277290292">
                <text:p>6.2225277290292</text:p>
              </table:table-cell>
              <table:table-cell office:value-type="float" office:value="6.9808442884724">
                <text:p>6.98084428847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2225277290427">
                <text:p>6.2225277290427</text:p>
              </table:table-cell>
              <table:table-cell office:value-type="float" office:value="6.9808443149666">
                <text:p>6.98084431496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2225277290562">
                <text:p>6.2225277290562</text:p>
              </table:table-cell>
              <table:table-cell office:value-type="float" office:value="6.9808443450383">
                <text:p>6.98084434503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2225277290697">
                <text:p>6.2225277290697</text:p>
              </table:table-cell>
              <table:table-cell office:value-type="float" office:value="6.9808443788912">
                <text:p>6.98084437889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2225277290832">
                <text:p>6.2225277290832</text:p>
              </table:table-cell>
              <table:table-cell office:value-type="float" office:value="6.980844416466">
                <text:p>6.9808444164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2225277290967">
                <text:p>6.2225277290967</text:p>
              </table:table-cell>
              <table:table-cell office:value-type="float" office:value="6.9808444579179">
                <text:p>6.98084445791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2225277291102">
                <text:p>6.2225277291102</text:p>
              </table:table-cell>
              <table:table-cell office:value-type="float" office:value="6.980844503243">
                <text:p>6.9808445032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2225277291237">
                <text:p>6.2225277291237</text:p>
              </table:table-cell>
              <table:table-cell office:value-type="float" office:value="6.9808445525299">
                <text:p>6.98084455252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2225277291372">
                <text:p>6.2225277291372</text:p>
              </table:table-cell>
              <table:table-cell office:value-type="float" office:value="6.9808445700667">
                <text:p>6.9808445700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2225277291507">
                <text:p>6.2225277291507</text:p>
              </table:table-cell>
              <table:table-cell office:value-type="float" office:value="6.9808445798036">
                <text:p>6.98084457980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2225277291642">
                <text:p>6.2225277291642</text:p>
              </table:table-cell>
              <table:table-cell office:value-type="float" office:value="6.9808445897569">
                <text:p>6.98084458975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2225277291777">
                <text:p>6.2225277291777</text:p>
              </table:table-cell>
              <table:table-cell office:value-type="float" office:value="6.9808446026646">
                <text:p>6.98084460266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2225277291912">
                <text:p>6.2225277291912</text:p>
              </table:table-cell>
              <table:table-cell office:value-type="float" office:value="6.9808446194946">
                <text:p>6.98084461949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2225277292047">
                <text:p>6.2225277292047</text:p>
              </table:table-cell>
              <table:table-cell office:value-type="float" office:value="6.9808446406496">
                <text:p>6.98084464064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2225277292182">
                <text:p>6.2225277292182</text:p>
              </table:table-cell>
              <table:table-cell office:value-type="float" office:value="6.9808446662347">
                <text:p>6.98084466623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2225277292317">
                <text:p>6.2225277292317</text:p>
              </table:table-cell>
              <table:table-cell office:value-type="float" office:value="6.9808446963816">
                <text:p>6.98084469638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2225277292452">
                <text:p>6.2225277292452</text:p>
              </table:table-cell>
              <table:table-cell office:value-type="float" office:value="6.9808447311627">
                <text:p>6.98084473116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2225277292587">
                <text:p>6.2225277292587</text:p>
              </table:table-cell>
              <table:table-cell office:value-type="float" office:value="6.98084477073">
                <text:p>6.980844770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2225277292722">
                <text:p>6.2225277292722</text:p>
              </table:table-cell>
              <table:table-cell office:value-type="float" office:value="6.9808448152256">
                <text:p>6.98084481522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3 1 2" chart:style-name="ch1">
        <chart:subtitle svg:x="7.148cm" svg:y="0.18cm" chart:style-name="ch2">
          <text:p>Stresses</text:p>
        </chart:subtitle>
        <chart:legend chart:legend-position="end" svg:x="12.385cm" svg:y="3.706cm" style:legend-expansion="high" chart:style-name="ch3"/>
        <chart:plot-area chart:style-name="ch4" table:cell-range-address="nucleation_conc_tensor.A2:nucleation_conc_tensor.B202 nucleation_conc_tensor.J1:nucleation_conc_tensor.J202 nucleation_conc_tensor.B1:nucleation_conc_tensor.B1 nucleation_conc_tensor.E1:nucleation_conc_tensor.E202" chart:data-source-has-labels="row" svg:x="0.319cm" svg:y="1.043cm" svg:width="11.747cm" svg:height="7.783cm">
          <chartooo:coordinate-region svg:x="1.046cm" svg:y="1.242cm" svg:width="10.398cm" svg:height="6.93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nucleation_conc_tensor.J2:nucleation_conc_tensor.J202" chart:label-cell-address="nucleation_conc_tensor.J1:nucleation_conc_tensor.J1" chart:class="chart:scatter">
            <chart:domain table:cell-range-address="nucleation_conc_tensor.A2:nucleation_conc_tensor.A202"/>
            <chart:data-point chart:repeated="201"/>
          </chart:series>
          <chart:series chart:attached-axis="secondary-y" chart:style-name="ch9" chart:values-cell-range-address="nucleation_conc_tensor.B2:nucleation_conc_tensor.B202" chart:label-cell-address="nucleation_conc_tensor.B1:nucleation_conc_tensor.B1" chart:class="chart:scatter">
            <chart:data-point chart:repeated="201"/>
          </chart:series>
          <chart:series chart:attached-axis="primary-y" chart:style-name="ch10" chart:values-cell-range-address="nucleation_conc_tensor.E2:nucleation_conc_tensor.E202" chart:label-cell-address="nucleation_conc_tensor.E1:nucleation_conc_tensor.E1" chart:class="chart:scatter">
            <chart:data-point chart:repeated="2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ress_s11_aux</text:p>
                <draw:g>
                  <svg:desc>nucleation_conc_tensor.J1:nucleation_conc_tensor.J1</svg:desc>
                </draw:g>
              </table:table-cell>
              <table:table-cell office:value-type="string">
                <text:p>ElementInt_c</text:p>
                <draw:g>
                  <svg:desc>nucleation_conc_tensor.B1:nucleation_conc_tensor.B1</svg:desc>
                </draw:g>
              </table:table-cell>
              <table:table-cell office:value-type="string">
                <text:p>elasticity_c11_aux</text:p>
                <draw:g>
                  <svg:desc>nucleation_conc_tensor.E1:nucleation_conc_tensor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ucleation_conc_tensor.A2:nucleation_conc_tensor.A202</svg:desc>
                </draw:g>
              </table:table-cell>
              <table:table-cell office:value-type="float" office:value="0">
                <text:p>0</text:p>
                <draw:g>
                  <svg:desc>nucleation_conc_tensor.J2:nucleation_conc_tensor.J202</svg:desc>
                </draw:g>
              </table:table-cell>
              <table:table-cell office:value-type="float" office:value="0">
                <text:p>0</text:p>
                <draw:g>
                  <svg:desc>nucleation_conc_tensor.B2:nucleation_conc_tensor.B202</svg:desc>
                </draw:g>
              </table:table-cell>
              <table:table-cell office:value-type="float" office:value="0">
                <text:p>0</text:p>
                <draw:g>
                  <svg:desc>nucleation_conc_tensor.E2:nucleation_conc_tensor.E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73046875">
                <text:p>0.2373046875</text:p>
              </table:table-cell>
              <table:table-cell office:value-type="float" office:value="0">
                <text:p>0</text:p>
              </table:table-cell>
              <table:table-cell office:value-type="float" office:value="-0.000000062188429683641">
                <text:p>-0.000000062188429683641</text:p>
              </table:table-cell>
              <table:table-cell office:value-type="float" office:value="2.9999999999858">
                <text:p>2.9999999999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5283203125">
                <text:p>0.415283203125</text:p>
              </table:table-cell>
              <table:table-cell office:value-type="float" office:value="0">
                <text:p>0</text:p>
              </table:table-cell>
              <table:table-cell office:value-type="float" office:value="-0.000000076295489703782">
                <text:p>-0.000000076295489703782</text:p>
              </table:table-cell>
              <table:table-cell office:value-type="float" office:value="2.9999999999825">
                <text:p>2.9999999999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326171875">
                <text:p>0.59326171875</text:p>
              </table:table-cell>
              <table:table-cell office:value-type="float" office:value="0">
                <text:p>0</text:p>
              </table:table-cell>
              <table:table-cell office:value-type="float" office:value="-0.000000081369729731939">
                <text:p>-0.000000081369729731939</text:p>
              </table:table-cell>
              <table:table-cell office:value-type="float" office:value="2.9999999999814">
                <text:p>2.9999999999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1240234375">
                <text:p>0.771240234375</text:p>
              </table:table-cell>
              <table:table-cell office:value-type="float" office:value="0">
                <text:p>0</text:p>
              </table:table-cell>
              <table:table-cell office:value-type="float" office:value="-0.000000084501166952577">
                <text:p>-0.000000084501166952577</text:p>
              </table:table-cell>
              <table:table-cell office:value-type="float" office:value="2.9999999999807">
                <text:p>2.99999999998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921875">
                <text:p>0.94921875</text:p>
              </table:table-cell>
              <table:table-cell office:value-type="float" office:value="0">
                <text:p>0</text:p>
              </table:table-cell>
              <table:table-cell office:value-type="float" office:value="-0.000000085669280114331">
                <text:p>-0.000000085669280114331</text:p>
              </table:table-cell>
              <table:table-cell office:value-type="float" office:value="2.9999999999804">
                <text:p>2.9999999999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27197265625">
                <text:p>1.127197265625</text:p>
              </table:table-cell>
              <table:table-cell office:value-type="float" office:value="0">
                <text:p>0</text:p>
              </table:table-cell>
              <table:table-cell office:value-type="float" office:value="-0.000000084048659143576">
                <text:p>-0.000000084048659143576</text:p>
              </table:table-cell>
              <table:table-cell office:value-type="float" office:value="2.9999999999808">
                <text:p>2.9999999999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0517578125">
                <text:p>1.30517578125</text:p>
              </table:table-cell>
              <table:table-cell office:value-type="float" office:value="0">
                <text:p>0</text:p>
              </table:table-cell>
              <table:table-cell office:value-type="float" office:value="0.0065954667345065">
                <text:p>0.0065954667345065</text:p>
              </table:table-cell>
              <table:table-cell office:value-type="float" office:value="3.0000015095825">
                <text:p>3.0000015095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83154296875">
                <text:p>1.483154296875</text:p>
              </table:table-cell>
              <table:table-cell office:value-type="float" office:value="0">
                <text:p>0</text:p>
              </table:table-cell>
              <table:table-cell office:value-type="float" office:value="0.25915334682499">
                <text:p>0.25915334682499</text:p>
              </table:table-cell>
              <table:table-cell office:value-type="float" office:value="3.0000593154938">
                <text:p>3.00005931549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611328125">
                <text:p>1.6611328125</text:p>
              </table:table-cell>
              <table:table-cell office:value-type="float" office:value="0">
                <text:p>0</text:p>
              </table:table-cell>
              <table:table-cell office:value-type="float" office:value="0.39970642863253">
                <text:p>0.39970642863253</text:p>
              </table:table-cell>
              <table:table-cell office:value-type="float" office:value="3.0000914855412">
                <text:p>3.00009148554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39111328125">
                <text:p>1.839111328125</text:p>
              </table:table-cell>
              <table:table-cell office:value-type="float" office:value="0">
                <text:p>0</text:p>
              </table:table-cell>
              <table:table-cell office:value-type="float" office:value="0.55220180595151">
                <text:p>0.55220180595151</text:p>
              </table:table-cell>
              <table:table-cell office:value-type="float" office:value="3.0001263889632">
                <text:p>3.0001263889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1708984375">
                <text:p>2.01708984375</text:p>
              </table:table-cell>
              <table:table-cell office:value-type="float" office:value="0">
                <text:p>0</text:p>
              </table:table-cell>
              <table:table-cell office:value-type="float" office:value="0.50991511588324">
                <text:p>0.50991511588324</text:p>
              </table:table-cell>
              <table:table-cell office:value-type="float" office:value="3.0001167103079">
                <text:p>3.00011671030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95068359375">
                <text:p>2.195068359375</text:p>
              </table:table-cell>
              <table:table-cell office:value-type="float" office:value="0">
                <text:p>0</text:p>
              </table:table-cell>
              <table:table-cell office:value-type="float" office:value="0.45654428712948">
                <text:p>0.45654428712948</text:p>
              </table:table-cell>
              <table:table-cell office:value-type="float" office:value="3.0001044946946">
                <text:p>3.00010449469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73046875">
                <text:p>2.373046875</text:p>
              </table:table-cell>
              <table:table-cell office:value-type="float" office:value="0">
                <text:p>0</text:p>
              </table:table-cell>
              <table:table-cell office:value-type="float" office:value="0.32170131072861">
                <text:p>0.32170131072861</text:p>
              </table:table-cell>
              <table:table-cell office:value-type="float" office:value="3.0000736315866">
                <text:p>3.00007363158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51025390625">
                <text:p>2.551025390625</text:p>
              </table:table-cell>
              <table:table-cell office:value-type="float" office:value="0">
                <text:p>0</text:p>
              </table:table-cell>
              <table:table-cell office:value-type="float" office:value="0.3248697176757">
                <text:p>0.3248697176757</text:p>
              </table:table-cell>
              <table:table-cell office:value-type="float" office:value="3.0000743567774">
                <text:p>3.00007435677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72900390625">
                <text:p>2.72900390625</text:p>
              </table:table-cell>
              <table:table-cell office:value-type="float" office:value="0">
                <text:p>0</text:p>
              </table:table-cell>
              <table:table-cell office:value-type="float" office:value="0.31737988561378">
                <text:p>0.31737988561378</text:p>
              </table:table-cell>
              <table:table-cell office:value-type="float" office:value="3.0000726424909">
                <text:p>3.00007264249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906982421875">
                <text:p>2.906982421875</text:p>
              </table:table-cell>
              <table:table-cell office:value-type="float" office:value="0">
                <text:p>0</text:p>
              </table:table-cell>
              <table:table-cell office:value-type="float" office:value="0.32902827191489">
                <text:p>0.32902827191489</text:p>
              </table:table-cell>
              <table:table-cell office:value-type="float" office:value="3.0000753085949">
                <text:p>3.00007530859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849609375">
                <text:p>3.0849609375</text:p>
              </table:table-cell>
              <table:table-cell office:value-type="float" office:value="0">
                <text:p>0</text:p>
              </table:table-cell>
              <table:table-cell office:value-type="float" office:value="0.36326866383931">
                <text:p>0.36326866383931</text:p>
              </table:table-cell>
              <table:table-cell office:value-type="float" office:value="3.0000831455987">
                <text:p>3.00008314559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262939453125">
                <text:p>3.262939453125</text:p>
              </table:table-cell>
              <table:table-cell office:value-type="float" office:value="0">
                <text:p>0</text:p>
              </table:table-cell>
              <table:table-cell office:value-type="float" office:value="0.47661082804065">
                <text:p>0.47661082804065</text:p>
              </table:table-cell>
              <table:table-cell office:value-type="float" office:value="3.0001090875613">
                <text:p>3.00010908756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44091796875">
                <text:p>3.44091796875</text:p>
              </table:table-cell>
              <table:table-cell office:value-type="float" office:value="0">
                <text:p>0</text:p>
              </table:table-cell>
              <table:table-cell office:value-type="float" office:value="0.51710729121994">
                <text:p>0.51710729121994</text:p>
              </table:table-cell>
              <table:table-cell office:value-type="float" office:value="3.0001183564662">
                <text:p>3.00011835646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618896484375">
                <text:p>3.618896484375</text:p>
              </table:table-cell>
              <table:table-cell office:value-type="float" office:value="0">
                <text:p>0</text:p>
              </table:table-cell>
              <table:table-cell office:value-type="float" office:value="0.4958435194662">
                <text:p>0.4958435194662</text:p>
              </table:table-cell>
              <table:table-cell office:value-type="float" office:value="3.0001134895751">
                <text:p>3.00011348957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796875">
                <text:p>3.796875</text:p>
              </table:table-cell>
              <table:table-cell office:value-type="float" office:value="0">
                <text:p>0</text:p>
              </table:table-cell>
              <table:table-cell office:value-type="float" office:value="0.45779188925273">
                <text:p>0.45779188925273</text:p>
              </table:table-cell>
              <table:table-cell office:value-type="float" office:value="3.0001047802481">
                <text:p>3.00010478024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974853515625">
                <text:p>3.974853515625</text:p>
              </table:table-cell>
              <table:table-cell office:value-type="float" office:value="0">
                <text:p>0</text:p>
              </table:table-cell>
              <table:table-cell office:value-type="float" office:value="0.45274049734097">
                <text:p>0.45274049734097</text:p>
              </table:table-cell>
              <table:table-cell office:value-type="float" office:value="3.0001036240762">
                <text:p>3.00010362407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15283203125">
                <text:p>4.15283203125</text:p>
              </table:table-cell>
              <table:table-cell office:value-type="float" office:value="0">
                <text:p>0</text:p>
              </table:table-cell>
              <table:table-cell office:value-type="float" office:value="0.44830931636679">
                <text:p>0.44830931636679</text:p>
              </table:table-cell>
              <table:table-cell office:value-type="float" office:value="3.0001026098594">
                <text:p>3.00010260985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330810546875">
                <text:p>4.330810546875</text:p>
              </table:table-cell>
              <table:table-cell office:value-type="float" office:value="0">
                <text:p>0</text:p>
              </table:table-cell>
              <table:table-cell office:value-type="float" office:value="0.44901704762067">
                <text:p>0.44901704762067</text:p>
              </table:table-cell>
              <table:table-cell office:value-type="float" office:value="3.0001027718462">
                <text:p>3.00010277184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5087890625">
                <text:p>4.5087890625</text:p>
              </table:table-cell>
              <table:table-cell office:value-type="float" office:value="0">
                <text:p>0</text:p>
              </table:table-cell>
              <table:table-cell office:value-type="float" office:value="0.43685092798229">
                <text:p>0.43685092798229</text:p>
              </table:table-cell>
              <table:table-cell office:value-type="float" office:value="3.0000999872424">
                <text:p>3.00009998724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686767578125">
                <text:p>4.686767578125</text:p>
              </table:table-cell>
              <table:table-cell office:value-type="float" office:value="0">
                <text:p>0</text:p>
              </table:table-cell>
              <table:table-cell office:value-type="float" office:value="0.42586507726216">
                <text:p>0.42586507726216</text:p>
              </table:table-cell>
              <table:table-cell office:value-type="float" office:value="3.0000974727807">
                <text:p>3.00009747278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86474609375">
                <text:p>4.86474609375</text:p>
              </table:table-cell>
              <table:table-cell office:value-type="float" office:value="0">
                <text:p>0</text:p>
              </table:table-cell>
              <table:table-cell office:value-type="float" office:value="0.482906973971">
                <text:p>0.482906973971</text:p>
              </table:table-cell>
              <table:table-cell office:value-type="float" office:value="3.0001105286348">
                <text:p>3.00011052863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042724609375">
                <text:p>5.042724609375</text:p>
              </table:table-cell>
              <table:table-cell office:value-type="float" office:value="0">
                <text:p>0</text:p>
              </table:table-cell>
              <table:table-cell office:value-type="float" office:value="0.47422572557551">
                <text:p>0.47422572557551</text:p>
              </table:table-cell>
              <table:table-cell office:value-type="float" office:value="3.0001085416547">
                <text:p>3.00010854165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220703125">
                <text:p>5.220703125</text:p>
              </table:table-cell>
              <table:table-cell office:value-type="float" office:value="0">
                <text:p>0</text:p>
              </table:table-cell>
              <table:table-cell office:value-type="float" office:value="0.47403529640169">
                <text:p>0.47403529640169</text:p>
              </table:table-cell>
              <table:table-cell office:value-type="float" office:value="3.0001084980689">
                <text:p>3.00010849806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398681640625">
                <text:p>5.398681640625</text:p>
              </table:table-cell>
              <table:table-cell office:value-type="float" office:value="0">
                <text:p>0</text:p>
              </table:table-cell>
              <table:table-cell office:value-type="float" office:value="0.47806180016305">
                <text:p>0.47806180016305</text:p>
              </table:table-cell>
              <table:table-cell office:value-type="float" office:value="3.0001094196625">
                <text:p>3.0001094196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57666015625">
                <text:p>5.57666015625</text:p>
              </table:table-cell>
              <table:table-cell office:value-type="float" office:value="0">
                <text:p>0</text:p>
              </table:table-cell>
              <table:table-cell office:value-type="float" office:value="0.48481667147043">
                <text:p>0.48481667147043</text:p>
              </table:table-cell>
              <table:table-cell office:value-type="float" office:value="3.0001109657299">
                <text:p>3.0001109657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754638671875">
                <text:p>5.754638671875</text:p>
              </table:table-cell>
              <table:table-cell office:value-type="float" office:value="0">
                <text:p>0</text:p>
              </table:table-cell>
              <table:table-cell office:value-type="float" office:value="0.50336342833444">
                <text:p>0.50336342833444</text:p>
              </table:table-cell>
              <table:table-cell office:value-type="float" office:value="3.0001152107456">
                <text:p>3.00011521074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9326171875">
                <text:p>5.9326171875</text:p>
              </table:table-cell>
              <table:table-cell office:value-type="float" office:value="0">
                <text:p>0</text:p>
              </table:table-cell>
              <table:table-cell office:value-type="float" office:value="0.50870112183242">
                <text:p>0.50870112183242</text:p>
              </table:table-cell>
              <table:table-cell office:value-type="float" office:value="3.0001164324467">
                <text:p>3.00011643244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0327301025391">
                <text:p>6.0327301025391</text:p>
              </table:table-cell>
              <table:table-cell office:value-type="float" office:value="0">
                <text:p>0</text:p>
              </table:table-cell>
              <table:table-cell office:value-type="float" office:value="0.51020203346384">
                <text:p>0.51020203346384</text:p>
              </table:table-cell>
              <table:table-cell office:value-type="float" office:value="3.0001167759781">
                <text:p>3.00011677597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1078147888184">
                <text:p>6.1078147888184</text:p>
              </table:table-cell>
              <table:table-cell office:value-type="float" office:value="0">
                <text:p>0</text:p>
              </table:table-cell>
              <table:table-cell office:value-type="float" office:value="0.50993210819875">
                <text:p>0.50993210819875</text:p>
              </table:table-cell>
              <table:table-cell office:value-type="float" office:value="3.0001167141971">
                <text:p>3.00011671419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1500499248505">
                <text:p>6.1500499248505</text:p>
              </table:table-cell>
              <table:table-cell office:value-type="float" office:value="0">
                <text:p>0</text:p>
              </table:table-cell>
              <table:table-cell office:value-type="float" office:value="0.51094683384922">
                <text:p>0.51094683384922</text:p>
              </table:table-cell>
              <table:table-cell office:value-type="float" office:value="3.0001169464494">
                <text:p>3.00011694644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1738071888685">
                <text:p>6.1738071888685</text:p>
              </table:table-cell>
              <table:table-cell office:value-type="float" office:value="0">
                <text:p>0</text:p>
              </table:table-cell>
              <table:table-cell office:value-type="float" office:value="0.48097431465921">
                <text:p>0.48097431465921</text:p>
              </table:table-cell>
              <table:table-cell office:value-type="float" office:value="3.0001100862842">
                <text:p>3.00011008628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1916251368821">
                <text:p>6.1916251368821</text:p>
              </table:table-cell>
              <table:table-cell office:value-type="float" office:value="0">
                <text:p>0</text:p>
              </table:table-cell>
              <table:table-cell office:value-type="float" office:value="0.30410754234399">
                <text:p>0.30410754234399</text:p>
              </table:table-cell>
              <table:table-cell office:value-type="float" office:value="3.0000696046926">
                <text:p>3.00006960469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2016477326397">
                <text:p>6.2016477326397</text:p>
              </table:table-cell>
              <table:table-cell office:value-type="float" office:value="0">
                <text:p>0</text:p>
              </table:table-cell>
              <table:table-cell office:value-type="float" office:value="1.4524775237984">
                <text:p>1.4524775237984</text:p>
              </table:table-cell>
              <table:table-cell office:value-type="float" office:value="3.0003324457223">
                <text:p>3.00033244572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2091646794579">
                <text:p>6.2091646794579</text:p>
              </table:table-cell>
              <table:table-cell office:value-type="float" office:value="0">
                <text:p>0</text:p>
              </table:table-cell>
              <table:table-cell office:value-type="float" office:value="1.6315225044233">
                <text:p>1.6315225044233</text:p>
              </table:table-cell>
              <table:table-cell office:value-type="float" office:value="3.0003734258662">
                <text:p>3.00037342586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2133929620431">
                <text:p>6.2133929620431</text:p>
              </table:table-cell>
              <table:table-cell office:value-type="float" office:value="0">
                <text:p>0</text:p>
              </table:table-cell>
              <table:table-cell office:value-type="float" office:value="1.9633397617345">
                <text:p>1.9633397617345</text:p>
              </table:table-cell>
              <table:table-cell office:value-type="float" office:value="3.0004493728092">
                <text:p>3.00044937280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2165641739821">
                <text:p>6.2165641739821</text:p>
              </table:table-cell>
              <table:table-cell office:value-type="float" office:value="0">
                <text:p>0</text:p>
              </table:table-cell>
              <table:table-cell office:value-type="float" office:value="1.6431912338578">
                <text:p>1.6431912338578</text:p>
              </table:table-cell>
              <table:table-cell office:value-type="float" office:value="3.0003760966264">
                <text:p>3.00037609662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2183479806977">
                <text:p>6.2183479806977</text:p>
              </table:table-cell>
              <table:table-cell office:value-type="float" office:value="0">
                <text:p>0</text:p>
              </table:table-cell>
              <table:table-cell office:value-type="float" office:value="1.2566545500124">
                <text:p>1.2566545500124</text:p>
              </table:table-cell>
              <table:table-cell office:value-type="float" office:value="3.0002876254005">
                <text:p>3.00028762540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2196858357345">
                <text:p>6.2196858357345</text:p>
              </table:table-cell>
              <table:table-cell office:value-type="float" office:value="0">
                <text:p>0</text:p>
              </table:table-cell>
              <table:table-cell office:value-type="float" office:value="3.6633553557515">
                <text:p>3.6633553557515</text:p>
              </table:table-cell>
              <table:table-cell office:value-type="float" office:value="3.0008384754995">
                <text:p>3.00083847549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220689227012">
                <text:p>6.220689227012</text:p>
              </table:table-cell>
              <table:table-cell office:value-type="float" office:value="0">
                <text:p>0</text:p>
              </table:table-cell>
              <table:table-cell office:value-type="float" office:value="6.4554384346587">
                <text:p>6.4554384346587</text:p>
              </table:table-cell>
              <table:table-cell office:value-type="float" office:value="3.0014775326007">
                <text:p>3.00147753260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2214417704702">
                <text:p>6.2214417704702</text:p>
              </table:table-cell>
              <table:table-cell office:value-type="float" office:value="0">
                <text:p>0</text:p>
              </table:table-cell>
              <table:table-cell office:value-type="float" office:value="10.9127333985">
                <text:p>10.9127333985</text:p>
              </table:table-cell>
              <table:table-cell office:value-type="float" office:value="3.0024977264553">
                <text:p>3.00249772645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2218650761654">
                <text:p>6.2218650761654</text:p>
              </table:table-cell>
              <table:table-cell office:value-type="float" office:value="0">
                <text:p>0</text:p>
              </table:table-cell>
              <table:table-cell office:value-type="float" office:value="3.3256875732751">
                <text:p>3.3256875732751</text:p>
              </table:table-cell>
              <table:table-cell office:value-type="float" office:value="3.0007611894775">
                <text:p>3.00076118947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222103185619">
                <text:p>6.222103185619</text:p>
              </table:table-cell>
              <table:table-cell office:value-type="float" office:value="0">
                <text:p>0</text:p>
              </table:table-cell>
              <table:table-cell office:value-type="float" office:value="3.4770450922256">
                <text:p>3.4770450922256</text:p>
              </table:table-cell>
              <table:table-cell office:value-type="float" office:value="3.0007958324643">
                <text:p>3.00079583246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2222817677091">
                <text:p>6.2222817677091</text:p>
              </table:table-cell>
              <table:table-cell office:value-type="float" office:value="0">
                <text:p>0</text:p>
              </table:table-cell>
              <table:table-cell office:value-type="float" office:value="5.2719270483086">
                <text:p>5.2719270483086</text:p>
              </table:table-cell>
              <table:table-cell office:value-type="float" office:value="3.0012066483417">
                <text:p>3.00120664834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2223822201349">
                <text:p>6.2223822201349</text:p>
              </table:table-cell>
              <table:table-cell office:value-type="float" office:value="0">
                <text:p>0</text:p>
              </table:table-cell>
              <table:table-cell office:value-type="float" office:value="5.2721235288436">
                <text:p>5.2721235288436</text:p>
              </table:table-cell>
              <table:table-cell office:value-type="float" office:value="3.0012066933126">
                <text:p>3.00120669331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2224387246243">
                <text:p>6.2224387246243</text:p>
              </table:table-cell>
              <table:table-cell office:value-type="float" office:value="0">
                <text:p>0</text:p>
              </table:table-cell>
              <table:table-cell office:value-type="float" office:value="6.7535294522772">
                <text:p>6.7535294522772</text:p>
              </table:table-cell>
              <table:table-cell office:value-type="float" office:value="3.0015457602201">
                <text:p>3.00154576022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2224705083996">
                <text:p>6.2224705083996</text:p>
              </table:table-cell>
              <table:table-cell office:value-type="float" office:value="0">
                <text:p>0</text:p>
              </table:table-cell>
              <table:table-cell office:value-type="float" office:value="6.9544793413866">
                <text:p>6.9544793413866</text:p>
              </table:table-cell>
              <table:table-cell office:value-type="float" office:value="3.0015917539996">
                <text:p>3.00159175399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2224943462311">
                <text:p>6.2224943462311</text:p>
              </table:table-cell>
              <table:table-cell office:value-type="float" office:value="0">
                <text:p>0</text:p>
              </table:table-cell>
              <table:table-cell office:value-type="float" office:value="6.9749080281594">
                <text:p>6.9749080281594</text:p>
              </table:table-cell>
              <table:table-cell office:value-type="float" office:value="3.001596429755">
                <text:p>3.0015964297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2225077550114">
                <text:p>6.2225077550114</text:p>
              </table:table-cell>
              <table:table-cell office:value-type="float" office:value="0">
                <text:p>0</text:p>
              </table:table-cell>
              <table:table-cell office:value-type="float" office:value="6.9795044827007">
                <text:p>6.9795044827007</text:p>
              </table:table-cell>
              <table:table-cell office:value-type="float" office:value="3.0015974817999">
                <text:p>3.00159748179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2225152974502">
                <text:p>6.2225152974502</text:p>
              </table:table-cell>
              <table:table-cell office:value-type="float" office:value="0">
                <text:p>0</text:p>
              </table:table-cell>
              <table:table-cell office:value-type="float" office:value="6.980538684987">
                <text:p>6.980538684987</text:p>
              </table:table-cell>
              <table:table-cell office:value-type="float" office:value="3.0015977185101">
                <text:p>3.00159771851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2225195400721">
                <text:p>6.2225195400721</text:p>
              </table:table-cell>
              <table:table-cell office:value-type="float" office:value="0">
                <text:p>0</text:p>
              </table:table-cell>
              <table:table-cell office:value-type="float" office:value="6.9807713805571">
                <text:p>6.9807713805571</text:p>
              </table:table-cell>
              <table:table-cell office:value-type="float" office:value="3.0015977717698">
                <text:p>3.00159777176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2225227220385">
                <text:p>6.2225227220385</text:p>
              </table:table-cell>
              <table:table-cell office:value-type="float" office:value="0">
                <text:p>0</text:p>
              </table:table-cell>
              <table:table-cell office:value-type="float" office:value="6.9808237370944">
                <text:p>6.9808237370944</text:p>
              </table:table-cell>
              <table:table-cell office:value-type="float" office:value="3.0015977837533">
                <text:p>3.00159778375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2225245118946">
                <text:p>6.2225245118946</text:p>
              </table:table-cell>
              <table:table-cell office:value-type="float" office:value="0">
                <text:p>0</text:p>
              </table:table-cell>
              <table:table-cell office:value-type="float" office:value="6.9808355173353">
                <text:p>6.9808355173353</text:p>
              </table:table-cell>
              <table:table-cell office:value-type="float" office:value="3.0015977864496">
                <text:p>3.00159778644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2225258542867">
                <text:p>6.2225258542867</text:p>
              </table:table-cell>
              <table:table-cell office:value-type="float" office:value="0">
                <text:p>0</text:p>
              </table:table-cell>
              <table:table-cell office:value-type="float" office:value="6.9808381679827">
                <text:p>6.9808381679827</text:p>
              </table:table-cell>
              <table:table-cell office:value-type="float" office:value="3.0015977870563">
                <text:p>3.00159778705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2225266093822">
                <text:p>6.2225266093822</text:p>
              </table:table-cell>
              <table:table-cell office:value-type="float" office:value="0">
                <text:p>0</text:p>
              </table:table-cell>
              <table:table-cell office:value-type="float" office:value="6.980838764418">
                <text:p>6.980838764418</text:p>
              </table:table-cell>
              <table:table-cell office:value-type="float" office:value="3.0015977871928">
                <text:p>3.00159778719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2225270341235">
                <text:p>6.2225270341235</text:p>
              </table:table-cell>
              <table:table-cell office:value-type="float" office:value="0">
                <text:p>0</text:p>
              </table:table-cell>
              <table:table-cell office:value-type="float" office:value="6.9808388986575">
                <text:p>6.9808388986575</text:p>
              </table:table-cell>
              <table:table-cell office:value-type="float" office:value="3.0015977872235">
                <text:p>3.00159778722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225272730404">
                <text:p>6.2225272730404</text:p>
              </table:table-cell>
              <table:table-cell office:value-type="float" office:value="0">
                <text:p>0</text:p>
              </table:table-cell>
              <table:table-cell office:value-type="float" office:value="6.9808389290578">
                <text:p>6.9808389290578</text:p>
              </table:table-cell>
              <table:table-cell office:value-type="float" office:value="3.0015977872305">
                <text:p>3.00159778723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225274522281">
                <text:p>6.2225274522281</text:p>
              </table:table-cell>
              <table:table-cell office:value-type="float" office:value="0">
                <text:p>0</text:p>
              </table:table-cell>
              <table:table-cell office:value-type="float" office:value="6.9808389360471">
                <text:p>6.9808389360471</text:p>
              </table:table-cell>
              <table:table-cell office:value-type="float" office:value="3.0015977872321">
                <text:p>3.00159778723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2225275530212">
                <text:p>6.2225275530212</text:p>
              </table:table-cell>
              <table:table-cell office:value-type="float" office:value="0">
                <text:p>0</text:p>
              </table:table-cell>
              <table:table-cell office:value-type="float" office:value="6.9808389377293">
                <text:p>6.9808389377293</text:p>
              </table:table-cell>
              <table:table-cell office:value-type="float" office:value="3.0015977872325">
                <text:p>3.00159778723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222527628616">
                <text:p>6.222527628616</text:p>
              </table:table-cell>
              <table:table-cell office:value-type="float" office:value="0">
                <text:p>0</text:p>
              </table:table-cell>
              <table:table-cell office:value-type="float" office:value="6.9808389384146">
                <text:p>6.9808389384146</text:p>
              </table:table-cell>
              <table:table-cell office:value-type="float" office:value="3.0015977872326">
                <text:p>3.00159778723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2225276711381">
                <text:p>6.2225276711381</text:p>
              </table:table-cell>
              <table:table-cell office:value-type="float" office:value="0">
                <text:p>0</text:p>
              </table:table-cell>
              <table:table-cell office:value-type="float" office:value="6.9808389388339">
                <text:p>6.9808389388339</text:p>
              </table:table-cell>
              <table:table-cell office:value-type="float" office:value="3.0015977872327">
                <text:p>3.00159778723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2225276890771">
                <text:p>6.2225276890771</text:p>
              </table:table-cell>
              <table:table-cell office:value-type="float" office:value="0">
                <text:p>0</text:p>
              </table:table-cell>
              <table:table-cell office:value-type="float" office:value="6.9808389392159">
                <text:p>6.9808389392159</text:p>
              </table:table-cell>
              <table:table-cell office:value-type="float" office:value="3.0015977872328">
                <text:p>3.00159778723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2225276991678">
                <text:p>6.2225276991678</text:p>
              </table:table-cell>
              <table:table-cell office:value-type="float" office:value="0">
                <text:p>0</text:p>
              </table:table-cell>
              <table:table-cell office:value-type="float" office:value="6.9808389398547">
                <text:p>6.9808389398547</text:p>
              </table:table-cell>
              <table:table-cell office:value-type="float" office:value="3.0015977872329">
                <text:p>3.00159778723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2225277067358">
                <text:p>6.2225277067358</text:p>
              </table:table-cell>
              <table:table-cell office:value-type="float" office:value="0">
                <text:p>0</text:p>
              </table:table-cell>
              <table:table-cell office:value-type="float" office:value="6.9808389422185">
                <text:p>6.9808389422185</text:p>
              </table:table-cell>
              <table:table-cell office:value-type="float" office:value="3.0015977872335">
                <text:p>3.00159778723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2225277109928">
                <text:p>6.2225277109928</text:p>
              </table:table-cell>
              <table:table-cell office:value-type="float" office:value="0">
                <text:p>0</text:p>
              </table:table-cell>
              <table:table-cell office:value-type="float" office:value="6.9808389446935">
                <text:p>6.9808389446935</text:p>
              </table:table-cell>
              <table:table-cell office:value-type="float" office:value="3.001597787234">
                <text:p>3.0015977872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2225277141856">
                <text:p>6.2225277141856</text:p>
              </table:table-cell>
              <table:table-cell office:value-type="float" office:value="0">
                <text:p>0</text:p>
              </table:table-cell>
              <table:table-cell office:value-type="float" office:value="6.9808389467898">
                <text:p>6.9808389467898</text:p>
              </table:table-cell>
              <table:table-cell office:value-type="float" office:value="3.0015977872345">
                <text:p>3.00159778723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2225277165801">
                <text:p>6.2225277165801</text:p>
              </table:table-cell>
              <table:table-cell office:value-type="float" office:value="0">
                <text:p>0</text:p>
              </table:table-cell>
              <table:table-cell office:value-type="float" office:value="6.9808389480101">
                <text:p>6.9808389480101</text:p>
              </table:table-cell>
              <table:table-cell office:value-type="float" office:value="3.0015977872348">
                <text:p>3.00159778723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2225277183761">
                <text:p>6.2225277183761</text:p>
              </table:table-cell>
              <table:table-cell office:value-type="float" office:value="0">
                <text:p>0</text:p>
              </table:table-cell>
              <table:table-cell office:value-type="float" office:value="6.9808389522185">
                <text:p>6.9808389522185</text:p>
              </table:table-cell>
              <table:table-cell office:value-type="float" office:value="3.0015977872358">
                <text:p>3.00159778723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222527719723">
                <text:p>6.222527719723</text:p>
              </table:table-cell>
              <table:table-cell office:value-type="float" office:value="0">
                <text:p>0</text:p>
              </table:table-cell>
              <table:table-cell office:value-type="float" office:value="6.9808389553558">
                <text:p>6.9808389553558</text:p>
              </table:table-cell>
              <table:table-cell office:value-type="float" office:value="3.0015977872365">
                <text:p>3.00159778723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2225277207332">
                <text:p>6.2225277207332</text:p>
              </table:table-cell>
              <table:table-cell office:value-type="float" office:value="0">
                <text:p>0</text:p>
              </table:table-cell>
              <table:table-cell office:value-type="float" office:value="6.9808389665883">
                <text:p>6.9808389665883</text:p>
              </table:table-cell>
              <table:table-cell office:value-type="float" office:value="3.0015977872391">
                <text:p>3.00159778723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2225277214909">
                <text:p>6.2225277214909</text:p>
              </table:table-cell>
              <table:table-cell office:value-type="float" office:value="0">
                <text:p>0</text:p>
              </table:table-cell>
              <table:table-cell office:value-type="float" office:value="6.9808389742263">
                <text:p>6.9808389742263</text:p>
              </table:table-cell>
              <table:table-cell office:value-type="float" office:value="3.0015977872408">
                <text:p>3.00159778724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2225277220591">
                <text:p>6.2225277220591</text:p>
              </table:table-cell>
              <table:table-cell office:value-type="float" office:value="0">
                <text:p>0</text:p>
              </table:table-cell>
              <table:table-cell office:value-type="float" office:value="6.9808389769996">
                <text:p>6.9808389769996</text:p>
              </table:table-cell>
              <table:table-cell office:value-type="float" office:value="3.0015977872414">
                <text:p>3.00159778724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2225277224853">
                <text:p>6.2225277224853</text:p>
              </table:table-cell>
              <table:table-cell office:value-type="float" office:value="0">
                <text:p>0</text:p>
              </table:table-cell>
              <table:table-cell office:value-type="float" office:value="6.9808389795366">
                <text:p>6.9808389795366</text:p>
              </table:table-cell>
              <table:table-cell office:value-type="float" office:value="3.001597787242">
                <text:p>3.0015977872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2225277228049">
                <text:p>6.2225277228049</text:p>
              </table:table-cell>
              <table:table-cell office:value-type="float" office:value="0">
                <text:p>0</text:p>
              </table:table-cell>
              <table:table-cell office:value-type="float" office:value="6.9808389806051">
                <text:p>6.9808389806051</text:p>
              </table:table-cell>
              <table:table-cell office:value-type="float" office:value="3.0015977872423">
                <text:p>3.00159778724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2225277230447">
                <text:p>6.2225277230447</text:p>
              </table:table-cell>
              <table:table-cell office:value-type="float" office:value="0">
                <text:p>0</text:p>
              </table:table-cell>
              <table:table-cell office:value-type="float" office:value="6.9808389809563">
                <text:p>6.9808389809563</text:p>
              </table:table-cell>
              <table:table-cell office:value-type="float" office:value="3.0015977872423">
                <text:p>3.00159778724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2225277232844">
                <text:p>6.2225277232844</text:p>
              </table:table-cell>
              <table:table-cell office:value-type="float" office:value="0">
                <text:p>0</text:p>
              </table:table-cell>
              <table:table-cell office:value-type="float" office:value="6.9808389813307">
                <text:p>6.9808389813307</text:p>
              </table:table-cell>
              <table:table-cell office:value-type="float" office:value="3.0015977872424">
                <text:p>3.00159778724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2225277235241">
                <text:p>6.2225277235241</text:p>
              </table:table-cell>
              <table:table-cell office:value-type="float" office:value="0">
                <text:p>0</text:p>
              </table:table-cell>
              <table:table-cell office:value-type="float" office:value="6.9808390047546">
                <text:p>6.9808390047546</text:p>
              </table:table-cell>
              <table:table-cell office:value-type="float" office:value="3.0015977872478">
                <text:p>3.00159778724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2225277237638">
                <text:p>6.2225277237638</text:p>
              </table:table-cell>
              <table:table-cell office:value-type="float" office:value="0">
                <text:p>0</text:p>
              </table:table-cell>
              <table:table-cell office:value-type="float" office:value="6.9808390127925">
                <text:p>6.9808390127925</text:p>
              </table:table-cell>
              <table:table-cell office:value-type="float" office:value="3.0015977872496">
                <text:p>3.00159778724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2225277239436">
                <text:p>6.2225277239436</text:p>
              </table:table-cell>
              <table:table-cell office:value-type="float" office:value="0">
                <text:p>0</text:p>
              </table:table-cell>
              <table:table-cell office:value-type="float" office:value="6.9808390146429">
                <text:p>6.9808390146429</text:p>
              </table:table-cell>
              <table:table-cell office:value-type="float" office:value="3.0015977872501">
                <text:p>3.00159778725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2225277241234">
                <text:p>6.2225277241234</text:p>
              </table:table-cell>
              <table:table-cell office:value-type="float" office:value="0">
                <text:p>0</text:p>
              </table:table-cell>
              <table:table-cell office:value-type="float" office:value="6.9808390153606">
                <text:p>6.9808390153606</text:p>
              </table:table-cell>
              <table:table-cell office:value-type="float" office:value="3.0015977872502">
                <text:p>3.00159778725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2225277243032">
                <text:p>6.2225277243032</text:p>
              </table:table-cell>
              <table:table-cell office:value-type="float" office:value="0">
                <text:p>0</text:p>
              </table:table-cell>
              <table:table-cell office:value-type="float" office:value="6.9808390157768">
                <text:p>6.9808390157768</text:p>
              </table:table-cell>
              <table:table-cell office:value-type="float" office:value="3.0015977872503">
                <text:p>3.00159778725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222527724483">
                <text:p>6.222527724483</text:p>
              </table:table-cell>
              <table:table-cell office:value-type="float" office:value="0">
                <text:p>0</text:p>
              </table:table-cell>
              <table:table-cell office:value-type="float" office:value="6.9808390159602">
                <text:p>6.9808390159602</text:p>
              </table:table-cell>
              <table:table-cell office:value-type="float" office:value="3.0015977872504">
                <text:p>3.00159778725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2225277246179">
                <text:p>6.2225277246179</text:p>
              </table:table-cell>
              <table:table-cell office:value-type="float" office:value="0">
                <text:p>0</text:p>
              </table:table-cell>
              <table:table-cell office:value-type="float" office:value="6.9808390160885">
                <text:p>6.9808390160885</text:p>
              </table:table-cell>
              <table:table-cell office:value-type="float" office:value="3.0015977872504">
                <text:p>3.00159778725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2225277247527">
                <text:p>6.2225277247527</text:p>
              </table:table-cell>
              <table:table-cell office:value-type="float" office:value="0">
                <text:p>0</text:p>
              </table:table-cell>
              <table:table-cell office:value-type="float" office:value="6.9808390660696">
                <text:p>6.9808390660696</text:p>
              </table:table-cell>
              <table:table-cell office:value-type="float" office:value="3.0015977872618">
                <text:p>3.00159778726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2225277248876">
                <text:p>6.2225277248876</text:p>
              </table:table-cell>
              <table:table-cell office:value-type="float" office:value="0">
                <text:p>0</text:p>
              </table:table-cell>
              <table:table-cell office:value-type="float" office:value="6.9808390827659">
                <text:p>6.9808390827659</text:p>
              </table:table-cell>
              <table:table-cell office:value-type="float" office:value="3.0015977872656">
                <text:p>3.00159778726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2225277250224">
                <text:p>6.2225277250224</text:p>
              </table:table-cell>
              <table:table-cell office:value-type="float" office:value="0">
                <text:p>0</text:p>
              </table:table-cell>
              <table:table-cell office:value-type="float" office:value="6.9808390883965">
                <text:p>6.9808390883965</text:p>
              </table:table-cell>
              <table:table-cell office:value-type="float" office:value="3.0015977872669">
                <text:p>3.00159778726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2225277251573">
                <text:p>6.2225277251573</text:p>
              </table:table-cell>
              <table:table-cell office:value-type="float" office:value="0">
                <text:p>0</text:p>
              </table:table-cell>
              <table:table-cell office:value-type="float" office:value="6.9808390903714">
                <text:p>6.9808390903714</text:p>
              </table:table-cell>
              <table:table-cell office:value-type="float" office:value="3.0015977872674">
                <text:p>3.00159778726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2225277252921">
                <text:p>6.2225277252921</text:p>
              </table:table-cell>
              <table:table-cell office:value-type="float" office:value="0">
                <text:p>0</text:p>
              </table:table-cell>
              <table:table-cell office:value-type="float" office:value="6.9808390910587">
                <text:p>6.9808390910587</text:p>
              </table:table-cell>
              <table:table-cell office:value-type="float" office:value="3.0015977872675">
                <text:p>3.00159778726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2225277253932">
                <text:p>6.2225277253932</text:p>
              </table:table-cell>
              <table:table-cell office:value-type="float" office:value="0">
                <text:p>0</text:p>
              </table:table-cell>
              <table:table-cell office:value-type="float" office:value="6.9808390912512">
                <text:p>6.9808390912512</text:p>
              </table:table-cell>
              <table:table-cell office:value-type="float" office:value="3.0015977872676">
                <text:p>3.00159778726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2225277254944">
                <text:p>6.2225277254944</text:p>
              </table:table-cell>
              <table:table-cell office:value-type="float" office:value="0">
                <text:p>0</text:p>
              </table:table-cell>
              <table:table-cell office:value-type="float" office:value="6.9808391216851">
                <text:p>6.9808391216851</text:p>
              </table:table-cell>
              <table:table-cell office:value-type="float" office:value="3.0015977872746">
                <text:p>3.00159778727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2225277255955">
                <text:p>6.2225277255955</text:p>
              </table:table-cell>
              <table:table-cell office:value-type="float" office:value="0">
                <text:p>0</text:p>
              </table:table-cell>
              <table:table-cell office:value-type="float" office:value="6.9808392186092">
                <text:p>6.9808392186092</text:p>
              </table:table-cell>
              <table:table-cell office:value-type="float" office:value="3.0015977872967">
                <text:p>3.00159778729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2225277256967">
                <text:p>6.2225277256967</text:p>
              </table:table-cell>
              <table:table-cell office:value-type="float" office:value="0">
                <text:p>0</text:p>
              </table:table-cell>
              <table:table-cell office:value-type="float" office:value="6.9808392509398">
                <text:p>6.9808392509398</text:p>
              </table:table-cell>
              <table:table-cell office:value-type="float" office:value="3.0015977873041">
                <text:p>3.00159778730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2225277257978">
                <text:p>6.2225277257978</text:p>
              </table:table-cell>
              <table:table-cell office:value-type="float" office:value="0">
                <text:p>0</text:p>
              </table:table-cell>
              <table:table-cell office:value-type="float" office:value="6.9808392617507">
                <text:p>6.9808392617507</text:p>
              </table:table-cell>
              <table:table-cell office:value-type="float" office:value="3.0015977873066">
                <text:p>3.00159778730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2225277258989">
                <text:p>6.2225277258989</text:p>
              </table:table-cell>
              <table:table-cell office:value-type="float" office:value="0">
                <text:p>0</text:p>
              </table:table-cell>
              <table:table-cell office:value-type="float" office:value="6.9808392734137">
                <text:p>6.9808392734137</text:p>
              </table:table-cell>
              <table:table-cell office:value-type="float" office:value="3.0015977873093">
                <text:p>3.00159778730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2225277260001">
                <text:p>6.2225277260001</text:p>
              </table:table-cell>
              <table:table-cell office:value-type="float" office:value="0">
                <text:p>0</text:p>
              </table:table-cell>
              <table:table-cell office:value-type="float" office:value="6.980839356622">
                <text:p>6.980839356622</text:p>
              </table:table-cell>
              <table:table-cell office:value-type="float" office:value="3.0015977873283">
                <text:p>3.00159778732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2225277261012">
                <text:p>6.2225277261012</text:p>
              </table:table-cell>
              <table:table-cell office:value-type="float" office:value="0">
                <text:p>0</text:p>
              </table:table-cell>
              <table:table-cell office:value-type="float" office:value="6.9808393843881">
                <text:p>6.9808393843881</text:p>
              </table:table-cell>
              <table:table-cell office:value-type="float" office:value="3.0015977873347">
                <text:p>3.00159778733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222527726177">
                <text:p>6.222527726177</text:p>
              </table:table-cell>
              <table:table-cell office:value-type="float" office:value="0">
                <text:p>0</text:p>
              </table:table-cell>
              <table:table-cell office:value-type="float" office:value="6.9808394176321">
                <text:p>6.9808394176321</text:p>
              </table:table-cell>
              <table:table-cell office:value-type="float" office:value="3.0015977873423">
                <text:p>3.00159778734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2225277262529">
                <text:p>6.2225277262529</text:p>
              </table:table-cell>
              <table:table-cell office:value-type="float" office:value="0">
                <text:p>0</text:p>
              </table:table-cell>
              <table:table-cell office:value-type="float" office:value="6.9808394899321">
                <text:p>6.9808394899321</text:p>
              </table:table-cell>
              <table:table-cell office:value-type="float" office:value="3.0015977873588">
                <text:p>3.00159778735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2225277263287">
                <text:p>6.2225277263287</text:p>
              </table:table-cell>
              <table:table-cell office:value-type="float" office:value="0">
                <text:p>0</text:p>
              </table:table-cell>
              <table:table-cell office:value-type="float" office:value="6.9808396126174">
                <text:p>6.9808396126174</text:p>
              </table:table-cell>
              <table:table-cell office:value-type="float" office:value="3.0015977873869">
                <text:p>3.00159778738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2225277264046">
                <text:p>6.2225277264046</text:p>
              </table:table-cell>
              <table:table-cell office:value-type="float" office:value="0">
                <text:p>0</text:p>
              </table:table-cell>
              <table:table-cell office:value-type="float" office:value="6.9808396535238">
                <text:p>6.9808396535238</text:p>
              </table:table-cell>
              <table:table-cell office:value-type="float" office:value="3.0015977873963">
                <text:p>3.00159778739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2225277264805">
                <text:p>6.2225277264805</text:p>
              </table:table-cell>
              <table:table-cell office:value-type="float" office:value="0">
                <text:p>0</text:p>
              </table:table-cell>
              <table:table-cell office:value-type="float" office:value="6.9808396671754">
                <text:p>6.9808396671754</text:p>
              </table:table-cell>
              <table:table-cell office:value-type="float" office:value="3.0015977873994">
                <text:p>3.00159778739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2225277265563">
                <text:p>6.2225277265563</text:p>
              </table:table-cell>
              <table:table-cell office:value-type="float" office:value="0">
                <text:p>0</text:p>
              </table:table-cell>
              <table:table-cell office:value-type="float" office:value="6.9808396922441">
                <text:p>6.9808396922441</text:p>
              </table:table-cell>
              <table:table-cell office:value-type="float" office:value="3.0015977874051">
                <text:p>3.00159778740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2225277266322">
                <text:p>6.2225277266322</text:p>
              </table:table-cell>
              <table:table-cell office:value-type="float" office:value="0">
                <text:p>0</text:p>
              </table:table-cell>
              <table:table-cell office:value-type="float" office:value="6.9808397666039">
                <text:p>6.9808397666039</text:p>
              </table:table-cell>
              <table:table-cell office:value-type="float" office:value="3.0015977874222">
                <text:p>3.00159778742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222527726708">
                <text:p>6.222527726708</text:p>
              </table:table-cell>
              <table:table-cell office:value-type="float" office:value="0">
                <text:p>0</text:p>
              </table:table-cell>
              <table:table-cell office:value-type="float" office:value="6.9808399053079">
                <text:p>6.9808399053079</text:p>
              </table:table-cell>
              <table:table-cell office:value-type="float" office:value="3.0015977874539">
                <text:p>3.00159778745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2225277267839">
                <text:p>6.2225277267839</text:p>
              </table:table-cell>
              <table:table-cell office:value-type="float" office:value="0">
                <text:p>0</text:p>
              </table:table-cell>
              <table:table-cell office:value-type="float" office:value="6.9808399515605">
                <text:p>6.9808399515605</text:p>
              </table:table-cell>
              <table:table-cell office:value-type="float" office:value="3.0015977874645">
                <text:p>3.00159778746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2225277268407">
                <text:p>6.2225277268407</text:p>
              </table:table-cell>
              <table:table-cell office:value-type="float" office:value="0">
                <text:p>0</text:p>
              </table:table-cell>
              <table:table-cell office:value-type="float" office:value="6.980840006935">
                <text:p>6.980840006935</text:p>
              </table:table-cell>
              <table:table-cell office:value-type="float" office:value="3.0015977874772">
                <text:p>3.00159778747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2225277268976">
                <text:p>6.2225277268976</text:p>
              </table:table-cell>
              <table:table-cell office:value-type="float" office:value="0">
                <text:p>0</text:p>
              </table:table-cell>
              <table:table-cell office:value-type="float" office:value="6.9808400915511">
                <text:p>6.9808400915511</text:p>
              </table:table-cell>
              <table:table-cell office:value-type="float" office:value="3.0015977874965">
                <text:p>3.00159778749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2225277269545">
                <text:p>6.2225277269545</text:p>
              </table:table-cell>
              <table:table-cell office:value-type="float" office:value="0">
                <text:p>0</text:p>
              </table:table-cell>
              <table:table-cell office:value-type="float" office:value="6.9808402101615">
                <text:p>6.9808402101615</text:p>
              </table:table-cell>
              <table:table-cell office:value-type="float" office:value="3.0015977875237">
                <text:p>3.00159778752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2225277270114">
                <text:p>6.2225277270114</text:p>
              </table:table-cell>
              <table:table-cell office:value-type="float" office:value="0">
                <text:p>0</text:p>
              </table:table-cell>
              <table:table-cell office:value-type="float" office:value="6.9808403654236">
                <text:p>6.9808403654236</text:p>
              </table:table-cell>
              <table:table-cell office:value-type="float" office:value="3.0015977875592">
                <text:p>3.00159778755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2225277270683">
                <text:p>6.2225277270683</text:p>
              </table:table-cell>
              <table:table-cell office:value-type="float" office:value="0">
                <text:p>0</text:p>
              </table:table-cell>
              <table:table-cell office:value-type="float" office:value="6.9808404173635">
                <text:p>6.9808404173635</text:p>
              </table:table-cell>
              <table:table-cell office:value-type="float" office:value="3.0015977875711">
                <text:p>3.00159778757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2225277271252">
                <text:p>6.2225277271252</text:p>
              </table:table-cell>
              <table:table-cell office:value-type="float" office:value="0">
                <text:p>0</text:p>
              </table:table-cell>
              <table:table-cell office:value-type="float" office:value="6.980840453129">
                <text:p>6.980840453129</text:p>
              </table:table-cell>
              <table:table-cell office:value-type="float" office:value="3.0015977875793">
                <text:p>3.00159778757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2225277271821">
                <text:p>6.2225277271821</text:p>
              </table:table-cell>
              <table:table-cell office:value-type="float" office:value="0">
                <text:p>0</text:p>
              </table:table-cell>
              <table:table-cell office:value-type="float" office:value="6.9808405122466">
                <text:p>6.9808405122466</text:p>
              </table:table-cell>
              <table:table-cell office:value-type="float" office:value="3.0015977875928">
                <text:p>3.00159778759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222527727239">
                <text:p>6.222527727239</text:p>
              </table:table-cell>
              <table:table-cell office:value-type="float" office:value="0">
                <text:p>0</text:p>
              </table:table-cell>
              <table:table-cell office:value-type="float" office:value="6.9808406090616">
                <text:p>6.9808406090616</text:p>
              </table:table-cell>
              <table:table-cell office:value-type="float" office:value="3.001597787615">
                <text:p>3.0015977876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2225277272959">
                <text:p>6.2225277272959</text:p>
              </table:table-cell>
              <table:table-cell office:value-type="float" office:value="0">
                <text:p>0</text:p>
              </table:table-cell>
              <table:table-cell office:value-type="float" office:value="6.9808407498927">
                <text:p>6.9808407498927</text:p>
              </table:table-cell>
              <table:table-cell office:value-type="float" office:value="3.0015977876472">
                <text:p>3.00159778764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2225277273527">
                <text:p>6.2225277273527</text:p>
              </table:table-cell>
              <table:table-cell office:value-type="float" office:value="0">
                <text:p>0</text:p>
              </table:table-cell>
              <table:table-cell office:value-type="float" office:value="6.9808407970477">
                <text:p>6.9808407970477</text:p>
              </table:table-cell>
              <table:table-cell office:value-type="float" office:value="3.001597787658">
                <text:p>3.0015977876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2225277273954">
                <text:p>6.2225277273954</text:p>
              </table:table-cell>
              <table:table-cell office:value-type="float" office:value="0">
                <text:p>0</text:p>
              </table:table-cell>
              <table:table-cell office:value-type="float" office:value="6.9808408491116">
                <text:p>6.9808408491116</text:p>
              </table:table-cell>
              <table:table-cell office:value-type="float" office:value="3.0015977876699">
                <text:p>3.00159778766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2225277274381">
                <text:p>6.2225277274381</text:p>
              </table:table-cell>
              <table:table-cell office:value-type="float" office:value="0">
                <text:p>0</text:p>
              </table:table-cell>
              <table:table-cell office:value-type="float" office:value="6.9808409208903">
                <text:p>6.9808409208903</text:p>
              </table:table-cell>
              <table:table-cell office:value-type="float" office:value="3.0015977876864">
                <text:p>3.00159778768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2225277274807">
                <text:p>6.2225277274807</text:p>
              </table:table-cell>
              <table:table-cell office:value-type="float" office:value="0">
                <text:p>0</text:p>
              </table:table-cell>
              <table:table-cell office:value-type="float" office:value="6.9808410146112">
                <text:p>6.9808410146112</text:p>
              </table:table-cell>
              <table:table-cell office:value-type="float" office:value="3.0015977877078">
                <text:p>3.00159778770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2225277275234">
                <text:p>6.2225277275234</text:p>
              </table:table-cell>
              <table:table-cell office:value-type="float" office:value="0">
                <text:p>0</text:p>
              </table:table-cell>
              <table:table-cell office:value-type="float" office:value="6.9808411316833">
                <text:p>6.9808411316833</text:p>
              </table:table-cell>
              <table:table-cell office:value-type="float" office:value="3.0015977877346">
                <text:p>3.00159778773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225277275661">
                <text:p>6.2225277275661</text:p>
              </table:table-cell>
              <table:table-cell office:value-type="float" office:value="0">
                <text:p>0</text:p>
              </table:table-cell>
              <table:table-cell office:value-type="float" office:value="6.9808412730275">
                <text:p>6.9808412730275</text:p>
              </table:table-cell>
              <table:table-cell office:value-type="float" office:value="3.001597787767">
                <text:p>3.0015977877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2225277276087">
                <text:p>6.2225277276087</text:p>
              </table:table-cell>
              <table:table-cell office:value-type="float" office:value="0">
                <text:p>0</text:p>
              </table:table-cell>
              <table:table-cell office:value-type="float" office:value="6.9808413263054">
                <text:p>6.9808413263054</text:p>
              </table:table-cell>
              <table:table-cell office:value-type="float" office:value="3.0015977877792">
                <text:p>3.00159778777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2225277276514">
                <text:p>6.2225277276514</text:p>
              </table:table-cell>
              <table:table-cell office:value-type="float" office:value="0">
                <text:p>0</text:p>
              </table:table-cell>
              <table:table-cell office:value-type="float" office:value="6.9808413680127">
                <text:p>6.9808413680127</text:p>
              </table:table-cell>
              <table:table-cell office:value-type="float" office:value="3.0015977877887">
                <text:p>3.00159778778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2225277276941">
                <text:p>6.2225277276941</text:p>
              </table:table-cell>
              <table:table-cell office:value-type="float" office:value="0">
                <text:p>0</text:p>
              </table:table-cell>
              <table:table-cell office:value-type="float" office:value="6.9808414242907">
                <text:p>6.9808414242907</text:p>
              </table:table-cell>
              <table:table-cell office:value-type="float" office:value="3.0015977878016">
                <text:p>3.00159778780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2225277277367">
                <text:p>6.2225277277367</text:p>
              </table:table-cell>
              <table:table-cell office:value-type="float" office:value="0">
                <text:p>0</text:p>
              </table:table-cell>
              <table:table-cell office:value-type="float" office:value="6.9808415045437">
                <text:p>6.9808415045437</text:p>
              </table:table-cell>
              <table:table-cell office:value-type="float" office:value="3.0015977878199">
                <text:p>3.00159778781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2225277277794">
                <text:p>6.2225277277794</text:p>
              </table:table-cell>
              <table:table-cell office:value-type="float" office:value="0">
                <text:p>0</text:p>
              </table:table-cell>
              <table:table-cell office:value-type="float" office:value="6.9808416126093">
                <text:p>6.9808416126093</text:p>
              </table:table-cell>
              <table:table-cell office:value-type="float" office:value="3.0015977878447">
                <text:p>3.00159778784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2225277278221">
                <text:p>6.2225277278221</text:p>
              </table:table-cell>
              <table:table-cell office:value-type="float" office:value="0">
                <text:p>0</text:p>
              </table:table-cell>
              <table:table-cell office:value-type="float" office:value="6.9808417505902">
                <text:p>6.9808417505902</text:p>
              </table:table-cell>
              <table:table-cell office:value-type="float" office:value="3.0015977878763">
                <text:p>3.00159778787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2225277278647">
                <text:p>6.2225277278647</text:p>
              </table:table-cell>
              <table:table-cell office:value-type="float" office:value="0">
                <text:p>0</text:p>
              </table:table-cell>
              <table:table-cell office:value-type="float" office:value="6.9808418064616">
                <text:p>6.9808418064616</text:p>
              </table:table-cell>
              <table:table-cell office:value-type="float" office:value="3.0015977878891">
                <text:p>3.00159778788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2225277278967">
                <text:p>6.2225277278967</text:p>
              </table:table-cell>
              <table:table-cell office:value-type="float" office:value="0">
                <text:p>0</text:p>
              </table:table-cell>
              <table:table-cell office:value-type="float" office:value="6.9808418585721">
                <text:p>6.9808418585721</text:p>
              </table:table-cell>
              <table:table-cell office:value-type="float" office:value="3.001597787901">
                <text:p>3.0015977879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2225277279287">
                <text:p>6.2225277279287</text:p>
              </table:table-cell>
              <table:table-cell office:value-type="float" office:value="0">
                <text:p>0</text:p>
              </table:table-cell>
              <table:table-cell office:value-type="float" office:value="6.9808419232089">
                <text:p>6.9808419232089</text:p>
              </table:table-cell>
              <table:table-cell office:value-type="float" office:value="3.0015977879158">
                <text:p>3.00159778791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2225277279607">
                <text:p>6.2225277279607</text:p>
              </table:table-cell>
              <table:table-cell office:value-type="float" office:value="0">
                <text:p>0</text:p>
              </table:table-cell>
              <table:table-cell office:value-type="float" office:value="6.9808420020054">
                <text:p>6.9808420020054</text:p>
              </table:table-cell>
              <table:table-cell office:value-type="float" office:value="3.0015977879338">
                <text:p>3.00159778793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2225277279927">
                <text:p>6.2225277279927</text:p>
              </table:table-cell>
              <table:table-cell office:value-type="float" office:value="0">
                <text:p>0</text:p>
              </table:table-cell>
              <table:table-cell office:value-type="float" office:value="6.9808420957431">
                <text:p>6.9808420957431</text:p>
              </table:table-cell>
              <table:table-cell office:value-type="float" office:value="3.0015977879553">
                <text:p>3.00159778795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2225277280247">
                <text:p>6.2225277280247</text:p>
              </table:table-cell>
              <table:table-cell office:value-type="float" office:value="0">
                <text:p>0</text:p>
              </table:table-cell>
              <table:table-cell office:value-type="float" office:value="6.9808422049133">
                <text:p>6.9808422049133</text:p>
              </table:table-cell>
              <table:table-cell office:value-type="float" office:value="3.0015977879802">
                <text:p>3.00159778798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2225277280567">
                <text:p>6.2225277280567</text:p>
              </table:table-cell>
              <table:table-cell office:value-type="float" office:value="0">
                <text:p>0</text:p>
              </table:table-cell>
              <table:table-cell office:value-type="float" office:value="6.98084224504">
                <text:p>6.98084224504</text:p>
              </table:table-cell>
              <table:table-cell office:value-type="float" office:value="3.0015977879894">
                <text:p>3.00159778798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2225277280887">
                <text:p>6.2225277280887</text:p>
              </table:table-cell>
              <table:table-cell office:value-type="float" office:value="0">
                <text:p>0</text:p>
              </table:table-cell>
              <table:table-cell office:value-type="float" office:value="6.9808422733126">
                <text:p>6.9808422733126</text:p>
              </table:table-cell>
              <table:table-cell office:value-type="float" office:value="3.0015977879959">
                <text:p>3.00159778799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2225277281207">
                <text:p>6.2225277281207</text:p>
              </table:table-cell>
              <table:table-cell office:value-type="float" office:value="0">
                <text:p>0</text:p>
              </table:table-cell>
              <table:table-cell office:value-type="float" office:value="6.9808423091366">
                <text:p>6.9808423091366</text:p>
              </table:table-cell>
              <table:table-cell office:value-type="float" office:value="3.0015977880041">
                <text:p>3.00159778800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2225277281527">
                <text:p>6.2225277281527</text:p>
              </table:table-cell>
              <table:table-cell office:value-type="float" office:value="0">
                <text:p>0</text:p>
              </table:table-cell>
              <table:table-cell office:value-type="float" office:value="6.9808423593306">
                <text:p>6.9808423593306</text:p>
              </table:table-cell>
              <table:table-cell office:value-type="float" office:value="3.0015977880156">
                <text:p>3.00159778801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2225277281847">
                <text:p>6.2225277281847</text:p>
              </table:table-cell>
              <table:table-cell office:value-type="float" office:value="0">
                <text:p>0</text:p>
              </table:table-cell>
              <table:table-cell office:value-type="float" office:value="6.9808424265577">
                <text:p>6.9808424265577</text:p>
              </table:table-cell>
              <table:table-cell office:value-type="float" office:value="3.001597788031">
                <text:p>3.0015977880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2225277282167">
                <text:p>6.2225277282167</text:p>
              </table:table-cell>
              <table:table-cell office:value-type="float" office:value="0">
                <text:p>0</text:p>
              </table:table-cell>
              <table:table-cell office:value-type="float" office:value="6.9808425121033">
                <text:p>6.9808425121033</text:p>
              </table:table-cell>
              <table:table-cell office:value-type="float" office:value="3.0015977880506">
                <text:p>3.00159778805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2225277282487">
                <text:p>6.2225277282487</text:p>
              </table:table-cell>
              <table:table-cell office:value-type="float" office:value="0">
                <text:p>0</text:p>
              </table:table-cell>
              <table:table-cell office:value-type="float" office:value="6.9808426167958">
                <text:p>6.9808426167958</text:p>
              </table:table-cell>
              <table:table-cell office:value-type="float" office:value="3.0015977880745">
                <text:p>3.00159778807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2225277282807">
                <text:p>6.2225277282807</text:p>
              </table:table-cell>
              <table:table-cell office:value-type="float" office:value="0">
                <text:p>0</text:p>
              </table:table-cell>
              <table:table-cell office:value-type="float" office:value="6.9808426562051">
                <text:p>6.9808426562051</text:p>
              </table:table-cell>
              <table:table-cell office:value-type="float" office:value="3.0015977880835">
                <text:p>3.00159778808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2225277283047">
                <text:p>6.2225277283047</text:p>
              </table:table-cell>
              <table:table-cell office:value-type="float" office:value="0">
                <text:p>0</text:p>
              </table:table-cell>
              <table:table-cell office:value-type="float" office:value="6.9808426916086">
                <text:p>6.9808426916086</text:p>
              </table:table-cell>
              <table:table-cell office:value-type="float" office:value="3.0015977880916">
                <text:p>3.00159778809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2225277283287">
                <text:p>6.2225277283287</text:p>
              </table:table-cell>
              <table:table-cell office:value-type="float" office:value="0">
                <text:p>0</text:p>
              </table:table-cell>
              <table:table-cell office:value-type="float" office:value="6.9808427346716">
                <text:p>6.9808427346716</text:p>
              </table:table-cell>
              <table:table-cell office:value-type="float" office:value="3.0015977881015">
                <text:p>3.00159778810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2225277283527">
                <text:p>6.2225277283527</text:p>
              </table:table-cell>
              <table:table-cell office:value-type="float" office:value="0">
                <text:p>0</text:p>
              </table:table-cell>
              <table:table-cell office:value-type="float" office:value="6.9808427864307">
                <text:p>6.9808427864307</text:p>
              </table:table-cell>
              <table:table-cell office:value-type="float" office:value="3.0015977881133">
                <text:p>3.00159778811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2225277283767">
                <text:p>6.2225277283767</text:p>
              </table:table-cell>
              <table:table-cell office:value-type="float" office:value="0">
                <text:p>0</text:p>
              </table:table-cell>
              <table:table-cell office:value-type="float" office:value="6.9808428473373">
                <text:p>6.9808428473373</text:p>
              </table:table-cell>
              <table:table-cell office:value-type="float" office:value="3.0015977881273">
                <text:p>3.00159778812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2225277284007">
                <text:p>6.2225277284007</text:p>
              </table:table-cell>
              <table:table-cell office:value-type="float" office:value="0">
                <text:p>0</text:p>
              </table:table-cell>
              <table:table-cell office:value-type="float" office:value="6.9808429177833">
                <text:p>6.9808429177833</text:p>
              </table:table-cell>
              <table:table-cell office:value-type="float" office:value="3.0015977881434">
                <text:p>3.00159778814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2225277284247">
                <text:p>6.2225277284247</text:p>
              </table:table-cell>
              <table:table-cell office:value-type="float" office:value="0">
                <text:p>0</text:p>
              </table:table-cell>
              <table:table-cell office:value-type="float" office:value="6.9808429979215">
                <text:p>6.9808429979215</text:p>
              </table:table-cell>
              <table:table-cell office:value-type="float" office:value="3.0015977881618">
                <text:p>3.00159778816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2225277284487">
                <text:p>6.2225277284487</text:p>
              </table:table-cell>
              <table:table-cell office:value-type="float" office:value="0">
                <text:p>0</text:p>
              </table:table-cell>
              <table:table-cell office:value-type="float" office:value="6.980843088063">
                <text:p>6.980843088063</text:p>
              </table:table-cell>
              <table:table-cell office:value-type="float" office:value="3.0015977881824">
                <text:p>3.00159778818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2225277284727">
                <text:p>6.2225277284727</text:p>
              </table:table-cell>
              <table:table-cell office:value-type="float" office:value="0">
                <text:p>0</text:p>
              </table:table-cell>
              <table:table-cell office:value-type="float" office:value="6.9808431248027">
                <text:p>6.9808431248027</text:p>
              </table:table-cell>
              <table:table-cell office:value-type="float" office:value="3.0015977881908">
                <text:p>3.00159778819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2225277284967">
                <text:p>6.2225277284967</text:p>
              </table:table-cell>
              <table:table-cell office:value-type="float" office:value="0">
                <text:p>0</text:p>
              </table:table-cell>
              <table:table-cell office:value-type="float" office:value="6.9808431508549">
                <text:p>6.9808431508549</text:p>
              </table:table-cell>
              <table:table-cell office:value-type="float" office:value="3.0015977881968">
                <text:p>3.00159778819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2225277285207">
                <text:p>6.2225277285207</text:p>
              </table:table-cell>
              <table:table-cell office:value-type="float" office:value="0">
                <text:p>0</text:p>
              </table:table-cell>
              <table:table-cell office:value-type="float" office:value="6.9808431806633">
                <text:p>6.9808431806633</text:p>
              </table:table-cell>
              <table:table-cell office:value-type="float" office:value="3.0015977882036">
                <text:p>3.00159778820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2225277285447">
                <text:p>6.2225277285447</text:p>
              </table:table-cell>
              <table:table-cell office:value-type="float" office:value="0">
                <text:p>0</text:p>
              </table:table-cell>
              <table:table-cell office:value-type="float" office:value="6.980843219259">
                <text:p>6.980843219259</text:p>
              </table:table-cell>
              <table:table-cell office:value-type="float" office:value="3.0015977882124">
                <text:p>3.00159778821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2225277285687">
                <text:p>6.2225277285687</text:p>
              </table:table-cell>
              <table:table-cell office:value-type="float" office:value="0">
                <text:p>0</text:p>
              </table:table-cell>
              <table:table-cell office:value-type="float" office:value="6.9808432684571">
                <text:p>6.9808432684571</text:p>
              </table:table-cell>
              <table:table-cell office:value-type="float" office:value="3.0015977882237">
                <text:p>3.00159778822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2225277285927">
                <text:p>6.2225277285927</text:p>
              </table:table-cell>
              <table:table-cell office:value-type="float" office:value="0">
                <text:p>0</text:p>
              </table:table-cell>
              <table:table-cell office:value-type="float" office:value="6.9808433291441">
                <text:p>6.9808433291441</text:p>
              </table:table-cell>
              <table:table-cell office:value-type="float" office:value="3.0015977882376">
                <text:p>3.00159778823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2225277286167">
                <text:p>6.2225277286167</text:p>
              </table:table-cell>
              <table:table-cell office:value-type="float" office:value="0">
                <text:p>0</text:p>
              </table:table-cell>
              <table:table-cell office:value-type="float" office:value="6.9808434017402">
                <text:p>6.9808434017402</text:p>
              </table:table-cell>
              <table:table-cell office:value-type="float" office:value="3.0015977882542">
                <text:p>3.00159778825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2225277286407">
                <text:p>6.2225277286407</text:p>
              </table:table-cell>
              <table:table-cell office:value-type="float" office:value="0">
                <text:p>0</text:p>
              </table:table-cell>
              <table:table-cell office:value-type="float" office:value="6.9808434866646">
                <text:p>6.9808434866646</text:p>
              </table:table-cell>
              <table:table-cell office:value-type="float" office:value="3.0015977882736">
                <text:p>3.00159778827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2225277286647">
                <text:p>6.2225277286647</text:p>
              </table:table-cell>
              <table:table-cell office:value-type="float" office:value="0">
                <text:p>0</text:p>
              </table:table-cell>
              <table:table-cell office:value-type="float" office:value="6.9808435204192">
                <text:p>6.9808435204192</text:p>
              </table:table-cell>
              <table:table-cell office:value-type="float" office:value="3.0015977882813">
                <text:p>3.00159778828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2225277286827">
                <text:p>6.2225277286827</text:p>
              </table:table-cell>
              <table:table-cell office:value-type="float" office:value="0">
                <text:p>0</text:p>
              </table:table-cell>
              <table:table-cell office:value-type="float" office:value="6.9808435482834">
                <text:p>6.9808435482834</text:p>
              </table:table-cell>
              <table:table-cell office:value-type="float" office:value="3.0015977882877">
                <text:p>3.00159778828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2225277287007">
                <text:p>6.2225277287007</text:p>
              </table:table-cell>
              <table:table-cell office:value-type="float" office:value="0">
                <text:p>0</text:p>
              </table:table-cell>
              <table:table-cell office:value-type="float" office:value="6.9808435807061">
                <text:p>6.9808435807061</text:p>
              </table:table-cell>
              <table:table-cell office:value-type="float" office:value="3.0015977882951">
                <text:p>3.00159778829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2225277287187">
                <text:p>6.2225277287187</text:p>
              </table:table-cell>
              <table:table-cell office:value-type="float" office:value="0">
                <text:p>0</text:p>
              </table:table-cell>
              <table:table-cell office:value-type="float" office:value="6.9808436184845">
                <text:p>6.9808436184845</text:p>
              </table:table-cell>
              <table:table-cell office:value-type="float" office:value="3.0015977883038">
                <text:p>3.00159778830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2225277287367">
                <text:p>6.2225277287367</text:p>
              </table:table-cell>
              <table:table-cell office:value-type="float" office:value="0">
                <text:p>0</text:p>
              </table:table-cell>
              <table:table-cell office:value-type="float" office:value="6.980843662024">
                <text:p>6.980843662024</text:p>
              </table:table-cell>
              <table:table-cell office:value-type="float" office:value="3.0015977883138">
                <text:p>3.00159778831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2225277287547">
                <text:p>6.2225277287547</text:p>
              </table:table-cell>
              <table:table-cell office:value-type="float" office:value="0">
                <text:p>0</text:p>
              </table:table-cell>
              <table:table-cell office:value-type="float" office:value="6.9808437114782">
                <text:p>6.9808437114782</text:p>
              </table:table-cell>
              <table:table-cell office:value-type="float" office:value="3.0015977883251">
                <text:p>3.00159778832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2225277287727">
                <text:p>6.2225277287727</text:p>
              </table:table-cell>
              <table:table-cell office:value-type="float" office:value="0">
                <text:p>0</text:p>
              </table:table-cell>
              <table:table-cell office:value-type="float" office:value="6.9808437669665">
                <text:p>6.9808437669665</text:p>
              </table:table-cell>
              <table:table-cell office:value-type="float" office:value="3.0015977883378">
                <text:p>3.00159778833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2225277287907">
                <text:p>6.2225277287907</text:p>
              </table:table-cell>
              <table:table-cell office:value-type="float" office:value="0">
                <text:p>0</text:p>
              </table:table-cell>
              <table:table-cell office:value-type="float" office:value="6.9808438286022">
                <text:p>6.9808438286022</text:p>
              </table:table-cell>
              <table:table-cell office:value-type="float" office:value="3.0015977883519">
                <text:p>3.00159778835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2225277288087">
                <text:p>6.2225277288087</text:p>
              </table:table-cell>
              <table:table-cell office:value-type="float" office:value="0">
                <text:p>0</text:p>
              </table:table-cell>
              <table:table-cell office:value-type="float" office:value="6.9808438965777">
                <text:p>6.9808438965777</text:p>
              </table:table-cell>
              <table:table-cell office:value-type="float" office:value="3.0015977883674">
                <text:p>3.00159778836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2225277288267">
                <text:p>6.2225277288267</text:p>
              </table:table-cell>
              <table:table-cell office:value-type="float" office:value="0">
                <text:p>0</text:p>
              </table:table-cell>
              <table:table-cell office:value-type="float" office:value="6.9808439232915">
                <text:p>6.9808439232915</text:p>
              </table:table-cell>
              <table:table-cell office:value-type="float" office:value="3.0015977883736">
                <text:p>3.00159778837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2225277288447">
                <text:p>6.2225277288447</text:p>
              </table:table-cell>
              <table:table-cell office:value-type="float" office:value="0">
                <text:p>0</text:p>
              </table:table-cell>
              <table:table-cell office:value-type="float" office:value="6.9808439407187">
                <text:p>6.9808439407187</text:p>
              </table:table-cell>
              <table:table-cell office:value-type="float" office:value="3.0015977883775">
                <text:p>3.00159778837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2225277288627">
                <text:p>6.2225277288627</text:p>
              </table:table-cell>
              <table:table-cell office:value-type="float" office:value="0">
                <text:p>0</text:p>
              </table:table-cell>
              <table:table-cell office:value-type="float" office:value="6.9808439595896">
                <text:p>6.9808439595896</text:p>
              </table:table-cell>
              <table:table-cell office:value-type="float" office:value="3.0015977883819">
                <text:p>3.00159778838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2225277288807">
                <text:p>6.2225277288807</text:p>
              </table:table-cell>
              <table:table-cell office:value-type="float" office:value="0">
                <text:p>0</text:p>
              </table:table-cell>
              <table:table-cell office:value-type="float" office:value="6.9808439836157">
                <text:p>6.9808439836157</text:p>
              </table:table-cell>
              <table:table-cell office:value-type="float" office:value="3.0015977883874">
                <text:p>3.00159778838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2225277288987">
                <text:p>6.2225277288987</text:p>
              </table:table-cell>
              <table:table-cell office:value-type="float" office:value="0">
                <text:p>0</text:p>
              </table:table-cell>
              <table:table-cell office:value-type="float" office:value="6.9808440140873">
                <text:p>6.9808440140873</text:p>
              </table:table-cell>
              <table:table-cell office:value-type="float" office:value="3.0015977883943">
                <text:p>3.00159778839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2225277289167">
                <text:p>6.2225277289167</text:p>
              </table:table-cell>
              <table:table-cell office:value-type="float" office:value="0">
                <text:p>0</text:p>
              </table:table-cell>
              <table:table-cell office:value-type="float" office:value="6.9808440516593">
                <text:p>6.9808440516593</text:p>
              </table:table-cell>
              <table:table-cell office:value-type="float" office:value="3.0015977884029">
                <text:p>3.00159778840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2225277289347">
                <text:p>6.2225277289347</text:p>
              </table:table-cell>
              <table:table-cell office:value-type="float" office:value="0">
                <text:p>0</text:p>
              </table:table-cell>
              <table:table-cell office:value-type="float" office:value="6.9808440965448">
                <text:p>6.9808440965448</text:p>
              </table:table-cell>
              <table:table-cell office:value-type="float" office:value="3.0015977884132">
                <text:p>3.00159778841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2225277289527">
                <text:p>6.2225277289527</text:p>
              </table:table-cell>
              <table:table-cell office:value-type="float" office:value="0">
                <text:p>0</text:p>
              </table:table-cell>
              <table:table-cell office:value-type="float" office:value="6.980844148926">
                <text:p>6.980844148926</text:p>
              </table:table-cell>
              <table:table-cell office:value-type="float" office:value="3.0015977884252">
                <text:p>3.00159778842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2225277289707">
                <text:p>6.2225277289707</text:p>
              </table:table-cell>
              <table:table-cell office:value-type="float" office:value="0">
                <text:p>0</text:p>
              </table:table-cell>
              <table:table-cell office:value-type="float" office:value="6.9808442089629">
                <text:p>6.9808442089629</text:p>
              </table:table-cell>
              <table:table-cell office:value-type="float" office:value="3.0015977884389">
                <text:p>3.00159778843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2225277289887">
                <text:p>6.2225277289887</text:p>
              </table:table-cell>
              <table:table-cell office:value-type="float" office:value="0">
                <text:p>0</text:p>
              </table:table-cell>
              <table:table-cell office:value-type="float" office:value="6.9808442291174">
                <text:p>6.9808442291174</text:p>
              </table:table-cell>
              <table:table-cell office:value-type="float" office:value="3.0015977884436">
                <text:p>3.00159778844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2225277290022">
                <text:p>6.2225277290022</text:p>
              </table:table-cell>
              <table:table-cell office:value-type="float" office:value="0">
                <text:p>0</text:p>
              </table:table-cell>
              <table:table-cell office:value-type="float" office:value="6.9808442459366">
                <text:p>6.9808442459366</text:p>
              </table:table-cell>
              <table:table-cell office:value-type="float" office:value="3.0015977884474">
                <text:p>3.00159778844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2225277290157">
                <text:p>6.2225277290157</text:p>
              </table:table-cell>
              <table:table-cell office:value-type="float" office:value="0">
                <text:p>0</text:p>
              </table:table-cell>
              <table:table-cell office:value-type="float" office:value="6.9808442655514">
                <text:p>6.9808442655514</text:p>
              </table:table-cell>
              <table:table-cell office:value-type="float" office:value="3.0015977884519">
                <text:p>3.00159778845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2225277290292">
                <text:p>6.2225277290292</text:p>
              </table:table-cell>
              <table:table-cell office:value-type="float" office:value="0">
                <text:p>0</text:p>
              </table:table-cell>
              <table:table-cell office:value-type="float" office:value="6.9808442884724">
                <text:p>6.9808442884724</text:p>
              </table:table-cell>
              <table:table-cell office:value-type="float" office:value="3.0015977884571">
                <text:p>3.00159778845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2225277290427">
                <text:p>6.2225277290427</text:p>
              </table:table-cell>
              <table:table-cell office:value-type="float" office:value="0">
                <text:p>0</text:p>
              </table:table-cell>
              <table:table-cell office:value-type="float" office:value="6.9808443149666">
                <text:p>6.9808443149666</text:p>
              </table:table-cell>
              <table:table-cell office:value-type="float" office:value="3.0015977884632">
                <text:p>3.00159778846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2225277290562">
                <text:p>6.2225277290562</text:p>
              </table:table-cell>
              <table:table-cell office:value-type="float" office:value="0">
                <text:p>0</text:p>
              </table:table-cell>
              <table:table-cell office:value-type="float" office:value="6.9808443450383">
                <text:p>6.9808443450383</text:p>
              </table:table-cell>
              <table:table-cell office:value-type="float" office:value="3.0015977884701">
                <text:p>3.00159778847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2225277290697">
                <text:p>6.2225277290697</text:p>
              </table:table-cell>
              <table:table-cell office:value-type="float" office:value="0">
                <text:p>0</text:p>
              </table:table-cell>
              <table:table-cell office:value-type="float" office:value="6.9808443788912">
                <text:p>6.9808443788912</text:p>
              </table:table-cell>
              <table:table-cell office:value-type="float" office:value="3.0015977884778">
                <text:p>3.00159778847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2225277290832">
                <text:p>6.2225277290832</text:p>
              </table:table-cell>
              <table:table-cell office:value-type="float" office:value="0">
                <text:p>0</text:p>
              </table:table-cell>
              <table:table-cell office:value-type="float" office:value="6.980844416466">
                <text:p>6.980844416466</text:p>
              </table:table-cell>
              <table:table-cell office:value-type="float" office:value="3.0015977884864">
                <text:p>3.00159778848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2225277290967">
                <text:p>6.2225277290967</text:p>
              </table:table-cell>
              <table:table-cell office:value-type="float" office:value="0">
                <text:p>0</text:p>
              </table:table-cell>
              <table:table-cell office:value-type="float" office:value="6.9808444579179">
                <text:p>6.9808444579179</text:p>
              </table:table-cell>
              <table:table-cell office:value-type="float" office:value="3.0015977884959">
                <text:p>3.00159778849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2225277291102">
                <text:p>6.2225277291102</text:p>
              </table:table-cell>
              <table:table-cell office:value-type="float" office:value="0">
                <text:p>0</text:p>
              </table:table-cell>
              <table:table-cell office:value-type="float" office:value="6.980844503243">
                <text:p>6.980844503243</text:p>
              </table:table-cell>
              <table:table-cell office:value-type="float" office:value="3.0015977885063">
                <text:p>3.00159778850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2225277291237">
                <text:p>6.2225277291237</text:p>
              </table:table-cell>
              <table:table-cell office:value-type="float" office:value="0">
                <text:p>0</text:p>
              </table:table-cell>
              <table:table-cell office:value-type="float" office:value="6.9808445525299">
                <text:p>6.9808445525299</text:p>
              </table:table-cell>
              <table:table-cell office:value-type="float" office:value="3.0015977885176">
                <text:p>3.00159778851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2225277291372">
                <text:p>6.2225277291372</text:p>
              </table:table-cell>
              <table:table-cell office:value-type="float" office:value="0">
                <text:p>0</text:p>
              </table:table-cell>
              <table:table-cell office:value-type="float" office:value="6.9808445700667">
                <text:p>6.9808445700667</text:p>
              </table:table-cell>
              <table:table-cell office:value-type="float" office:value="3.0015977885216">
                <text:p>3.00159778852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2225277291507">
                <text:p>6.2225277291507</text:p>
              </table:table-cell>
              <table:table-cell office:value-type="float" office:value="0">
                <text:p>0</text:p>
              </table:table-cell>
              <table:table-cell office:value-type="float" office:value="6.9808445798036">
                <text:p>6.9808445798036</text:p>
              </table:table-cell>
              <table:table-cell office:value-type="float" office:value="3.0015977885238">
                <text:p>3.00159778852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2225277291642">
                <text:p>6.2225277291642</text:p>
              </table:table-cell>
              <table:table-cell office:value-type="float" office:value="0">
                <text:p>0</text:p>
              </table:table-cell>
              <table:table-cell office:value-type="float" office:value="6.9808445897569">
                <text:p>6.9808445897569</text:p>
              </table:table-cell>
              <table:table-cell office:value-type="float" office:value="3.0015977885261">
                <text:p>3.00159778852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2225277291777">
                <text:p>6.2225277291777</text:p>
              </table:table-cell>
              <table:table-cell office:value-type="float" office:value="0">
                <text:p>0</text:p>
              </table:table-cell>
              <table:table-cell office:value-type="float" office:value="6.9808446026646">
                <text:p>6.9808446026646</text:p>
              </table:table-cell>
              <table:table-cell office:value-type="float" office:value="3.0015977885291">
                <text:p>3.00159778852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2225277291912">
                <text:p>6.2225277291912</text:p>
              </table:table-cell>
              <table:table-cell office:value-type="float" office:value="0">
                <text:p>0</text:p>
              </table:table-cell>
              <table:table-cell office:value-type="float" office:value="6.9808446194946">
                <text:p>6.9808446194946</text:p>
              </table:table-cell>
              <table:table-cell office:value-type="float" office:value="3.0015977885329">
                <text:p>3.00159778853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2225277292047">
                <text:p>6.2225277292047</text:p>
              </table:table-cell>
              <table:table-cell office:value-type="float" office:value="0">
                <text:p>0</text:p>
              </table:table-cell>
              <table:table-cell office:value-type="float" office:value="6.9808446406496">
                <text:p>6.9808446406496</text:p>
              </table:table-cell>
              <table:table-cell office:value-type="float" office:value="3.0015977885377">
                <text:p>3.00159778853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2225277292182">
                <text:p>6.2225277292182</text:p>
              </table:table-cell>
              <table:table-cell office:value-type="float" office:value="0">
                <text:p>0</text:p>
              </table:table-cell>
              <table:table-cell office:value-type="float" office:value="6.9808446662347">
                <text:p>6.9808446662347</text:p>
              </table:table-cell>
              <table:table-cell office:value-type="float" office:value="3.0015977885436">
                <text:p>3.00159778854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2225277292317">
                <text:p>6.2225277292317</text:p>
              </table:table-cell>
              <table:table-cell office:value-type="float" office:value="0">
                <text:p>0</text:p>
              </table:table-cell>
              <table:table-cell office:value-type="float" office:value="6.9808446963816">
                <text:p>6.9808446963816</text:p>
              </table:table-cell>
              <table:table-cell office:value-type="float" office:value="3.0015977885505">
                <text:p>3.00159778855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2225277292452">
                <text:p>6.2225277292452</text:p>
              </table:table-cell>
              <table:table-cell office:value-type="float" office:value="0">
                <text:p>0</text:p>
              </table:table-cell>
              <table:table-cell office:value-type="float" office:value="6.9808447311627">
                <text:p>6.9808447311627</text:p>
              </table:table-cell>
              <table:table-cell office:value-type="float" office:value="3.0015977885585">
                <text:p>3.00159778855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2225277292587">
                <text:p>6.2225277292587</text:p>
              </table:table-cell>
              <table:table-cell office:value-type="float" office:value="0">
                <text:p>0</text:p>
              </table:table-cell>
              <table:table-cell office:value-type="float" office:value="6.98084477073">
                <text:p>6.98084477073</text:p>
              </table:table-cell>
              <table:table-cell office:value-type="float" office:value="3.0015977885675">
                <text:p>3.00159778856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2225277292722">
                <text:p>6.2225277292722</text:p>
              </table:table-cell>
              <table:table-cell office:value-type="float" office:value="0">
                <text:p>0</text:p>
              </table:table-cell>
              <table:table-cell office:value-type="float" office:value="6.9808448152256">
                <text:p>6.9808448152256</text:p>
              </table:table-cell>
              <table:table-cell office:value-type="float" office:value="3.0015977885777">
                <text:p>3.00159778857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subtitle svg:x="7.36cm" svg:y="0.18cm" chart:style-name="ch2">
          <text:p>Areas </text:p>
        </chart:subtitle>
        <chart:legend chart:legend-position="end" svg:x="12.809cm" svg:y="3.955cm" style:legend-expansion="high" chart:style-name="ch3"/>
        <chart:plot-area chart:style-name="ch4" table:cell-range-address="nucleation_conc_tensor.A1:nucleation_conc_tensor.A202 nucleation_conc_tensor.F1:nucleation_conc_tensor.F202 nucleation_conc_tensor.I1:nucleation_conc_tensor.I202" chart:data-source-has-labels="row" svg:x="1.33cm" svg:y="1.043cm" svg:width="10.28cm" svg:height="6.802cm">
          <chartooo:coordinate-region svg:x="1.951cm" svg:y="1.242cm" svg:width="8.481cm" svg:height="5.956cm"/>
          <chart:axis chart:dimension="x" chart:name="primary-x" chart:style-name="ch5">
            <chart:title svg:x="6.108cm" svg:y="8.025cm" chart:style-name="ch6">
              <text:p>time</text:p>
            </chart:title>
          </chart:axis>
          <chart:axis chart:dimension="y" chart:name="primary-y" chart:style-name="ch5">
            <chart:title svg:x="0.451cm" svg:y="4.845cm" chart:style-name="ch7">
              <text:p>Area</text:p>
            </chart:title>
            <chart:grid chart:style-name="ch8" chart:class="major"/>
          </chart:axis>
          <chart:axis chart:dimension="y" chart:name="secondary-y" chart:style-name="ch9">
            <chart:title svg:x="11.929cm" svg:y="5.097cm" chart:style-name="ch7">
              <text:p>eta area</text:p>
            </chart:title>
          </chart:axis>
          <chart:series chart:attached-axis="secondary-y" chart:style-name="ch10" chart:values-cell-range-address="nucleation_conc_tensor.F2:nucleation_conc_tensor.F202" chart:label-cell-address="nucleation_conc_tensor.F1:nucleation_conc_tensor.F1" chart:class="chart:scatter">
            <chart:domain table:cell-range-address="nucleation_conc_tensor.A2:nucleation_conc_tensor.A202"/>
            <chart:data-point chart:repeated="201"/>
          </chart:series>
          <chart:series chart:attached-axis="primary-y" chart:style-name="ch11" chart:values-cell-range-address="nucleation_conc_tensor.I2:nucleation_conc_tensor.I202" chart:label-cell-address="nucleation_conc_tensor.I1:nucleation_conc_tensor.I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ta_precip_area</text:p>
                <draw:g>
                  <svg:desc>nucleation_conc_tensor.F1:nucleation_conc_tensor.F1</svg:desc>
                </draw:g>
              </table:table-cell>
              <table:table-cell office:value-type="string">
                <text:p>precipitate_area</text:p>
                <draw:g>
                  <svg:desc>nucleation_conc_tensor.I1:nucleation_conc_tensor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ucleation_conc_tensor.A2:nucleation_conc_tensor.A202</svg:desc>
                </draw:g>
              </table:table-cell>
              <table:table-cell office:value-type="float" office:value="0">
                <text:p>0</text:p>
                <draw:g>
                  <svg:desc>nucleation_conc_tensor.F2:nucleation_conc_tensor.F202</svg:desc>
                </draw:g>
              </table:table-cell>
              <table:table-cell office:value-type="float" office:value="0">
                <text:p>0</text:p>
                <draw:g>
                  <svg:desc>nucleation_conc_tensor.I2:nucleation_conc_tensor.I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73046875">
                <text:p>0.2373046875</text:p>
              </table:table-cell>
              <table:table-cell office:value-type="float" office:value="12565.43393056">
                <text:p>12565.43393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5283203125">
                <text:p>0.415283203125</text:p>
              </table:table-cell>
              <table:table-cell office:value-type="float" office:value="12296.073691964">
                <text:p>12296.073691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326171875">
                <text:p>0.59326171875</text:p>
              </table:table-cell>
              <table:table-cell office:value-type="float" office:value="11977.214708423">
                <text:p>11977.214708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1240234375">
                <text:p>0.771240234375</text:p>
              </table:table-cell>
              <table:table-cell office:value-type="float" office:value="11596.181182463">
                <text:p>11596.181182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921875">
                <text:p>0.94921875</text:p>
              </table:table-cell>
              <table:table-cell office:value-type="float" office:value="11125.48738585">
                <text:p>11125.48738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27197265625">
                <text:p>1.127197265625</text:p>
              </table:table-cell>
              <table:table-cell office:value-type="float" office:value="10545.075793005">
                <text:p>10545.075793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0517578125">
                <text:p>1.30517578125</text:p>
              </table:table-cell>
              <table:table-cell office:value-type="float" office:value="9886.3834978257">
                <text:p>9886.3834978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83154296875">
                <text:p>1.483154296875</text:p>
              </table:table-cell>
              <table:table-cell office:value-type="float" office:value="9225.5672097342">
                <text:p>9225.5672097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611328125">
                <text:p>1.6611328125</text:p>
              </table:table-cell>
              <table:table-cell office:value-type="float" office:value="8616.076416005">
                <text:p>8616.076416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39111328125">
                <text:p>1.839111328125</text:p>
              </table:table-cell>
              <table:table-cell office:value-type="float" office:value="8062.6225038725">
                <text:p>8062.6225038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1708984375">
                <text:p>2.01708984375</text:p>
              </table:table-cell>
              <table:table-cell office:value-type="float" office:value="7547.7929637083">
                <text:p>7547.7929637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95068359375">
                <text:p>2.195068359375</text:p>
              </table:table-cell>
              <table:table-cell office:value-type="float" office:value="7053.8366739747">
                <text:p>7053.8366739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73046875">
                <text:p>2.373046875</text:p>
              </table:table-cell>
              <table:table-cell office:value-type="float" office:value="6571.5529803176">
                <text:p>6571.5529803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51025390625">
                <text:p>2.551025390625</text:p>
              </table:table-cell>
              <table:table-cell office:value-type="float" office:value="6098.7338096723">
                <text:p>6098.7338096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72900390625">
                <text:p>2.72900390625</text:p>
              </table:table-cell>
              <table:table-cell office:value-type="float" office:value="5636.4728424575">
                <text:p>5636.4728424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906982421875">
                <text:p>2.906982421875</text:p>
              </table:table-cell>
              <table:table-cell office:value-type="float" office:value="5189.9728152927">
                <text:p>5189.9728152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849609375">
                <text:p>3.0849609375</text:p>
              </table:table-cell>
              <table:table-cell office:value-type="float" office:value="4766.2170766">
                <text:p>4766.2170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262939453125">
                <text:p>3.262939453125</text:p>
              </table:table-cell>
              <table:table-cell office:value-type="float" office:value="4369.1573582386">
                <text:p>4369.1573582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44091796875">
                <text:p>3.44091796875</text:p>
              </table:table-cell>
              <table:table-cell office:value-type="float" office:value="3996.9883521739">
                <text:p>3996.9883521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618896484375">
                <text:p>3.618896484375</text:p>
              </table:table-cell>
              <table:table-cell office:value-type="float" office:value="3643.8763569931">
                <text:p>3643.8763569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796875">
                <text:p>3.796875</text:p>
              </table:table-cell>
              <table:table-cell office:value-type="float" office:value="3303.9311265833">
                <text:p>3303.9311265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974853515625">
                <text:p>3.974853515625</text:p>
              </table:table-cell>
              <table:table-cell office:value-type="float" office:value="2972.6906807694">
                <text:p>2972.6906807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15283203125">
                <text:p>4.15283203125</text:p>
              </table:table-cell>
              <table:table-cell office:value-type="float" office:value="2648.7556107469">
                <text:p>2648.7556107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330810546875">
                <text:p>4.330810546875</text:p>
              </table:table-cell>
              <table:table-cell office:value-type="float" office:value="2336.621191108">
                <text:p>2336.621191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5087890625">
                <text:p>4.5087890625</text:p>
              </table:table-cell>
              <table:table-cell office:value-type="float" office:value="2046.6404481228">
                <text:p>2046.6404481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686767578125">
                <text:p>4.686767578125</text:p>
              </table:table-cell>
              <table:table-cell office:value-type="float" office:value="1788.2571919972">
                <text:p>1788.2571919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86474609375">
                <text:p>4.86474609375</text:p>
              </table:table-cell>
              <table:table-cell office:value-type="float" office:value="1562.1990216203">
                <text:p>1562.1990216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042724609375">
                <text:p>5.042724609375</text:p>
              </table:table-cell>
              <table:table-cell office:value-type="float" office:value="1360.0596149843">
                <text:p>1360.0596149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220703125">
                <text:p>5.220703125</text:p>
              </table:table-cell>
              <table:table-cell office:value-type="float" office:value="1168.760733234">
                <text:p>1168.760733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398681640625">
                <text:p>5.398681640625</text:p>
              </table:table-cell>
              <table:table-cell office:value-type="float" office:value="977.08791780127">
                <text:p>977.08791780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57666015625">
                <text:p>5.57666015625</text:p>
              </table:table-cell>
              <table:table-cell office:value-type="float" office:value="785.50149011794">
                <text:p>785.50149011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754638671875">
                <text:p>5.754638671875</text:p>
              </table:table-cell>
              <table:table-cell office:value-type="float" office:value="611.68505196007">
                <text:p>611.68505196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9326171875">
                <text:p>5.9326171875</text:p>
              </table:table-cell>
              <table:table-cell office:value-type="float" office:value="475.39125800202">
                <text:p>475.39125800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0327301025391">
                <text:p>6.0327301025391</text:p>
              </table:table-cell>
              <table:table-cell office:value-type="float" office:value="410.55319021048">
                <text:p>410.55319021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1078147888184">
                <text:p>6.1078147888184</text:p>
              </table:table-cell>
              <table:table-cell office:value-type="float" office:value="375.09609138631">
                <text:p>375.09609138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1500499248505">
                <text:p>6.1500499248505</text:p>
              </table:table-cell>
              <table:table-cell office:value-type="float" office:value="356.73611986935">
                <text:p>356.73611986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1738071888685">
                <text:p>6.1738071888685</text:p>
              </table:table-cell>
              <table:table-cell office:value-type="float" office:value="347.17986766897">
                <text:p>347.17986766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1916251368821">
                <text:p>6.1916251368821</text:p>
              </table:table-cell>
              <table:table-cell office:value-type="float" office:value="341.21256975525">
                <text:p>341.21256975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2016477326397">
                <text:p>6.2016477326397</text:p>
              </table:table-cell>
              <table:table-cell office:value-type="float" office:value="337.92537377715">
                <text:p>337.92537377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2091646794579">
                <text:p>6.2091646794579</text:p>
              </table:table-cell>
              <table:table-cell office:value-type="float" office:value="335.95347831096">
                <text:p>335.9534783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2133929620431">
                <text:p>6.2133929620431</text:p>
              </table:table-cell>
              <table:table-cell office:value-type="float" office:value="335.30071463191">
                <text:p>335.30071463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2165641739821">
                <text:p>6.2165641739821</text:p>
              </table:table-cell>
              <table:table-cell office:value-type="float" office:value="335.15558099423">
                <text:p>335.15558099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2183479806977">
                <text:p>6.2183479806977</text:p>
              </table:table-cell>
              <table:table-cell office:value-type="float" office:value="335.0730041127">
                <text:p>335.0730041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2196858357345">
                <text:p>6.2196858357345</text:p>
              </table:table-cell>
              <table:table-cell office:value-type="float" office:value="339.49066408187">
                <text:p>339.49066408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220689227012">
                <text:p>6.220689227012</text:p>
              </table:table-cell>
              <table:table-cell office:value-type="float" office:value="341.76520125578">
                <text:p>341.76520125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2214417704702">
                <text:p>6.2214417704702</text:p>
              </table:table-cell>
              <table:table-cell office:value-type="float" office:value="339.36052105861">
                <text:p>339.36052105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2218650761654">
                <text:p>6.2218650761654</text:p>
              </table:table-cell>
              <table:table-cell office:value-type="float" office:value="326.97178535722">
                <text:p>326.97178535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222103185619">
                <text:p>6.222103185619</text:p>
              </table:table-cell>
              <table:table-cell office:value-type="float" office:value="326.67825157504">
                <text:p>326.678251575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2222817677091">
                <text:p>6.2222817677091</text:p>
              </table:table-cell>
              <table:table-cell office:value-type="float" office:value="327.27583759078">
                <text:p>327.27583759078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2223822201349">
                <text:p>6.2223822201349</text:p>
              </table:table-cell>
              <table:table-cell office:value-type="float" office:value="327.76411423826">
                <text:p>327.7641142382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2224387246243">
                <text:p>6.2224387246243</text:p>
              </table:table-cell>
              <table:table-cell office:value-type="float" office:value="328.89119438564">
                <text:p>328.89119438564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2224705083996">
                <text:p>6.2224705083996</text:p>
              </table:table-cell>
              <table:table-cell office:value-type="float" office:value="329.41792043462">
                <text:p>329.41792043462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2224943462311">
                <text:p>6.2224943462311</text:p>
              </table:table-cell>
              <table:table-cell office:value-type="float" office:value="330.52335990516">
                <text:p>330.52335990516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2225077550114">
                <text:p>6.2225077550114</text:p>
              </table:table-cell>
              <table:table-cell office:value-type="float" office:value="331.95603966982">
                <text:p>331.95603966982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2225152974502">
                <text:p>6.2225152974502</text:p>
              </table:table-cell>
              <table:table-cell office:value-type="float" office:value="333.66110523113">
                <text:p>333.66110523113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2225195400721">
                <text:p>6.2225195400721</text:p>
              </table:table-cell>
              <table:table-cell office:value-type="float" office:value="335.50040959174">
                <text:p>335.5004095917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2225227220385">
                <text:p>6.2225227220385</text:p>
              </table:table-cell>
              <table:table-cell office:value-type="float" office:value="338.16298679568">
                <text:p>338.16298679568</text:p>
              </table:table-cell>
              <table:table-cell office:value-type="float" office:value="7.0625">
                <text:p>7.0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2225245118946">
                <text:p>6.2225245118946</text:p>
              </table:table-cell>
              <table:table-cell office:value-type="float" office:value="341.1929607234">
                <text:p>341.1929607234</text:p>
              </table:table-cell>
              <table:table-cell office:value-type="float" office:value="9.9375">
                <text:p>9.9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2225258542867">
                <text:p>6.2225258542867</text:p>
              </table:table-cell>
              <table:table-cell office:value-type="float" office:value="345.93789473652">
                <text:p>345.93789473652</text:p>
              </table:table-cell>
              <table:table-cell office:value-type="float" office:value="10.8125">
                <text:p>10.8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2225266093822">
                <text:p>6.2225266093822</text:p>
              </table:table-cell>
              <table:table-cell office:value-type="float" office:value="352.04698159061">
                <text:p>352.04698159061</text:p>
              </table:table-cell>
              <table:table-cell office:value-type="float" office:value="10.8125">
                <text:p>10.8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2225270341235">
                <text:p>6.2225270341235</text:p>
              </table:table-cell>
              <table:table-cell office:value-type="float" office:value="359.30411060621">
                <text:p>359.30411060621</text:p>
              </table:table-cell>
              <table:table-cell office:value-type="float" office:value="11.875">
                <text:p>11.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225272730404">
                <text:p>6.2225272730404</text:p>
              </table:table-cell>
              <table:table-cell office:value-type="float" office:value="367.14335871343">
                <text:p>367.14335871343</text:p>
              </table:table-cell>
              <table:table-cell office:value-type="float" office:value="12.375">
                <text:p>12.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225274522281">
                <text:p>6.2225274522281</text:p>
              </table:table-cell>
              <table:table-cell office:value-type="float" office:value="378.57474793985">
                <text:p>378.57474793985</text:p>
              </table:table-cell>
              <table:table-cell office:value-type="float" office:value="13.375">
                <text:p>13.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2225275530212">
                <text:p>6.2225275530212</text:p>
              </table:table-cell>
              <table:table-cell office:value-type="float" office:value="391.7483625699">
                <text:p>391.7483625699</text:p>
              </table:table-cell>
              <table:table-cell office:value-type="float" office:value="14.875">
                <text:p>14.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222527628616">
                <text:p>6.222527628616</text:p>
              </table:table-cell>
              <table:table-cell office:value-type="float" office:value="413.22188044614">
                <text:p>413.22188044614</text:p>
              </table:table-cell>
              <table:table-cell office:value-type="float" office:value="16.625">
                <text:p>16.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2225276711381">
                <text:p>6.2225276711381</text:p>
              </table:table-cell>
              <table:table-cell office:value-type="float" office:value="443.3737248614">
                <text:p>443.3737248614</text:p>
              </table:table-cell>
              <table:table-cell office:value-type="float" office:value="20.625">
                <text:p>20.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2225276890771">
                <text:p>6.2225276890771</text:p>
              </table:table-cell>
              <table:table-cell office:value-type="float" office:value="469.76969587566">
                <text:p>469.76969587566</text:p>
              </table:table-cell>
              <table:table-cell office:value-type="float" office:value="28.625">
                <text:p>28.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2225276991678">
                <text:p>6.2225276991678</text:p>
              </table:table-cell>
              <table:table-cell office:value-type="float" office:value="492.98419837146">
                <text:p>492.98419837146</text:p>
              </table:table-cell>
              <table:table-cell office:value-type="float" office:value="37.125">
                <text:p>37.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2225277067358">
                <text:p>6.2225277067358</text:p>
              </table:table-cell>
              <table:table-cell office:value-type="float" office:value="517.84895098222">
                <text:p>517.84895098222</text:p>
              </table:table-cell>
              <table:table-cell office:value-type="float" office:value="43.125">
                <text:p>43.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2225277109928">
                <text:p>6.2225277109928</text:p>
              </table:table-cell>
              <table:table-cell office:value-type="float" office:value="538.44173238043">
                <text:p>538.44173238043</text:p>
              </table:table-cell>
              <table:table-cell office:value-type="float" office:value="44.125">
                <text:p>44.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2225277141856">
                <text:p>6.2225277141856</text:p>
              </table:table-cell>
              <table:table-cell office:value-type="float" office:value="557.65844832681">
                <text:p>557.65844832681</text:p>
              </table:table-cell>
              <table:table-cell office:value-type="float" office:value="44.125">
                <text:p>44.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2225277165801">
                <text:p>6.2225277165801</text:p>
              </table:table-cell>
              <table:table-cell office:value-type="float" office:value="575.67339603571">
                <text:p>575.67339603571</text:p>
              </table:table-cell>
              <table:table-cell office:value-type="float" office:value="44.125">
                <text:p>44.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2225277183761">
                <text:p>6.2225277183761</text:p>
              </table:table-cell>
              <table:table-cell office:value-type="float" office:value="592.16645007679">
                <text:p>592.16645007679</text:p>
              </table:table-cell>
              <table:table-cell office:value-type="float" office:value="44.125">
                <text:p>44.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222527719723">
                <text:p>6.222527719723</text:p>
              </table:table-cell>
              <table:table-cell office:value-type="float" office:value="606.83564879891">
                <text:p>606.83564879891</text:p>
              </table:table-cell>
              <table:table-cell office:value-type="float" office:value="45.125">
                <text:p>45.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2225277207332">
                <text:p>6.2225277207332</text:p>
              </table:table-cell>
              <table:table-cell office:value-type="float" office:value="619.51910818585">
                <text:p>619.51910818585</text:p>
              </table:table-cell>
              <table:table-cell office:value-type="float" office:value="46.125">
                <text:p>46.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2225277214909">
                <text:p>6.2225277214909</text:p>
              </table:table-cell>
              <table:table-cell office:value-type="float" office:value="630.20686200992">
                <text:p>630.20686200992</text:p>
              </table:table-cell>
              <table:table-cell office:value-type="float" office:value="46.125">
                <text:p>46.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2225277220591">
                <text:p>6.2225277220591</text:p>
              </table:table-cell>
              <table:table-cell office:value-type="float" office:value="639.01204605054">
                <text:p>639.01204605054</text:p>
              </table:table-cell>
              <table:table-cell office:value-type="float" office:value="47.125">
                <text:p>47.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2225277224853">
                <text:p>6.2225277224853</text:p>
              </table:table-cell>
              <table:table-cell office:value-type="float" office:value="646.12836359601">
                <text:p>646.12836359601</text:p>
              </table:table-cell>
              <table:table-cell office:value-type="float" office:value="47.125">
                <text:p>47.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2225277228049">
                <text:p>6.2225277228049</text:p>
              </table:table-cell>
              <table:table-cell office:value-type="float" office:value="651.78877932627">
                <text:p>651.78877932627</text:p>
              </table:table-cell>
              <table:table-cell office:value-type="float" office:value="47.125">
                <text:p>47.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2225277230447">
                <text:p>6.2225277230447</text:p>
              </table:table-cell>
              <table:table-cell office:value-type="float" office:value="656.23307894312">
                <text:p>656.23307894312</text:p>
              </table:table-cell>
              <table:table-cell office:value-type="float" office:value="48.125">
                <text:p>48.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2225277232844">
                <text:p>6.2225277232844</text:p>
              </table:table-cell>
              <table:table-cell office:value-type="float" office:value="660.86300518572">
                <text:p>660.86300518572</text:p>
              </table:table-cell>
              <table:table-cell office:value-type="float" office:value="49.125">
                <text:p>49.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2225277235241">
                <text:p>6.2225277235241</text:p>
              </table:table-cell>
              <table:table-cell office:value-type="float" office:value="665.6929933107">
                <text:p>665.6929933107</text:p>
              </table:table-cell>
              <table:table-cell office:value-type="float" office:value="49.125">
                <text:p>49.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2225277237638">
                <text:p>6.2225277237638</text:p>
              </table:table-cell>
              <table:table-cell office:value-type="float" office:value="670.73827232041">
                <text:p>670.73827232041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2225277239436">
                <text:p>6.2225277239436</text:p>
              </table:table-cell>
              <table:table-cell office:value-type="float" office:value="674.67240734355">
                <text:p>674.67240734355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2225277241234">
                <text:p>6.2225277241234</text:p>
              </table:table-cell>
              <table:table-cell office:value-type="float" office:value="678.74391038597">
                <text:p>678.74391038597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2225277243032">
                <text:p>6.2225277243032</text:p>
              </table:table-cell>
              <table:table-cell office:value-type="float" office:value="682.96137637832">
                <text:p>682.96137637832</text:p>
              </table:table-cell>
              <table:table-cell office:value-type="float" office:value="52.125">
                <text:p>52.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222527724483">
                <text:p>6.222527724483</text:p>
              </table:table-cell>
              <table:table-cell office:value-type="float" office:value="687.33388241301">
                <text:p>687.33388241301</text:p>
              </table:table-cell>
              <table:table-cell office:value-type="float" office:value="52.125">
                <text:p>52.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2225277246179">
                <text:p>6.2225277246179</text:p>
              </table:table-cell>
              <table:table-cell office:value-type="float" office:value="690.72025311454">
                <text:p>690.72025311454</text:p>
              </table:table-cell>
              <table:table-cell office:value-type="float" office:value="52.125">
                <text:p>52.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2225277247527">
                <text:p>6.2225277247527</text:p>
              </table:table-cell>
              <table:table-cell office:value-type="float" office:value="694.20336759512">
                <text:p>694.20336759512</text:p>
              </table:table-cell>
              <table:table-cell office:value-type="float" office:value="52.125">
                <text:p>52.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2225277248876">
                <text:p>6.2225277248876</text:p>
              </table:table-cell>
              <table:table-cell office:value-type="float" office:value="697.78815663476">
                <text:p>697.78815663476</text:p>
              </table:table-cell>
              <table:table-cell office:value-type="float" office:value="52.125">
                <text:p>52.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2225277250224">
                <text:p>6.2225277250224</text:p>
              </table:table-cell>
              <table:table-cell office:value-type="float" office:value="701.47974534996">
                <text:p>701.47974534996</text:p>
              </table:table-cell>
              <table:table-cell office:value-type="float" office:value="53.125">
                <text:p>53.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2225277251573">
                <text:p>6.2225277251573</text:p>
              </table:table-cell>
              <table:table-cell office:value-type="float" office:value="705.28357366238">
                <text:p>705.28357366238</text:p>
              </table:table-cell>
              <table:table-cell office:value-type="float" office:value="53.125">
                <text:p>53.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2225277252921">
                <text:p>6.2225277252921</text:p>
              </table:table-cell>
              <table:table-cell office:value-type="float" office:value="709.20545968031">
                <text:p>709.20545968031</text:p>
              </table:table-cell>
              <table:table-cell office:value-type="float" office:value="53.125">
                <text:p>53.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2225277253932">
                <text:p>6.2225277253932</text:p>
              </table:table-cell>
              <table:table-cell office:value-type="float" office:value="712.22769920471">
                <text:p>712.22769920471</text:p>
              </table:table-cell>
              <table:table-cell office:value-type="float" office:value="53.125">
                <text:p>53.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2225277254944">
                <text:p>6.2225277254944</text:p>
              </table:table-cell>
              <table:table-cell office:value-type="float" office:value="715.32240733697">
                <text:p>715.32240733697</text:p>
              </table:table-cell>
              <table:table-cell office:value-type="float" office:value="53.125">
                <text:p>53.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2225277255955">
                <text:p>6.2225277255955</text:p>
              </table:table-cell>
              <table:table-cell office:value-type="float" office:value="718.49267356162">
                <text:p>718.49267356162</text:p>
              </table:table-cell>
              <table:table-cell office:value-type="float" office:value="53.125">
                <text:p>53.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2225277256967">
                <text:p>6.2225277256967</text:p>
              </table:table-cell>
              <table:table-cell office:value-type="float" office:value="721.74167300983">
                <text:p>721.74167300983</text:p>
              </table:table-cell>
              <table:table-cell office:value-type="float" office:value="53.125">
                <text:p>53.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2225277257978">
                <text:p>6.2225277257978</text:p>
              </table:table-cell>
              <table:table-cell office:value-type="float" office:value="725.0727371372">
                <text:p>725.0727371372</text:p>
              </table:table-cell>
              <table:table-cell office:value-type="float" office:value="53.125">
                <text:p>53.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2225277258989">
                <text:p>6.2225277258989</text:p>
              </table:table-cell>
              <table:table-cell office:value-type="float" office:value="728.48938705745">
                <text:p>728.48938705745</text:p>
              </table:table-cell>
              <table:table-cell office:value-type="float" office:value="53.125">
                <text:p>53.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2225277260001">
                <text:p>6.2225277260001</text:p>
              </table:table-cell>
              <table:table-cell office:value-type="float" office:value="731.99535548223">
                <text:p>731.99535548223</text:p>
              </table:table-cell>
              <table:table-cell office:value-type="float" office:value="57.125">
                <text:p>57.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2225277261012">
                <text:p>6.2225277261012</text:p>
              </table:table-cell>
              <table:table-cell office:value-type="float" office:value="735.59460598181">
                <text:p>735.59460598181</text:p>
              </table:table-cell>
              <table:table-cell office:value-type="float" office:value="57.125">
                <text:p>57.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222527726177">
                <text:p>6.222527726177</text:p>
              </table:table-cell>
              <table:table-cell office:value-type="float" office:value="738.35752393123">
                <text:p>738.35752393123</text:p>
              </table:table-cell>
              <table:table-cell office:value-type="float" office:value="57.125">
                <text:p>57.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2225277262529">
                <text:p>6.2225277262529</text:p>
              </table:table-cell>
              <table:table-cell office:value-type="float" office:value="741.17699243666">
                <text:p>741.17699243666</text:p>
              </table:table-cell>
              <table:table-cell office:value-type="float" office:value="57.125">
                <text:p>57.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2225277263287">
                <text:p>6.2225277263287</text:p>
              </table:table-cell>
              <table:table-cell office:value-type="float" office:value="744.05506485115">
                <text:p>744.05506485115</text:p>
              </table:table-cell>
              <table:table-cell office:value-type="float" office:value="57.125">
                <text:p>57.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2225277264046">
                <text:p>6.2225277264046</text:p>
              </table:table-cell>
              <table:table-cell office:value-type="float" office:value="746.99383281992">
                <text:p>746.99383281992</text:p>
              </table:table-cell>
              <table:table-cell office:value-type="float" office:value="57.125">
                <text:p>57.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2225277264805">
                <text:p>6.2225277264805</text:p>
              </table:table-cell>
              <table:table-cell office:value-type="float" office:value="749.99547165301">
                <text:p>749.99547165301</text:p>
              </table:table-cell>
              <table:table-cell office:value-type="float" office:value="57.125">
                <text:p>57.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2225277265563">
                <text:p>6.2225277265563</text:p>
              </table:table-cell>
              <table:table-cell office:value-type="float" office:value="753.06226000696">
                <text:p>753.06226000696</text:p>
              </table:table-cell>
              <table:table-cell office:value-type="float" office:value="57.125">
                <text:p>57.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2225277266322">
                <text:p>6.2225277266322</text:p>
              </table:table-cell>
              <table:table-cell office:value-type="float" office:value="756.196591438">
                <text:p>756.196591438</text:p>
              </table:table-cell>
              <table:table-cell office:value-type="float" office:value="57.125">
                <text:p>57.1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222527726708">
                <text:p>6.222527726708</text:p>
              </table:table-cell>
              <table:table-cell office:value-type="float" office:value="759.40098368024">
                <text:p>759.40098368024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2225277267839">
                <text:p>6.2225277267839</text:p>
              </table:table-cell>
              <table:table-cell office:value-type="float" office:value="762.67808763369">
                <text:p>762.67808763369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2225277268407">
                <text:p>6.2225277268407</text:p>
              </table:table-cell>
              <table:table-cell office:value-type="float" office:value="765.18513502716">
                <text:p>765.18513502716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2225277268976">
                <text:p>6.2225277268976</text:p>
              </table:table-cell>
              <table:table-cell office:value-type="float" office:value="767.73578011802">
                <text:p>767.73578011802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2225277269545">
                <text:p>6.2225277269545</text:p>
              </table:table-cell>
              <table:table-cell office:value-type="float" office:value="770.33136541039">
                <text:p>770.33136541039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2225277270114">
                <text:p>6.2225277270114</text:p>
              </table:table-cell>
              <table:table-cell office:value-type="float" office:value="772.97324781831">
                <text:p>772.97324781831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2225277270683">
                <text:p>6.2225277270683</text:p>
              </table:table-cell>
              <table:table-cell office:value-type="float" office:value="775.66282768926">
                <text:p>775.66282768926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2225277271252">
                <text:p>6.2225277271252</text:p>
              </table:table-cell>
              <table:table-cell office:value-type="float" office:value="778.40156055383">
                <text:p>778.40156055383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2225277271821">
                <text:p>6.2225277271821</text:p>
              </table:table-cell>
              <table:table-cell office:value-type="float" office:value="781.19096329846">
                <text:p>781.19096329846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222527727239">
                <text:p>6.222527727239</text:p>
              </table:table-cell>
              <table:table-cell office:value-type="float" office:value="784.03261864787">
                <text:p>784.03261864787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2225277272959">
                <text:p>6.2225277272959</text:p>
              </table:table-cell>
              <table:table-cell office:value-type="float" office:value="786.92817925744">
                <text:p>786.92817925744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2225277273527">
                <text:p>6.2225277273527</text:p>
              </table:table-cell>
              <table:table-cell office:value-type="float" office:value="789.87937186396">
                <text:p>789.87937186396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2225277273954">
                <text:p>6.2225277273954</text:p>
              </table:table-cell>
              <table:table-cell office:value-type="float" office:value="792.13024668138">
                <text:p>792.13024668138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2225277274381">
                <text:p>6.2225277274381</text:p>
              </table:table-cell>
              <table:table-cell office:value-type="float" office:value="794.41415365799">
                <text:p>794.41415365799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2225277274807">
                <text:p>6.2225277274807</text:p>
              </table:table-cell>
              <table:table-cell office:value-type="float" office:value="796.73194977763">
                <text:p>796.73194977763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2225277275234">
                <text:p>6.2225277275234</text:p>
              </table:table-cell>
              <table:table-cell office:value-type="float" office:value="799.08449528428">
                <text:p>799.08449528428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225277275661">
                <text:p>6.2225277275661</text:p>
              </table:table-cell>
              <table:table-cell office:value-type="float" office:value="801.4726719636">
                <text:p>801.4726719636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2225277276087">
                <text:p>6.2225277276087</text:p>
              </table:table-cell>
              <table:table-cell office:value-type="float" office:value="803.89739015291">
                <text:p>803.89739015291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2225277276514">
                <text:p>6.2225277276514</text:p>
              </table:table-cell>
              <table:table-cell office:value-type="float" office:value="806.35959206353">
                <text:p>806.35959206353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2225277276941">
                <text:p>6.2225277276941</text:p>
              </table:table-cell>
              <table:table-cell office:value-type="float" office:value="808.86025393795">
                <text:p>808.86025393795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2225277277367">
                <text:p>6.2225277277367</text:p>
              </table:table-cell>
              <table:table-cell office:value-type="float" office:value="811.40038788277">
                <text:p>811.40038788277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2225277277794">
                <text:p>6.2225277277794</text:p>
              </table:table-cell>
              <table:table-cell office:value-type="float" office:value="813.98104365942">
                <text:p>813.98104365942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2225277278221">
                <text:p>6.2225277278221</text:p>
              </table:table-cell>
              <table:table-cell office:value-type="float" office:value="816.60331053112">
                <text:p>816.60331053112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2225277278647">
                <text:p>6.2225277278647</text:p>
              </table:table-cell>
              <table:table-cell office:value-type="float" office:value="819.26831920513">
                <text:p>819.26831920513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2225277278967">
                <text:p>6.2225277278967</text:p>
              </table:table-cell>
              <table:table-cell office:value-type="float" office:value="821.29575772473">
                <text:p>821.29575772473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2225277279287">
                <text:p>6.2225277279287</text:p>
              </table:table-cell>
              <table:table-cell office:value-type="float" office:value="823.34836763491">
                <text:p>823.34836763491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2225277279607">
                <text:p>6.2225277279607</text:p>
              </table:table-cell>
              <table:table-cell office:value-type="float" office:value="825.42670068301">
                <text:p>825.42670068301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2225277279927">
                <text:p>6.2225277279927</text:p>
              </table:table-cell>
              <table:table-cell office:value-type="float" office:value="827.53130755261">
                <text:p>827.53130755261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2225277280247">
                <text:p>6.2225277280247</text:p>
              </table:table-cell>
              <table:table-cell office:value-type="float" office:value="829.66274955636">
                <text:p>829.66274955636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2225277280567">
                <text:p>6.2225277280567</text:p>
              </table:table-cell>
              <table:table-cell office:value-type="float" office:value="831.82160294367">
                <text:p>831.82160294367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2225277280887">
                <text:p>6.2225277280887</text:p>
              </table:table-cell>
              <table:table-cell office:value-type="float" office:value="834.00846077679">
                <text:p>834.00846077679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2225277281207">
                <text:p>6.2225277281207</text:p>
              </table:table-cell>
              <table:table-cell office:value-type="float" office:value="836.22393402033">
                <text:p>836.22393402033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2225277281527">
                <text:p>6.2225277281527</text:p>
              </table:table-cell>
              <table:table-cell office:value-type="float" office:value="838.4686523935">
                <text:p>838.4686523935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2225277281847">
                <text:p>6.2225277281847</text:p>
              </table:table-cell>
              <table:table-cell office:value-type="float" office:value="840.74326516724">
                <text:p>840.74326516724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2225277282167">
                <text:p>6.2225277282167</text:p>
              </table:table-cell>
              <table:table-cell office:value-type="float" office:value="843.0484419686">
                <text:p>843.0484419686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2225277282487">
                <text:p>6.2225277282487</text:p>
              </table:table-cell>
              <table:table-cell office:value-type="float" office:value="845.38487361434">
                <text:p>845.38487361434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2225277282807">
                <text:p>6.2225277282807</text:p>
              </table:table-cell>
              <table:table-cell office:value-type="float" office:value="847.75327298325">
                <text:p>847.75327298325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2225277283047">
                <text:p>6.2225277283047</text:p>
              </table:table-cell>
              <table:table-cell office:value-type="float" office:value="849.55094814191">
                <text:p>849.55094814191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2225277283287">
                <text:p>6.2225277283287</text:p>
              </table:table-cell>
              <table:table-cell office:value-type="float" office:value="851.36731155511">
                <text:p>851.36731155511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2225277283527">
                <text:p>6.2225277283527</text:p>
              </table:table-cell>
              <table:table-cell office:value-type="float" office:value="853.20270582522">
                <text:p>853.20270582522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2225277283767">
                <text:p>6.2225277283767</text:p>
              </table:table-cell>
              <table:table-cell office:value-type="float" office:value="855.05747114833">
                <text:p>855.05747114833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2225277284007">
                <text:p>6.2225277284007</text:p>
              </table:table-cell>
              <table:table-cell office:value-type="float" office:value="856.93195255688">
                <text:p>856.93195255688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2225277284247">
                <text:p>6.2225277284247</text:p>
              </table:table-cell>
              <table:table-cell office:value-type="float" office:value="858.82650250741">
                <text:p>858.82650250741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2225277284487">
                <text:p>6.2225277284487</text:p>
              </table:table-cell>
              <table:table-cell office:value-type="float" office:value="860.74148192912">
                <text:p>860.74148192912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2225277284727">
                <text:p>6.2225277284727</text:p>
              </table:table-cell>
              <table:table-cell office:value-type="float" office:value="862.67726076843">
                <text:p>862.67726076843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2225277284967">
                <text:p>6.2225277284967</text:p>
              </table:table-cell>
              <table:table-cell office:value-type="float" office:value="864.63421837497">
                <text:p>864.63421837497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2225277285207">
                <text:p>6.2225277285207</text:p>
              </table:table-cell>
              <table:table-cell office:value-type="float" office:value="866.61274384152">
                <text:p>866.61274384152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2225277285447">
                <text:p>6.2225277285447</text:p>
              </table:table-cell>
              <table:table-cell office:value-type="float" office:value="868.61323633863">
                <text:p>868.61323633863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2225277285687">
                <text:p>6.2225277285687</text:p>
              </table:table-cell>
              <table:table-cell office:value-type="float" office:value="870.63610545627">
                <text:p>870.63610545627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2225277285927">
                <text:p>6.2225277285927</text:p>
              </table:table-cell>
              <table:table-cell office:value-type="float" office:value="872.68177155732">
                <text:p>872.68177155732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2225277286167">
                <text:p>6.2225277286167</text:p>
              </table:table-cell>
              <table:table-cell office:value-type="float" office:value="874.75066614507">
                <text:p>874.75066614507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2225277286407">
                <text:p>6.2225277286407</text:p>
              </table:table-cell>
              <table:table-cell office:value-type="float" office:value="876.8432322459">
                <text:p>876.8432322459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2225277286647">
                <text:p>6.2225277286647</text:p>
              </table:table-cell>
              <table:table-cell office:value-type="float" office:value="878.95992480795">
                <text:p>878.95992480795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2225277286827">
                <text:p>6.2225277286827</text:p>
              </table:table-cell>
              <table:table-cell office:value-type="float" office:value="880.56352936526">
                <text:p>880.56352936526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2225277287007">
                <text:p>6.2225277287007</text:p>
              </table:table-cell>
              <table:table-cell office:value-type="float" office:value="882.18115302123">
                <text:p>882.18115302123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2225277287187">
                <text:p>6.2225277287187</text:p>
              </table:table-cell>
              <table:table-cell office:value-type="float" office:value="883.81301169624">
                <text:p>883.81301169624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2225277287367">
                <text:p>6.2225277287367</text:p>
              </table:table-cell>
              <table:table-cell office:value-type="float" office:value="885.45931889733">
                <text:p>885.45931889733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2225277287547">
                <text:p>6.2225277287547</text:p>
              </table:table-cell>
              <table:table-cell office:value-type="float" office:value="887.12029028446">
                <text:p>887.12029028446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2225277287727">
                <text:p>6.2225277287727</text:p>
              </table:table-cell>
              <table:table-cell office:value-type="float" office:value="888.79614526788">
                <text:p>888.79614526788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2225277287907">
                <text:p>6.2225277287907</text:p>
              </table:table-cell>
              <table:table-cell office:value-type="float" office:value="890.4871076214">
                <text:p>890.4871076214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2225277288087">
                <text:p>6.2225277288087</text:p>
              </table:table-cell>
              <table:table-cell office:value-type="float" office:value="892.19340577129">
                <text:p>892.19340577129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2225277288267">
                <text:p>6.2225277288267</text:p>
              </table:table-cell>
              <table:table-cell office:value-type="float" office:value="893.91527297998">
                <text:p>893.91527297998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2225277288447">
                <text:p>6.2225277288447</text:p>
              </table:table-cell>
              <table:table-cell office:value-type="float" office:value="895.65294749888">
                <text:p>895.65294749888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2225277288627">
                <text:p>6.2225277288627</text:p>
              </table:table-cell>
              <table:table-cell office:value-type="float" office:value="897.40667271222">
                <text:p>897.40667271222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2225277288807">
                <text:p>6.2225277288807</text:p>
              </table:table-cell>
              <table:table-cell office:value-type="float" office:value="899.17669728238">
                <text:p>899.17669728238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2225277288987">
                <text:p>6.2225277288987</text:p>
              </table:table-cell>
              <table:table-cell office:value-type="float" office:value="900.96327529877">
                <text:p>900.96327529877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2225277289167">
                <text:p>6.2225277289167</text:p>
              </table:table-cell>
              <table:table-cell office:value-type="float" office:value="902.76666643132">
                <text:p>902.76666643132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2225277289347">
                <text:p>6.2225277289347</text:p>
              </table:table-cell>
              <table:table-cell office:value-type="float" office:value="904.58713608914">
                <text:p>904.58713608914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2225277289527">
                <text:p>6.2225277289527</text:p>
              </table:table-cell>
              <table:table-cell office:value-type="float" office:value="906.42495558474">
                <text:p>906.42495558474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2225277289707">
                <text:p>6.2225277289707</text:p>
              </table:table-cell>
              <table:table-cell office:value-type="float" office:value="908.28040230389">
                <text:p>908.28040230389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2225277289887">
                <text:p>6.2225277289887</text:p>
              </table:table-cell>
              <table:table-cell office:value-type="float" office:value="910.1537598814">
                <text:p>910.1537598814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2225277290022">
                <text:p>6.2225277290022</text:p>
              </table:table-cell>
              <table:table-cell office:value-type="float" office:value="911.57068867007">
                <text:p>911.57068867007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2225277290157">
                <text:p>6.2225277290157</text:p>
              </table:table-cell>
              <table:table-cell office:value-type="float" office:value="912.99797005273">
                <text:p>912.99797005273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2225277290292">
                <text:p>6.2225277290292</text:p>
              </table:table-cell>
              <table:table-cell office:value-type="float" office:value="914.43573718053">
                <text:p>914.43573718053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2225277290427">
                <text:p>6.2225277290427</text:p>
              </table:table-cell>
              <table:table-cell office:value-type="float" office:value="915.88412123799">
                <text:p>915.88412123799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2225277290562">
                <text:p>6.2225277290562</text:p>
              </table:table-cell>
              <table:table-cell office:value-type="float" office:value="917.34325426454">
                <text:p>917.34325426454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2225277290697">
                <text:p>6.2225277290697</text:p>
              </table:table-cell>
              <table:table-cell office:value-type="float" office:value="918.81327012653">
                <text:p>918.81327012653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2225277290832">
                <text:p>6.2225277290832</text:p>
              </table:table-cell>
              <table:table-cell office:value-type="float" office:value="920.29430487536">
                <text:p>920.29430487536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2225277290967">
                <text:p>6.2225277290967</text:p>
              </table:table-cell>
              <table:table-cell office:value-type="float" office:value="921.78649690219">
                <text:p>921.78649690219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2225277291102">
                <text:p>6.2225277291102</text:p>
              </table:table-cell>
              <table:table-cell office:value-type="float" office:value="923.2899870262">
                <text:p>923.2899870262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2225277291237">
                <text:p>6.2225277291237</text:p>
              </table:table-cell>
              <table:table-cell office:value-type="float" office:value="924.80491856171">
                <text:p>924.80491856171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2225277291372">
                <text:p>6.2225277291372</text:p>
              </table:table-cell>
              <table:table-cell office:value-type="float" office:value="926.33143737894">
                <text:p>926.33143737894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2225277291507">
                <text:p>6.2225277291507</text:p>
              </table:table-cell>
              <table:table-cell office:value-type="float" office:value="927.86969196521">
                <text:p>927.86969196521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2225277291642">
                <text:p>6.2225277291642</text:p>
              </table:table-cell>
              <table:table-cell office:value-type="float" office:value="929.41983348529">
                <text:p>929.41983348529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2225277291777">
                <text:p>6.2225277291777</text:p>
              </table:table-cell>
              <table:table-cell office:value-type="float" office:value="930.98201584408">
                <text:p>930.98201584408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2225277291912">
                <text:p>6.2225277291912</text:p>
              </table:table-cell>
              <table:table-cell office:value-type="float" office:value="932.55639575085">
                <text:p>932.55639575085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2225277292047">
                <text:p>6.2225277292047</text:p>
              </table:table-cell>
              <table:table-cell office:value-type="float" office:value="934.14313278538">
                <text:p>934.14313278538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2225277292182">
                <text:p>6.2225277292182</text:p>
              </table:table-cell>
              <table:table-cell office:value-type="float" office:value="935.74238946588">
                <text:p>935.74238946588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2225277292317">
                <text:p>6.2225277292317</text:p>
              </table:table-cell>
              <table:table-cell office:value-type="float" office:value="937.35433131895">
                <text:p>937.35433131895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2225277292452">
                <text:p>6.2225277292452</text:p>
              </table:table-cell>
              <table:table-cell office:value-type="float" office:value="938.97912695159">
                <text:p>938.97912695159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2225277292587">
                <text:p>6.2225277292587</text:p>
              </table:table-cell>
              <table:table-cell office:value-type="float" office:value="940.61694812524">
                <text:p>940.61694812524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2225277292722">
                <text:p>6.2225277292722</text:p>
              </table:table-cell>
              <table:table-cell office:value-type="float" office:value="942.26796983214">
                <text:p>942.26796983214</text:p>
              </table:table-cell>
              <table:table-cell office:value-type="float" office:value="59.125">
                <text:p>59.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